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01mm" svg:height="89.96mm" svg:x="216.29mm" svg:y="90.67mm">
            <loext:p draw:notify-on-update-of-ranges="Sheet1.H19:Sheet1.H28 Sheet1.I19:Sheet1.I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3.17mm" svg:height="74.88mm" svg:x="221.86mm" svg:y="0mm">
            <loext:p draw:notify-on-update-of-ranges="Sheet1.H3:Sheet1.H12 Sheet1.I2:Sheet1.I2 Sheet1.I3:Sheet1.I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04.21mm" svg:y="217.74mm">
            <loext:p draw:notify-on-update-of-ranges="Sheet1.H50:Sheet1.H59 Sheet1.I49:Sheet1.I49 Sheet1.I50:Sheet1.I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05.19mm" svg:y="306.04mm">
            <loext:p draw:notify-on-update-of-ranges="Sheet1.E64:Sheet1.E73 Sheet1.F64:Sheet1.F73 Sheet1.E64:Sheet1.E73 Sheet1.G64:Sheet1.G7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1mm" svg:height="89.96mm" svg:x="332.26mm" svg:y="424.47mm">
            <loext:p draw:notify-on-update-of-ranges="Sheet1.C106:Sheet1.C115 Sheet1.D106:Sheet1.D115 Sheet1.C106:Sheet1.C115 Sheet1.E106:Sheet1.E1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9.99mm" svg:height="89.99mm" svg:x="160.67mm" svg:y="420.94mm">
            <loext:p draw:notify-on-update-of-ranges="Sheet1.G94:Sheet1.G103 Sheet1.H94:Sheet1.H10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159.66mm" svg:height="90.31mm" svg:x="228.2mm" svg:y="539.81mm">
            <loext:p draw:notify-on-update-of-ranges="Sheet1.G124:Sheet1.G133 Sheet1.H123:Sheet1.H123 Sheet1.H124:Sheet1.H133 Sheet1.G124:Sheet1.G133 Sheet1.I123:Sheet1.I123 Sheet1.I124:Sheet1.I13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59.99mm" svg:height="89.99mm" svg:x="225.18mm" svg:y="640.94mm">
            <loext:p draw:notify-on-update-of-ranges="Sheet1.G148:Sheet1.G157 Sheet1.H147:Sheet1.H147 Sheet1.H148:Sheet1.H157 Sheet1.G148:Sheet1.G157 Sheet1.I147:Sheet1.I147 Sheet1.I148:Sheet1.I15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style-name="gr1" draw:text-style-name="P1" svg:width="159.99mm" svg:height="89.99mm" svg:x="204.21mm" svg:y="764.12mm">
            <loext:p draw:notify-on-update-of-ranges="Sheet1.G171:Sheet1.G191 Sheet1.H170:Sheet1.H170 Sheet1.H171:Sheet1.H191 Sheet1.G171:Sheet1.G191 Sheet1.I170:Sheet1.I170 Sheet1.I171:Sheet1.I19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ccoun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anyons </text:p>
          </table:table-cell>
          <table:table-cell office:value-type="string" calcext:value-type="string">
            <text:p><text:s/>CorrLen 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<text:s/>Avg man dist</text:p>
          </table:table-cell>
          <table:table-cell office:value-type="string" calcext:value-type="string">
            <text:p><text:s/>Avg Match Dist</text:p>
          </table:table-cell>
          <table:table-cell office:value-type="string" calcext:value-type="string">
            <text:p><text:s/>expected len</text:p>
          </table:table-cell>
          <table:table-cell office:value-type="string" calcext:value-type="string">
            <text:p>average failure ra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06" calcext:value-type="float">
            <text:p>0.406</text:p>
          </table:table-cell>
          <table:table-cell office:value-type="float" office:value="0.2006" calcext:value-type="float">
            <text:p>0.2006</text:p>
          </table:table-cell>
          <table:table-cell office:value-type="float" office:value="29.2021283622" calcext:value-type="float">
            <text:p>29.2021283622</text:p>
          </table:table-cell>
          <table:table-cell office:value-type="float" office:value="5.54536448686" calcext:value-type="float">
            <text:p>5.54536448686</text:p>
          </table:table-cell>
          <table:table-cell office:value-type="float" office:value="6" calcext:value-type="float">
            <text:p>6</text:p>
          </table:table-cell>
          <table:table-cell table:formula="of:=AVERAGE([.D3:.E3])" office:value-type="float" office:value="0.3033" calcext:value-type="float">
            <text:p>0.3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1962" calcext:value-type="float">
            <text:p>0.1962</text:p>
          </table:table-cell>
          <table:table-cell office:value-type="float" office:value="29.2246157737" calcext:value-type="float">
            <text:p>29.2246157737</text:p>
          </table:table-cell>
          <table:table-cell office:value-type="float" office:value="5.53149060653" calcext:value-type="float">
            <text:p>5.53149060653</text:p>
          </table:table-cell>
          <table:table-cell office:value-type="float" office:value="2" calcext:value-type="float">
            <text:p>2</text:p>
          </table:table-cell>
          <table:table-cell table:formula="of:=AVERAGE([.D4:.E4])" office:value-type="float" office:value="0.30445" calcext:value-type="float">
            <text:p>0.30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14" calcext:value-type="float">
            <text:p>0.414</text:p>
          </table:table-cell>
          <table:table-cell office:value-type="float" office:value="0.2051" calcext:value-type="float">
            <text:p>0.2051</text:p>
          </table:table-cell>
          <table:table-cell office:value-type="float" office:value="29.2146821886" calcext:value-type="float">
            <text:p>29.2146821886</text:p>
          </table:table-cell>
          <table:table-cell office:value-type="float" office:value="5.53256913175" calcext:value-type="float">
            <text:p>5.53256913175</text:p>
          </table:table-cell>
          <table:table-cell office:value-type="float" office:value="5" calcext:value-type="float">
            <text:p>5</text:p>
          </table:table-cell>
          <table:table-cell table:formula="of:=AVERAGE([.D5:.E5])" office:value-type="float" office:value="0.30955" calcext:value-type="float">
            <text:p>0.30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18" calcext:value-type="float">
            <text:p>0.418</text:p>
          </table:table-cell>
          <table:table-cell office:value-type="float" office:value="0.2031" calcext:value-type="float">
            <text:p>0.2031</text:p>
          </table:table-cell>
          <table:table-cell office:value-type="float" office:value="29.2141124849" calcext:value-type="float">
            <text:p>29.2141124849</text:p>
          </table:table-cell>
          <table:table-cell office:value-type="float" office:value="5.53244109209" calcext:value-type="float">
            <text:p>5.53244109209</text:p>
          </table:table-cell>
          <table:table-cell office:value-type="float" office:value="4" calcext:value-type="float">
            <text:p>4</text:p>
          </table:table-cell>
          <table:table-cell table:formula="of:=AVERAGE([.D6:.E6])" office:value-type="float" office:value="0.31055" calcext:value-type="float">
            <text:p>0.31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1954" calcext:value-type="float">
            <text:p>0.1954</text:p>
          </table:table-cell>
          <table:table-cell office:value-type="float" office:value="29.18021462" calcext:value-type="float">
            <text:p>29.18021462</text:p>
          </table:table-cell>
          <table:table-cell office:value-type="float" office:value="5.54668927092" calcext:value-type="float">
            <text:p>5.54668927092</text:p>
          </table:table-cell>
          <table:table-cell office:value-type="float" office:value="8" calcext:value-type="float">
            <text:p>8</text:p>
          </table:table-cell>
          <table:table-cell table:formula="of:=AVERAGE([.D7:.E7])" office:value-type="float" office:value="0.30745" calcext:value-type="float">
            <text:p>0.30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08" calcext:value-type="float">
            <text:p>0.208</text:p>
          </table:table-cell>
          <table:table-cell office:value-type="float" office:value="29.1862121873" calcext:value-type="float">
            <text:p>29.1862121873</text:p>
          </table:table-cell>
          <table:table-cell office:value-type="float" office:value="5.5475236377" calcext:value-type="float">
            <text:p>5.5475236377</text:p>
          </table:table-cell>
          <table:table-cell office:value-type="float" office:value="9" calcext:value-type="float">
            <text:p>9</text:p>
          </table:table-cell>
          <table:table-cell table:formula="of:=AVERAGE([.D8:.E8])" office:value-type="float" office:value="0.31405" calcext:value-type="float">
            <text:p>0.314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22" calcext:value-type="float">
            <text:p>0.422</text:p>
          </table:table-cell>
          <table:table-cell office:value-type="float" office:value="0.2065" calcext:value-type="float">
            <text:p>0.2065</text:p>
          </table:table-cell>
          <table:table-cell office:value-type="float" office:value="29.2309946461" calcext:value-type="float">
            <text:p>29.2309946461</text:p>
          </table:table-cell>
          <table:table-cell office:value-type="float" office:value="5.54312477131" calcext:value-type="float">
            <text:p>5.54312477131</text:p>
          </table:table-cell>
          <table:table-cell office:value-type="float" office:value="3" calcext:value-type="float">
            <text:p>3</text:p>
          </table:table-cell>
          <table:table-cell table:formula="of:=AVERAGE([.D9:.E9])" office:value-type="float" office:value="0.31425" calcext:value-type="float">
            <text:p>0.31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1978" calcext:value-type="float">
            <text:p>0.1978</text:p>
          </table:table-cell>
          <table:table-cell office:value-type="float" office:value="29.220290786" calcext:value-type="float">
            <text:p>29.220290786</text:p>
          </table:table-cell>
          <table:table-cell office:value-type="float" office:value="5.52514336042" calcext:value-type="float">
            <text:p>5.52514336042</text:p>
          </table:table-cell>
          <table:table-cell office:value-type="float" office:value="0" calcext:value-type="float">
            <text:p>0</text:p>
          </table:table-cell>
          <table:table-cell table:formula="of:=AVERAGE([.D10:.E10])" office:value-type="float" office:value="0.3125" calcext:value-type="float">
            <text:p>0.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2037" calcext:value-type="float">
            <text:p>0.2037</text:p>
          </table:table-cell>
          <table:table-cell office:value-type="float" office:value="29.2234419758" calcext:value-type="float">
            <text:p>29.2234419758</text:p>
          </table:table-cell>
          <table:table-cell office:value-type="float" office:value="5.53201903516" calcext:value-type="float">
            <text:p>5.53201903516</text:p>
          </table:table-cell>
          <table:table-cell office:value-type="float" office:value="1" calcext:value-type="float">
            <text:p>1</text:p>
          </table:table-cell>
          <table:table-cell table:formula="of:=AVERAGE([.D11:.E11])" office:value-type="float" office:value="0.3172" calcext:value-type="float">
            <text:p>0.3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351" calcext:value-type="float">
            <text:p>0.4351</text:p>
          </table:table-cell>
          <table:table-cell office:value-type="float" office:value="0.218" calcext:value-type="float">
            <text:p>0.218</text:p>
          </table:table-cell>
          <table:table-cell office:value-type="float" office:value="29.1835190189" calcext:value-type="float">
            <text:p>29.1835190189</text:p>
          </table:table-cell>
          <table:table-cell office:value-type="float" office:value="5.54368400029" calcext:value-type="float">
            <text:p>5.54368400029</text:p>
          </table:table-cell>
          <table:table-cell office:value-type="float" office:value="7" calcext:value-type="float">
            <text:p>7</text:p>
          </table:table-cell>
          <table:table-cell table:formula="of:=AVERAGE([.D12:.E12])" office:value-type="float" office:value="0.32655" calcext:value-type="float">
            <text:p>0.32655</text:p>
          </table:table-cell>
          <table:table-cell table:number-columns-repeated="3"/>
        </table:table-row>
        <table:table-row table:style-name="ro1" table:number-rows-repeated="8">
          <table:table-cell table:number-columns-repeated="12"/>
        </table:table-row>
        <table:table-row table:style-name="ro1">
          <table:table-cell/>
          <table:table-cell office:value-type="string" calcext:value-type="string">
            <text:p>not accoun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anyons </text:p>
          </table:table-cell>
          <table:table-cell office:value-type="string" calcext:value-type="string">
            <text:p><text:s/>CorrLen 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<text:s/>Avg man dist</text:p>
          </table:table-cell>
          <table:table-cell office:value-type="string" calcext:value-type="string">
            <text:p><text:s/>Avg Match Dist</text:p>
          </table:table-cell>
          <table:table-cell office:value-type="string" calcext:value-type="string">
            <text:p><text:s/>expected l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2158" calcext:value-type="float">
            <text:p>0.2158</text:p>
          </table:table-cell>
          <table:table-cell office:value-type="float" office:value="29.2315848815" calcext:value-type="float">
            <text:p>29.2315848815</text:p>
          </table:table-cell>
          <table:table-cell office:value-type="float" office:value="5.53072578363" calcext:value-type="float">
            <text:p>5.53072578363</text:p>
          </table:table-cell>
          <table:table-cell office:value-type="float" office:value="2" calcext:value-type="float">
            <text:p>2</text:p>
          </table:table-cell>
          <table:table-cell table:formula="of:=AVERAGE([.D23:.E23])" office:value-type="float" office:value="0.319" calcext:value-type="float">
            <text:p>0.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2212" calcext:value-type="float">
            <text:p>0.2212</text:p>
          </table:table-cell>
          <table:table-cell office:value-type="float" office:value="29.2355755838" calcext:value-type="float">
            <text:p>29.2355755838</text:p>
          </table:table-cell>
          <table:table-cell office:value-type="float" office:value="5.53234171346" calcext:value-type="float">
            <text:p>5.53234171346</text:p>
          </table:table-cell>
          <table:table-cell office:value-type="float" office:value="7" calcext:value-type="float">
            <text:p>7</text:p>
          </table:table-cell>
          <table:table-cell table:formula="of:=AVERAGE([.D24:.E24])" office:value-type="float" office:value="0.32235" calcext:value-type="float">
            <text:p>0.32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2115" calcext:value-type="float">
            <text:p>0.2115</text:p>
          </table:table-cell>
          <table:table-cell office:value-type="float" office:value="29.229620092" calcext:value-type="float">
            <text:p>29.229620092</text:p>
          </table:table-cell>
          <table:table-cell office:value-type="float" office:value="5.52652691891" calcext:value-type="float">
            <text:p>5.52652691891</text:p>
          </table:table-cell>
          <table:table-cell office:value-type="float" office:value="6" calcext:value-type="float">
            <text:p>6</text:p>
          </table:table-cell>
          <table:table-cell table:formula="of:=AVERAGE([.D25:.E25])" office:value-type="float" office:value="0.3184" calcext:value-type="float">
            <text:p>0.3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26" calcext:value-type="float">
            <text:p>0.426</text:p>
          </table:table-cell>
          <table:table-cell office:value-type="float" office:value="0.2131" calcext:value-type="float">
            <text:p>0.2131</text:p>
          </table:table-cell>
          <table:table-cell office:value-type="float" office:value="29.2259887283" calcext:value-type="float">
            <text:p>29.2259887283</text:p>
          </table:table-cell>
          <table:table-cell office:value-type="float" office:value="5.53195544683" calcext:value-type="float">
            <text:p>5.53195544683</text:p>
          </table:table-cell>
          <table:table-cell office:value-type="float" office:value="3" calcext:value-type="float">
            <text:p>3</text:p>
          </table:table-cell>
          <table:table-cell table:formula="of:=AVERAGE([.D26:.E26])" office:value-type="float" office:value="0.31955" calcext:value-type="float">
            <text:p>0.31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299" calcext:value-type="float">
            <text:p>0.4299</text:p>
          </table:table-cell>
          <table:table-cell office:value-type="float" office:value="0.2137" calcext:value-type="float">
            <text:p>0.2137</text:p>
          </table:table-cell>
          <table:table-cell office:value-type="float" office:value="29.2274781344" calcext:value-type="float">
            <text:p>29.2274781344</text:p>
          </table:table-cell>
          <table:table-cell office:value-type="float" office:value="5.53976832974" calcext:value-type="float">
            <text:p>5.53976832974</text:p>
          </table:table-cell>
          <table:table-cell office:value-type="float" office:value="0" calcext:value-type="float">
            <text:p>0</text:p>
          </table:table-cell>
          <table:table-cell table:formula="of:=AVERAGE([.D27:.E27])" office:value-type="float" office:value="0.3218" calcext:value-type="float">
            <text:p>0.3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2154" calcext:value-type="float">
            <text:p>0.2154</text:p>
          </table:table-cell>
          <table:table-cell office:value-type="float" office:value="29.233426434" calcext:value-type="float">
            <text:p>29.233426434</text:p>
          </table:table-cell>
          <table:table-cell office:value-type="float" office:value="5.54013358651" calcext:value-type="float">
            <text:p>5.54013358651</text:p>
          </table:table-cell>
          <table:table-cell office:value-type="float" office:value="9" calcext:value-type="float">
            <text:p>9</text:p>
          </table:table-cell>
          <table:table-cell table:formula="of:=AVERAGE([.D28:.E28])" office:value-type="float" office:value="0.32285" calcext:value-type="float">
            <text:p>0.32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2132" calcext:value-type="float">
            <text:p>0.2132</text:p>
          </table:table-cell>
          <table:table-cell office:value-type="float" office:value="29.2297182791" calcext:value-type="float">
            <text:p>29.2297182791</text:p>
          </table:table-cell>
          <table:table-cell office:value-type="float" office:value="5.5340939195" calcext:value-type="float">
            <text:p>5.5340939195</text:p>
          </table:table-cell>
          <table:table-cell office:value-type="float" office:value="4" calcext:value-type="float">
            <text:p>4</text:p>
          </table:table-cell>
          <table:table-cell table:formula="of:=AVERAGE([.D29:.E29])" office:value-type="float" office:value="0.32195" calcext:value-type="float">
            <text:p>0.32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2093" calcext:value-type="float">
            <text:p>0.2093</text:p>
          </table:table-cell>
          <table:table-cell office:value-type="float" office:value="29.2313499337" calcext:value-type="float">
            <text:p>29.2313499337</text:p>
          </table:table-cell>
          <table:table-cell office:value-type="float" office:value="5.53533879397" calcext:value-type="float">
            <text:p>5.53533879397</text:p>
          </table:table-cell>
          <table:table-cell office:value-type="float" office:value="1" calcext:value-type="float">
            <text:p>1</text:p>
          </table:table-cell>
          <table:table-cell table:formula="of:=AVERAGE([.D30:.E30])" office:value-type="float" office:value="0.3204" calcext:value-type="float">
            <text:p>0.3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2159" calcext:value-type="float">
            <text:p>0.2159</text:p>
          </table:table-cell>
          <table:table-cell office:value-type="float" office:value="29.2249830115" calcext:value-type="float">
            <text:p>29.2249830115</text:p>
          </table:table-cell>
          <table:table-cell office:value-type="float" office:value="5.52692881397" calcext:value-type="float">
            <text:p>5.52692881397</text:p>
          </table:table-cell>
          <table:table-cell office:value-type="float" office:value="5" calcext:value-type="float">
            <text:p>5</text:p>
          </table:table-cell>
          <table:table-cell table:formula="of:=AVERAGE([.D31:.E31])" office:value-type="float" office:value="0.32565" calcext:value-type="float">
            <text:p>0.32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333333333" calcext:value-type="float">
            <text:p>33.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2178" calcext:value-type="float">
            <text:p>0.2178</text:p>
          </table:table-cell>
          <table:table-cell office:value-type="float" office:value="29.2340170883" calcext:value-type="float">
            <text:p>29.2340170883</text:p>
          </table:table-cell>
          <table:table-cell office:value-type="float" office:value="5.5354433987" calcext:value-type="float">
            <text:p>5.5354433987</text:p>
          </table:table-cell>
          <table:table-cell office:value-type="float" office:value="8" calcext:value-type="float">
            <text:p>8</text:p>
          </table:table-cell>
          <table:table-cell table:formula="of:=AVERAGE([.D32:.E32])" office:value-type="float" office:value="0.3275" calcext:value-type="float">
            <text:p>0.3275</text:p>
          </table:table-cell>
          <table:table-cell table:number-columns-repeated="3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anyons </text:p>
          </table:table-cell>
          <table:table-cell office:value-type="string" calcext:value-type="string">
            <text:p><text:s/>CorrLen 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<text:s/>Avg man dist</text:p>
          </table:table-cell>
          <table:table-cell office:value-type="string" calcext:value-type="string">
            <text:p><text:s/>Avg Match Dist</text:p>
          </table:table-cell>
          <table:table-cell office:value-type="string" calcext:value-type="string">
            <text:p><text:s/>expected len</text:p>
          </table:table-cell>
          <table:table-cell office:value-type="string" calcext:value-type="string">
            <text:p>avg failu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45835" calcext:value-type="float">
            <text:p>0.45835</text:p>
          </table:table-cell>
          <table:table-cell office:value-type="float" office:value="0.4326" calcext:value-type="float">
            <text:p>0.4326</text:p>
          </table:table-cell>
          <table:table-cell office:value-type="float" office:value="19.2935921212" calcext:value-type="float">
            <text:p>19.2935921212</text:p>
          </table:table-cell>
          <table:table-cell office:value-type="float" office:value="1.75068707447" calcext:value-type="float">
            <text:p>1.75068707447</text:p>
          </table:table-cell>
          <table:table-cell office:value-type="float" office:value="0" calcext:value-type="float">
            <text:p>0</text:p>
          </table:table-cell>
          <table:table-cell table:formula="of:=AVERAGE([.D50:.E50])" office:value-type="float" office:value="0.445475" calcext:value-type="float">
            <text:p>0.445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45595" calcext:value-type="float">
            <text:p>0.45595</text:p>
          </table:table-cell>
          <table:table-cell office:value-type="float" office:value="0.4362" calcext:value-type="float">
            <text:p>0.4362</text:p>
          </table:table-cell>
          <table:table-cell office:value-type="float" office:value="19.2877178813" calcext:value-type="float">
            <text:p>19.2877178813</text:p>
          </table:table-cell>
          <table:table-cell office:value-type="float" office:value="1.7492423986" calcext:value-type="float">
            <text:p>1.7492423986</text:p>
          </table:table-cell>
          <table:table-cell office:value-type="float" office:value="1" calcext:value-type="float">
            <text:p>1</text:p>
          </table:table-cell>
          <table:table-cell table:formula="of:=AVERAGE([.D51:.E51])" office:value-type="float" office:value="0.446075" calcext:value-type="float">
            <text:p>0.4460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4358" calcext:value-type="float">
            <text:p>0.4358</text:p>
          </table:table-cell>
          <table:table-cell office:value-type="float" office:value="19.2794895517" calcext:value-type="float">
            <text:p>19.2794895517</text:p>
          </table:table-cell>
          <table:table-cell office:value-type="float" office:value="1.74878046" calcext:value-type="float">
            <text:p>1.74878046</text:p>
          </table:table-cell>
          <table:table-cell office:value-type="float" office:value="2" calcext:value-type="float">
            <text:p>2</text:p>
          </table:table-cell>
          <table:table-cell table:formula="of:=AVERAGE([.D52:.E52])" office:value-type="float" office:value="0.4457" calcext:value-type="float">
            <text:p>0.4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46195" calcext:value-type="float">
            <text:p>0.46195</text:p>
          </table:table-cell>
          <table:table-cell office:value-type="float" office:value="0.44175" calcext:value-type="float">
            <text:p>0.44175</text:p>
          </table:table-cell>
          <table:table-cell office:value-type="float" office:value="19.2768329629" calcext:value-type="float">
            <text:p>19.2768329629</text:p>
          </table:table-cell>
          <table:table-cell office:value-type="float" office:value="1.74860163729" calcext:value-type="float">
            <text:p>1.74860163729</text:p>
          </table:table-cell>
          <table:table-cell office:value-type="float" office:value="3" calcext:value-type="float">
            <text:p>3</text:p>
          </table:table-cell>
          <table:table-cell table:formula="of:=AVERAGE([.D53:.E53])" office:value-type="float" office:value="0.45185" calcext:value-type="float">
            <text:p>0.45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0.43605" calcext:value-type="float">
            <text:p>0.43605</text:p>
          </table:table-cell>
          <table:table-cell office:value-type="float" office:value="19.2653727311" calcext:value-type="float">
            <text:p>19.2653727311</text:p>
          </table:table-cell>
          <table:table-cell office:value-type="float" office:value="1.75000734449" calcext:value-type="float">
            <text:p>1.75000734449</text:p>
          </table:table-cell>
          <table:table-cell office:value-type="float" office:value="4" calcext:value-type="float">
            <text:p>4</text:p>
          </table:table-cell>
          <table:table-cell table:formula="of:=AVERAGE([.D54:.E54])" office:value-type="float" office:value="0.4532" calcext:value-type="float">
            <text:p>0.45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45595" calcext:value-type="float">
            <text:p>0.45595</text:p>
          </table:table-cell>
          <table:table-cell office:value-type="float" office:value="0.4394" calcext:value-type="float">
            <text:p>0.4394</text:p>
          </table:table-cell>
          <table:table-cell office:value-type="float" office:value="19.258242082" calcext:value-type="float">
            <text:p>19.258242082</text:p>
          </table:table-cell>
          <table:table-cell office:value-type="float" office:value="1.74939994035" calcext:value-type="float">
            <text:p>1.74939994035</text:p>
          </table:table-cell>
          <table:table-cell office:value-type="float" office:value="5" calcext:value-type="float">
            <text:p>5</text:p>
          </table:table-cell>
          <table:table-cell table:formula="of:=AVERAGE([.D55:.E55])" office:value-type="float" office:value="0.447675" calcext:value-type="float">
            <text:p>0.447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3995" calcext:value-type="float">
            <text:p>0.43995</text:p>
          </table:table-cell>
          <table:table-cell office:value-type="float" office:value="19.2350449104" calcext:value-type="float">
            <text:p>19.2350449104</text:p>
          </table:table-cell>
          <table:table-cell office:value-type="float" office:value="1.75130534935" calcext:value-type="float">
            <text:p>1.75130534935</text:p>
          </table:table-cell>
          <table:table-cell office:value-type="float" office:value="6" calcext:value-type="float">
            <text:p>6</text:p>
          </table:table-cell>
          <table:table-cell table:formula="of:=AVERAGE([.D56:.E56])" office:value-type="float" office:value="0.455675" calcext:value-type="float">
            <text:p>0.455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46855" calcext:value-type="float">
            <text:p>0.46855</text:p>
          </table:table-cell>
          <table:table-cell office:value-type="float" office:value="0.44345" calcext:value-type="float">
            <text:p>0.44345</text:p>
          </table:table-cell>
          <table:table-cell office:value-type="float" office:value="19.2192835281" calcext:value-type="float">
            <text:p>19.2192835281</text:p>
          </table:table-cell>
          <table:table-cell office:value-type="float" office:value="1.74859791317" calcext:value-type="float">
            <text:p>1.74859791317</text:p>
          </table:table-cell>
          <table:table-cell office:value-type="float" office:value="7" calcext:value-type="float">
            <text:p>7</text:p>
          </table:table-cell>
          <table:table-cell table:formula="of:=AVERAGE([.D57:.E57])"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46835" calcext:value-type="float">
            <text:p>0.46835</text:p>
          </table:table-cell>
          <table:table-cell office:value-type="float" office:value="0.4411" calcext:value-type="float">
            <text:p>0.4411</text:p>
          </table:table-cell>
          <table:table-cell office:value-type="float" office:value="19.2056772112" calcext:value-type="float">
            <text:p>19.2056772112</text:p>
          </table:table-cell>
          <table:table-cell office:value-type="float" office:value="1.74895067123" calcext:value-type="float">
            <text:p>1.74895067123</text:p>
          </table:table-cell>
          <table:table-cell office:value-type="float" office:value="8" calcext:value-type="float">
            <text:p>8</text:p>
          </table:table-cell>
          <table:table-cell table:formula="of:=AVERAGE([.D58:.E58])" office:value-type="float" office:value="0.454725" calcext:value-type="float">
            <text:p>0.4547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4433" calcext:value-type="float">
            <text:p>0.4433</text:p>
          </table:table-cell>
          <table:table-cell office:value-type="float" office:value="19.1786699605" calcext:value-type="float">
            <text:p>19.1786699605</text:p>
          </table:table-cell>
          <table:table-cell office:value-type="float" office:value="1.74882681526" calcext:value-type="float">
            <text:p>1.74882681526</text:p>
          </table:table-cell>
          <table:table-cell office:value-type="float" office:value="9" calcext:value-type="float">
            <text:p>9</text:p>
          </table:table-cell>
          <table:table-cell table:formula="of:=AVERAGE([.D59:.E59])" office:value-type="float" office:value="0.45545" calcext:value-type="float">
            <text:p>0.45545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45835" calcext:value-type="float">
            <text:p>0.45835</text:p>
          </table:table-cell>
          <table:table-cell office:value-type="float" office:value="0.4326" calcext:value-type="float">
            <text:p>0.43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45595" calcext:value-type="float">
            <text:p>0.45595</text:p>
          </table:table-cell>
          <table:table-cell office:value-type="float" office:value="0.4362" calcext:value-type="float">
            <text:p>0.43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4358" calcext:value-type="float">
            <text:p>0.43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46195" calcext:value-type="float">
            <text:p>0.46195</text:p>
          </table:table-cell>
          <table:table-cell office:value-type="float" office:value="0.44175" calcext:value-type="float">
            <text:p>0.441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0.43605" calcext:value-type="float">
            <text:p>0.436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45595" calcext:value-type="float">
            <text:p>0.45595</text:p>
          </table:table-cell>
          <table:table-cell office:value-type="float" office:value="0.4394" calcext:value-type="float">
            <text:p>0.43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3995" calcext:value-type="float">
            <text:p>0.439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46855" calcext:value-type="float">
            <text:p>0.46855</text:p>
          </table:table-cell>
          <table:table-cell office:value-type="float" office:value="0.44345" calcext:value-type="float">
            <text:p>0.443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6835" calcext:value-type="float">
            <text:p>0.46835</text:p>
          </table:table-cell>
          <table:table-cell office:value-type="float" office:value="0.4411" calcext:value-type="float">
            <text:p>0.44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4433" calcext:value-type="float">
            <text:p>0.4433</text:p>
          </table:table-cell>
          <table:table-cell table:number-columns-repeated="5"/>
        </table:table-row>
        <table:table-row table:style-name="ro1" table:number-rows-repeated="17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OUNTING FOR CORR WITH GAUSSIAN</text:p>
          </table:table-cell>
          <table:table-cell table:number-columns-repeated="3"/>
          <table:table-cell office:value-type="string" calcext:value-type="string">
            <text:p>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as last, but lower error rate with 2000 loops</text:p>
          </table:table-cell>
          <table:table-cell table:number-columns-repeated="4"/>
          <table:table-cell office:value-type="string" calcext:value-type="string">
            <text:p>l2000L40ecb31091fa5a48b59e4e0bcdcaf1906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nyons </text:p>
          </table:table-cell>
          <table:table-cell office:value-type="string" calcext:value-type="string">
            <text:p><text:s/>CorrLen 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<text:s/>Avg man dist</text:p>
          </table:table-cell>
          <table:table-cell office:value-type="string" calcext:value-type="string">
            <text:p><text:s/>Avg Match Dist</text:p>
          </table:table-cell>
          <table:table-cell office:value-type="string" calcext:value-type="string">
            <text:p><text:s/>expected len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39196659" calcext:value-type="float">
            <text:p>17.539196659</text:p>
          </table:table-cell>
          <table:table-cell office:value-type="float" office:value="1.97268936189" calcext:value-type="float">
            <text:p>1.97268936189</text:p>
          </table:table-cell>
          <table:table-cell office:value-type="float" office:value="0" calcext:value-type="float">
            <text:p>0</text:p>
          </table:table-cell>
          <table:table-cell table:formula="of:=AVERAGE([.C94:.D94])" office:value-type="float" office:value="0.0535" calcext:value-type="float">
            <text:p>0.053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75" calcext:value-type="float">
            <text:p>0.0475</text:p>
          </table:table-cell>
          <table:table-cell office:value-type="float" office:value="17.5047933939" calcext:value-type="float">
            <text:p>17.5047933939</text:p>
          </table:table-cell>
          <table:table-cell office:value-type="float" office:value="1.98402826496" calcext:value-type="float">
            <text:p>1.98402826496</text:p>
          </table:table-cell>
          <table:table-cell office:value-type="float" office:value="1" calcext:value-type="float">
            <text:p>1</text:p>
          </table:table-cell>
          <table:table-cell table:formula="of:=AVERAGE([.C95:.D95])" office:value-type="float" office:value="0.05425" calcext:value-type="float">
            <text:p>0.054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45" calcext:value-type="float">
            <text:p>0.0445</text:p>
          </table:table-cell>
          <table:table-cell office:value-type="float" office:value="17.5439628611" calcext:value-type="float">
            <text:p>17.5439628611</text:p>
          </table:table-cell>
          <table:table-cell office:value-type="float" office:value="1.97773120746" calcext:value-type="float">
            <text:p>1.97773120746</text:p>
          </table:table-cell>
          <table:table-cell office:value-type="float" office:value="2" calcext:value-type="float">
            <text:p>2</text:p>
          </table:table-cell>
          <table:table-cell table:formula="of:=AVERAGE([.C96:.D96])" office:value-type="float" office:value="0.0535" calcext:value-type="float">
            <text:p>0.053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5" calcext:value-type="float">
            <text:p>0.055</text:p>
          </table:table-cell>
          <table:table-cell office:value-type="float" office:value="17.5449493533" calcext:value-type="float">
            <text:p>17.5449493533</text:p>
          </table:table-cell>
          <table:table-cell office:value-type="float" office:value="1.98381305429" calcext:value-type="float">
            <text:p>1.98381305429</text:p>
          </table:table-cell>
          <table:table-cell office:value-type="float" office:value="3" calcext:value-type="float">
            <text:p>3</text:p>
          </table:table-cell>
          <table:table-cell table:formula="of:=AVERAGE([.C97:.D97])" office:value-type="float" office:value="0.06275" calcext:value-type="float">
            <text:p>0.0627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0.056" calcext:value-type="float">
            <text:p>0.056</text:p>
          </table:table-cell>
          <table:table-cell office:value-type="float" office:value="17.6009002697" calcext:value-type="float">
            <text:p>17.6009002697</text:p>
          </table:table-cell>
          <table:table-cell office:value-type="float" office:value="1.97846279261" calcext:value-type="float">
            <text:p>1.97846279261</text:p>
          </table:table-cell>
          <table:table-cell office:value-type="float" office:value="4" calcext:value-type="float">
            <text:p>4</text:p>
          </table:table-cell>
          <table:table-cell table:formula="of:=AVERAGE([.C98:.D98])"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49" calcext:value-type="float">
            <text:p>0.049</text:p>
          </table:table-cell>
          <table:table-cell office:value-type="float" office:value="17.5096575484" calcext:value-type="float">
            <text:p>17.5096575484</text:p>
          </table:table-cell>
          <table:table-cell office:value-type="float" office:value="1.976863808" calcext:value-type="float">
            <text:p>1.976863808</text:p>
          </table:table-cell>
          <table:table-cell office:value-type="float" office:value="5" calcext:value-type="float">
            <text:p>5</text:p>
          </table:table-cell>
          <table:table-cell table:formula="of:=AVERAGE([.C99:.D99])" office:value-type="float" office:value="0.05475" calcext:value-type="float">
            <text:p>0.0547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0.0485" calcext:value-type="float">
            <text:p>0.0485</text:p>
          </table:table-cell>
          <table:table-cell office:value-type="float" office:value="17.513125939" calcext:value-type="float">
            <text:p>17.513125939</text:p>
          </table:table-cell>
          <table:table-cell office:value-type="float" office:value="1.98338018862" calcext:value-type="float">
            <text:p>1.98338018862</text:p>
          </table:table-cell>
          <table:table-cell office:value-type="float" office:value="6" calcext:value-type="float">
            <text:p>6</text:p>
          </table:table-cell>
          <table:table-cell table:formula="of:=AVERAGE([.C100:.D100])" office:value-type="float" office:value="0.05425" calcext:value-type="float">
            <text:p>0.054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" calcext:value-type="float">
            <text:p>0.06</text:p>
          </table:table-cell>
          <table:table-cell office:value-type="float" office:value="17.5473908044" calcext:value-type="float">
            <text:p>17.5473908044</text:p>
          </table:table-cell>
          <table:table-cell office:value-type="float" office:value="1.98677489169" calcext:value-type="float">
            <text:p>1.98677489169</text:p>
          </table:table-cell>
          <table:table-cell office:value-type="float" office:value="7" calcext:value-type="float">
            <text:p>7</text:p>
          </table:table-cell>
          <table:table-cell table:formula="of:=AVERAGE([.C101:.D101])" office:value-type="float" office:value="0.067" calcext:value-type="float">
            <text:p>0.0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665" calcext:value-type="float">
            <text:p>0.0665</text:p>
          </table:table-cell>
          <table:table-cell office:value-type="float" office:value="17.4635110599" calcext:value-type="float">
            <text:p>17.4635110599</text:p>
          </table:table-cell>
          <table:table-cell office:value-type="float" office:value="1.97716399483" calcext:value-type="float">
            <text:p>1.97716399483</text:p>
          </table:table-cell>
          <table:table-cell office:value-type="float" office:value="8" calcext:value-type="float">
            <text:p>8</text:p>
          </table:table-cell>
          <table:table-cell table:formula="of:=AVERAGE([.C102:.D102])" office:value-type="float" office:value="0.0715" calcext:value-type="float">
            <text:p>0.071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75" calcext:value-type="float">
            <text:p>0.0575</text:p>
          </table:table-cell>
          <table:table-cell office:value-type="float" office:value="17.4468388027" calcext:value-type="float">
            <text:p>17.4468388027</text:p>
          </table:table-cell>
          <table:table-cell office:value-type="float" office:value="1.98091398376" calcext:value-type="float">
            <text:p>1.98091398376</text:p>
          </table:table-cell>
          <table:table-cell office:value-type="float" office:value="9" calcext:value-type="float">
            <text:p>9</text:p>
          </table:table-cell>
          <table:table-cell table:formula="of:=AVERAGE([.C103:.D103])" office:value-type="float" office:value="0.0625" calcext:value-type="float">
            <text:p>0.062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7" calcext:value-type="float">
            <text:p>0.0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75" calcext:value-type="float">
            <text:p>0.04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45" calcext:value-type="float">
            <text:p>0.04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5" calcext:value-type="float">
            <text:p>0.0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056" calcext:value-type="float">
            <text:p>0.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49" calcext:value-type="float">
            <text:p>0.0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office:value-type="float" office:value="0.0485" calcext:value-type="float">
            <text:p>0.04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" calcext:value-type="float">
            <text:p>0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665" calcext:value-type="float">
            <text:p>0.06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75" calcext:value-type="float">
            <text:p>0.0575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l5000L4099d0b7eb3ac74f1c966caef64e1d48b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anyons </text:p>
          </table:table-cell>
          <table:table-cell office:value-type="string" calcext:value-type="string">
            <text:p><text:s/>CorrLen 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<text:s/>Avg man dist</text:p>
          </table:table-cell>
          <table:table-cell office:value-type="string" calcext:value-type="string">
            <text:p><text:s/>Avg Match Dist</text:p>
          </table:table-cell>
          <table:table-cell office:value-type="string" calcext:value-type="string">
            <text:p><text:s/>expected len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1548" calcext:value-type="float">
            <text:p>0.1548</text:p>
          </table:table-cell>
          <table:table-cell office:value-type="float" office:value="18.45145593" calcext:value-type="float">
            <text:p>18.45145593</text:p>
          </table:table-cell>
          <table:table-cell office:value-type="float" office:value="1.91248838236" calcext:value-type="float">
            <text:p>1.91248838236</text:p>
          </table:table-cell>
          <table:table-cell office:value-type="float" office:value="0" calcext:value-type="float">
            <text:p>0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1548" calcext:value-type="float">
            <text:p>0.1548</text:p>
          </table:table-cell>
          <table:table-cell table:formula="of:=AVERAGE([.H124:.I124])" office:value-type="float" office:value="0.1691" calcext:value-type="float">
            <text:p>0.169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1652" calcext:value-type="float">
            <text:p>0.1652</text:p>
          </table:table-cell>
          <table:table-cell office:value-type="float" office:value="18.4406017616" calcext:value-type="float">
            <text:p>18.4406017616</text:p>
          </table:table-cell>
          <table:table-cell office:value-type="float" office:value="1.91353430124" calcext:value-type="float">
            <text:p>1.91353430124</text:p>
          </table:table-cell>
          <table:table-cell office:value-type="float" office:value="1" calcext:value-type="float">
            <text:p>1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1652" calcext:value-type="float">
            <text:p>0.1652</text:p>
          </table:table-cell>
          <table:table-cell table:formula="of:=AVERAGE([.H125:.I125])" office:value-type="float" office:value="0.1819" calcext:value-type="float">
            <text:p>0.18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1644" calcext:value-type="float">
            <text:p>0.1644</text:p>
          </table:table-cell>
          <table:table-cell office:value-type="float" office:value="18.4208807981" calcext:value-type="float">
            <text:p>18.4208807981</text:p>
          </table:table-cell>
          <table:table-cell office:value-type="float" office:value="1.91243529448" calcext:value-type="float">
            <text:p>1.91243529448</text:p>
          </table:table-cell>
          <table:table-cell office:value-type="float" office:value="2" calcext:value-type="float">
            <text:p>2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1644" calcext:value-type="float">
            <text:p>0.1644</text:p>
          </table:table-cell>
          <table:table-cell table:formula="of:=AVERAGE([.H126:.I126])" office:value-type="float" office:value="0.1751" calcext:value-type="float">
            <text:p>0.175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668" calcext:value-type="float">
            <text:p>0.1668</text:p>
          </table:table-cell>
          <table:table-cell office:value-type="float" office:value="18.4065016177" calcext:value-type="float">
            <text:p>18.4065016177</text:p>
          </table:table-cell>
          <table:table-cell office:value-type="float" office:value="1.90957365768" calcext:value-type="float">
            <text:p>1.90957365768</text:p>
          </table:table-cell>
          <table:table-cell office:value-type="float" office:value="3" calcext:value-type="float">
            <text:p>3</text:p>
          </table:table-cell>
          <table:table-cell office:value-type="float" office:value="0.193" calcext:value-type="float">
            <text:p>0.193</text:p>
          </table:table-cell>
          <table:table-cell office:value-type="float" office:value="0.1668" calcext:value-type="float">
            <text:p>0.1668</text:p>
          </table:table-cell>
          <table:table-cell table:formula="of:=AVERAGE([.H127:.I127])" office:value-type="float" office:value="0.1799" calcext:value-type="float">
            <text:p>0.179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1638" calcext:value-type="float">
            <text:p>0.1638</text:p>
          </table:table-cell>
          <table:table-cell office:value-type="float" office:value="18.4004504152" calcext:value-type="float">
            <text:p>18.4004504152</text:p>
          </table:table-cell>
          <table:table-cell office:value-type="float" office:value="1.91316267088" calcext:value-type="float">
            <text:p>1.91316267088</text:p>
          </table:table-cell>
          <table:table-cell office:value-type="float" office:value="4" calcext:value-type="float">
            <text:p>4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1638" calcext:value-type="float">
            <text:p>0.1638</text:p>
          </table:table-cell>
          <table:table-cell table:formula="of:=AVERAGE([.H128:.I128])" office:value-type="float" office:value="0.1763" calcext:value-type="float">
            <text:p>0.17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612" calcext:value-type="float">
            <text:p>0.1612</text:p>
          </table:table-cell>
          <table:table-cell office:value-type="float" office:value="18.4021311965" calcext:value-type="float">
            <text:p>18.4021311965</text:p>
          </table:table-cell>
          <table:table-cell office:value-type="float" office:value="1.91361399033" calcext:value-type="float">
            <text:p>1.91361399033</text:p>
          </table:table-cell>
          <table:table-cell office:value-type="float" office:value="5" calcext:value-type="float">
            <text:p>5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612" calcext:value-type="float">
            <text:p>0.1612</text:p>
          </table:table-cell>
          <table:table-cell table:formula="of:=AVERAGE([.H129:.I129])" office:value-type="float" office:value="0.1804" calcext:value-type="float">
            <text:p>0.18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1762" calcext:value-type="float">
            <text:p>0.1762</text:p>
          </table:table-cell>
          <table:table-cell office:value-type="float" office:value="18.3754064994" calcext:value-type="float">
            <text:p>18.3754064994</text:p>
          </table:table-cell>
          <table:table-cell office:value-type="float" office:value="1.91254111158" calcext:value-type="float">
            <text:p>1.91254111158</text:p>
          </table:table-cell>
          <table:table-cell office:value-type="float" office:value="6" calcext:value-type="float">
            <text:p>6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1762" calcext:value-type="float">
            <text:p>0.1762</text:p>
          </table:table-cell>
          <table:table-cell table:formula="of:=AVERAGE([.H130:.I130])" office:value-type="float" office:value="0.1893" calcext:value-type="float">
            <text:p>0.189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1704" calcext:value-type="float">
            <text:p>0.1704</text:p>
          </table:table-cell>
          <table:table-cell office:value-type="float" office:value="18.324844697" calcext:value-type="float">
            <text:p>18.324844697</text:p>
          </table:table-cell>
          <table:table-cell office:value-type="float" office:value="1.91553020594" calcext:value-type="float">
            <text:p>1.91553020594</text:p>
          </table:table-cell>
          <table:table-cell office:value-type="float" office:value="7" calcext:value-type="float">
            <text:p>7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1704" calcext:value-type="float">
            <text:p>0.1704</text:p>
          </table:table-cell>
          <table:table-cell table:formula="of:=AVERAGE([.H131:.I131])" office:value-type="float" office:value="0.1855" calcext:value-type="float">
            <text:p>0.185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177" calcext:value-type="float">
            <text:p>0.177</text:p>
          </table:table-cell>
          <table:table-cell office:value-type="float" office:value="18.3508213647" calcext:value-type="float">
            <text:p>18.3508213647</text:p>
          </table:table-cell>
          <table:table-cell office:value-type="float" office:value="1.90841075149" calcext:value-type="float">
            <text:p>1.90841075149</text:p>
          </table:table-cell>
          <table:table-cell office:value-type="float" office:value="8" calcext:value-type="float">
            <text:p>8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177" calcext:value-type="float">
            <text:p>0.177</text:p>
          </table:table-cell>
          <table:table-cell table:formula="of:=AVERAGE([.H132:.I132])" office:value-type="float" office:value="0.1911" calcext:value-type="float">
            <text:p>0.19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21" calcext:value-type="float">
            <text:p>0.21</text:p>
          </table:table-cell>
          <table:table-cell office:value-type="float" office:value="0.1764" calcext:value-type="float">
            <text:p>0.1764</text:p>
          </table:table-cell>
          <table:table-cell office:value-type="float" office:value="18.3183980478" calcext:value-type="float">
            <text:p>18.3183980478</text:p>
          </table:table-cell>
          <table:table-cell office:value-type="float" office:value="1.90947444855" calcext:value-type="float">
            <text:p>1.90947444855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office:value-type="float" office:value="0.1764" calcext:value-type="float">
            <text:p>0.1764</text:p>
          </table:table-cell>
          <table:table-cell table:formula="of:=AVERAGE([.H133:.I133])" office:value-type="float" office:value="0.1932" calcext:value-type="float">
            <text:p>0.1932</text:p>
          </table:table-cell>
          <table:table-cell table:number-columns-repeated="2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l2000 adjusting 4err cor 32 </text:p>
          </table:table-cell>
          <table:table-cell table:number-columns-repeated="2"/>
          <table:table-cell office:value-type="string" calcext:value-type="string">
            <text:p>l2000L406b34f1f196154371882e96f77ca8ff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anyons </text:p>
          </table:table-cell>
          <table:table-cell office:value-type="string" calcext:value-type="string">
            <text:p><text:s/>CorrLen 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<text:s/>Avg man dist</text:p>
          </table:table-cell>
          <table:table-cell office:value-type="string" calcext:value-type="string">
            <text:p><text:s/>Avg Match Dist</text:p>
          </table:table-cell>
          <table:table-cell office:value-type="string" calcext:value-type="string">
            <text:p><text:s/>expected len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5" calcext:value-type="float">
            <text:p>0.0615</text:p>
          </table:table-cell>
          <table:table-cell office:value-type="float" office:value="17.6182021862" calcext:value-type="float">
            <text:p>17.6182021862</text:p>
          </table:table-cell>
          <table:table-cell office:value-type="float" office:value="1.98391129767" calcext:value-type="float">
            <text:p>1.98391129767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5" calcext:value-type="float">
            <text:p>0.06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85" calcext:value-type="float">
            <text:p>0.0485</text:p>
          </table:table-cell>
          <table:table-cell office:value-type="float" office:value="17.5136960042" calcext:value-type="float">
            <text:p>17.5136960042</text:p>
          </table:table-cell>
          <table:table-cell office:value-type="float" office:value="1.98033309239" calcext:value-type="float">
            <text:p>1.98033309239</text:p>
          </table:table-cell>
          <table:table-cell office:value-type="float" office:value="1" calcext:value-type="float">
            <text:p>1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85" calcext:value-type="float">
            <text:p>0.04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35" calcext:value-type="float">
            <text:p>0.0535</text:p>
          </table:table-cell>
          <table:table-cell office:value-type="float" office:value="17.5579528743" calcext:value-type="float">
            <text:p>17.5579528743</text:p>
          </table:table-cell>
          <table:table-cell office:value-type="float" office:value="1.98545411104" calcext:value-type="float">
            <text:p>1.98545411104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35" calcext:value-type="float">
            <text:p>0.05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05" calcext:value-type="float">
            <text:p>0.0505</text:p>
          </table:table-cell>
          <table:table-cell office:value-type="float" office:value="17.5625732036" calcext:value-type="float">
            <text:p>17.5625732036</text:p>
          </table:table-cell>
          <table:table-cell office:value-type="float" office:value="1.97877686416" calcext:value-type="float">
            <text:p>1.97877686416</text:p>
          </table:table-cell>
          <table:table-cell office:value-type="float" office:value="3" calcext:value-type="float">
            <text:p>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05" calcext:value-type="float">
            <text:p>0.05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6" calcext:value-type="float">
            <text:p>0.06</text:p>
          </table:table-cell>
          <table:table-cell office:value-type="float" office:value="17.5572791938" calcext:value-type="float">
            <text:p>17.5572791938</text:p>
          </table:table-cell>
          <table:table-cell office:value-type="float" office:value="1.98016208882" calcext:value-type="float">
            <text:p>1.98016208882</text:p>
          </table:table-cell>
          <table:table-cell office:value-type="float" office:value="4" calcext:value-type="float">
            <text:p>4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4" calcext:value-type="float">
            <text:p>0.054</text:p>
          </table:table-cell>
          <table:table-cell office:value-type="float" office:value="17.4938701331" calcext:value-type="float">
            <text:p>17.4938701331</text:p>
          </table:table-cell>
          <table:table-cell office:value-type="float" office:value="1.98423942539" calcext:value-type="float">
            <text:p>1.98423942539</text:p>
          </table:table-cell>
          <table:table-cell office:value-type="float" office:value="5" calcext:value-type="float">
            <text:p>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4" calcext:value-type="float">
            <text:p>0.0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95" calcext:value-type="float">
            <text:p>0.0495</text:p>
          </table:table-cell>
          <table:table-cell office:value-type="float" office:value="17.491147262" calcext:value-type="float">
            <text:p>17.491147262</text:p>
          </table:table-cell>
          <table:table-cell office:value-type="float" office:value="1.98554157966" calcext:value-type="float">
            <text:p>1.98554157966</text:p>
          </table:table-cell>
          <table:table-cell office:value-type="float" office:value="6" calcext:value-type="float">
            <text:p>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95" calcext:value-type="float">
            <text:p>0.049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56" calcext:value-type="float">
            <text:p>0.056</text:p>
          </table:table-cell>
          <table:table-cell office:value-type="float" office:value="17.4427388282" calcext:value-type="float">
            <text:p>17.4427388282</text:p>
          </table:table-cell>
          <table:table-cell office:value-type="float" office:value="1.97386652699" calcext:value-type="float">
            <text:p>1.97386652699</text:p>
          </table:table-cell>
          <table:table-cell office:value-type="float" office:value="7" calcext:value-type="float">
            <text:p>7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56" calcext:value-type="float">
            <text:p>0.0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068250212" calcext:value-type="float">
            <text:p>17.5068250212</text:p>
          </table:table-cell>
          <table:table-cell office:value-type="float" office:value="1.98156657888" calcext:value-type="float">
            <text:p>1.98156657888</text:p>
          </table:table-cell>
          <table:table-cell office:value-type="float" office:value="8" calcext:value-type="float">
            <text:p>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65" calcext:value-type="float">
            <text:p>0.065</text:p>
          </table:table-cell>
          <table:table-cell office:value-type="float" office:value="17.4183936825" calcext:value-type="float">
            <text:p>17.4183936825</text:p>
          </table:table-cell>
          <table:table-cell office:value-type="float" office:value="1.98162518862" calcext:value-type="float">
            <text:p>1.98162518862</text:p>
          </table:table-cell>
          <table:table-cell office:value-type="float" office:value="9" calcext:value-type="float">
            <text:p>9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65" calcext:value-type="float">
            <text:p>0.065</text:p>
          </table:table-cell>
          <table:table-cell table:number-columns-repeated="3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<text:s/>anyons </text:p>
          </table:table-cell>
          <table:table-cell office:value-type="string" calcext:value-type="string">
            <text:p><text:s/>CorrLen 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<text:s/>Avg man dist</text:p>
          </table:table-cell>
          <table:table-cell office:value-type="string" calcext:value-type="string">
            <text:p><text:s/>Avg Match Dist</text:p>
          </table:table-cell>
          <table:table-cell office:value-type="string" calcext:value-type="string">
            <text:p><text:s/>expected len</text:p>
          </table:table-cell>
          <table:table-cell table:formula="of:=[.C170]" office:value-type="string" office:string-value=" q1 failure " calcext:value-type="string">
            <text:p><text:s/>q1 failure </text:p>
          </table:table-cell>
          <table:table-cell table:formula="of:=[.D170]" office:value-type="string" office:string-value=" q2 failure " calcext:value-type="string">
            <text:p><text:s/>q2 failure 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0.0564" calcext:value-type="float">
            <text:p>0.0564</text:p>
          </table:table-cell>
          <table:table-cell office:value-type="float" office:value="17.5702508879" calcext:value-type="float">
            <text:p>17.5702508879</text:p>
          </table:table-cell>
          <table:table-cell office:value-type="float" office:value="1.98669533246" calcext:value-type="float">
            <text:p>1.9866953324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0.07" calcext:value-type="float">
            <text:p>0.07</text:p>
          </table:table-cell>
          <table:table-cell table:formula="of:=[.D171]" office:value-type="float" office:value="0.0564" calcext:value-type="float">
            <text:p>0.05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516" calcext:value-type="float">
            <text:p>0.0516</text:p>
          </table:table-cell>
          <table:table-cell office:value-type="float" office:value="17.5843544885" calcext:value-type="float">
            <text:p>17.5843544885</text:p>
          </table:table-cell>
          <table:table-cell office:value-type="float" office:value="1.98460368665" calcext:value-type="float">
            <text:p>1.98460368665</text:p>
          </table:table-cell>
          <table:table-cell office:value-type="float" office:value="1" calcext:value-type="float">
            <text:p>1</text:p>
          </table:table-cell>
          <table:table-cell table:formula="of:=[.C172]" office:value-type="float" office:value="0.0639" calcext:value-type="float">
            <text:p>0.0639</text:p>
          </table:table-cell>
          <table:table-cell table:formula="of:=[.D172]" office:value-type="float" office:value="0.0516" calcext:value-type="float">
            <text:p>0.05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514" calcext:value-type="float">
            <text:p>0.0514</text:p>
          </table:table-cell>
          <table:table-cell office:value-type="float" office:value="17.5452645168" calcext:value-type="float">
            <text:p>17.5452645168</text:p>
          </table:table-cell>
          <table:table-cell office:value-type="float" office:value="1.98173535548" calcext:value-type="float">
            <text:p>1.98173535548</text:p>
          </table:table-cell>
          <table:table-cell office:value-type="float" office:value="2" calcext:value-type="float">
            <text:p>2</text:p>
          </table:table-cell>
          <table:table-cell table:formula="of:=[.C173]" office:value-type="float" office:value="0.0641" calcext:value-type="float">
            <text:p>0.0641</text:p>
          </table:table-cell>
          <table:table-cell table:formula="of:=[.D173]" office:value-type="float" office:value="0.0514" calcext:value-type="float">
            <text:p>0.05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526" calcext:value-type="float">
            <text:p>0.0526</text:p>
          </table:table-cell>
          <table:table-cell office:value-type="float" office:value="17.609348749" calcext:value-type="float">
            <text:p>17.609348749</text:p>
          </table:table-cell>
          <table:table-cell office:value-type="float" office:value="1.98283690946" calcext:value-type="float">
            <text:p>1.98283690946</text:p>
          </table:table-cell>
          <table:table-cell office:value-type="float" office:value="3" calcext:value-type="float">
            <text:p>3</text:p>
          </table:table-cell>
          <table:table-cell table:formula="of:=[.C174]" office:value-type="float" office:value="0.0663" calcext:value-type="float">
            <text:p>0.0663</text:p>
          </table:table-cell>
          <table:table-cell table:formula="of:=[.D174]" office:value-type="float" office:value="0.0526" calcext:value-type="float">
            <text:p>0.05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575" calcext:value-type="float">
            <text:p>0.0575</text:p>
          </table:table-cell>
          <table:table-cell office:value-type="float" office:value="17.5830319989" calcext:value-type="float">
            <text:p>17.5830319989</text:p>
          </table:table-cell>
          <table:table-cell office:value-type="float" office:value="1.98354500589" calcext:value-type="float">
            <text:p>1.98354500589</text:p>
          </table:table-cell>
          <table:table-cell office:value-type="float" office:value="4" calcext:value-type="float">
            <text:p>4</text:p>
          </table:table-cell>
          <table:table-cell table:formula="of:=[.C175]" office:value-type="float" office:value="0.0703" calcext:value-type="float">
            <text:p>0.0703</text:p>
          </table:table-cell>
          <table:table-cell table:formula="of:=[.D175]" office:value-type="float" office:value="0.0575" calcext:value-type="float">
            <text:p>0.05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579" calcext:value-type="float">
            <text:p>0.0579</text:p>
          </table:table-cell>
          <table:table-cell office:value-type="float" office:value="17.5883765398" calcext:value-type="float">
            <text:p>17.5883765398</text:p>
          </table:table-cell>
          <table:table-cell office:value-type="float" office:value="1.98086634566" calcext:value-type="float">
            <text:p>1.98086634566</text:p>
          </table:table-cell>
          <table:table-cell office:value-type="float" office:value="5" calcext:value-type="float">
            <text:p>5</text:p>
          </table:table-cell>
          <table:table-cell table:formula="of:=[.C176]" office:value-type="float" office:value="0.0698" calcext:value-type="float">
            <text:p>0.0698</text:p>
          </table:table-cell>
          <table:table-cell table:formula="of:=[.D176]" office:value-type="float" office:value="0.0579" calcext:value-type="float">
            <text:p>0.057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01" calcext:value-type="float">
            <text:p>0.0501</text:p>
          </table:table-cell>
          <table:table-cell office:value-type="float" office:value="17.5805596402" calcext:value-type="float">
            <text:p>17.5805596402</text:p>
          </table:table-cell>
          <table:table-cell office:value-type="float" office:value="1.9846982826" calcext:value-type="float">
            <text:p>1.9846982826</text:p>
          </table:table-cell>
          <table:table-cell office:value-type="float" office:value="6" calcext:value-type="float">
            <text:p>6</text:p>
          </table:table-cell>
          <table:table-cell table:formula="of:=[.C177]" office:value-type="float" office:value="0.063" calcext:value-type="float">
            <text:p>0.063</text:p>
          </table:table-cell>
          <table:table-cell table:formula="of:=[.D177]" office:value-type="float" office:value="0.0501" calcext:value-type="float">
            <text:p>0.05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56" calcext:value-type="float">
            <text:p>0.056</text:p>
          </table:table-cell>
          <table:table-cell office:value-type="float" office:value="17.5537869579" calcext:value-type="float">
            <text:p>17.5537869579</text:p>
          </table:table-cell>
          <table:table-cell office:value-type="float" office:value="1.98032015926" calcext:value-type="float">
            <text:p>1.98032015926</text:p>
          </table:table-cell>
          <table:table-cell office:value-type="float" office:value="7" calcext:value-type="float">
            <text:p>7</text:p>
          </table:table-cell>
          <table:table-cell table:formula="of:=[.C178]" office:value-type="float" office:value="0.0693" calcext:value-type="float">
            <text:p>0.0693</text:p>
          </table:table-cell>
          <table:table-cell table:formula="of:=[.D178]" office:value-type="float" office:value="0.056" calcext:value-type="float">
            <text:p>0.0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533" calcext:value-type="float">
            <text:p>0.0533</text:p>
          </table:table-cell>
          <table:table-cell office:value-type="float" office:value="17.5922638634" calcext:value-type="float">
            <text:p>17.5922638634</text:p>
          </table:table-cell>
          <table:table-cell office:value-type="float" office:value="1.98624461979" calcext:value-type="float">
            <text:p>1.98624461979</text:p>
          </table:table-cell>
          <table:table-cell office:value-type="float" office:value="8" calcext:value-type="float">
            <text:p>8</text:p>
          </table:table-cell>
          <table:table-cell table:formula="of:=[.C179]" office:value-type="float" office:value="0.0662" calcext:value-type="float">
            <text:p>0.0662</text:p>
          </table:table-cell>
          <table:table-cell table:formula="of:=[.D179]" office:value-type="float" office:value="0.0533" calcext:value-type="float">
            <text:p>0.05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527" calcext:value-type="float">
            <text:p>0.0527</text:p>
          </table:table-cell>
          <table:table-cell office:value-type="float" office:value="17.5760179141" calcext:value-type="float">
            <text:p>17.5760179141</text:p>
          </table:table-cell>
          <table:table-cell office:value-type="float" office:value="1.9877299479" calcext:value-type="float">
            <text:p>1.9877299479</text:p>
          </table:table-cell>
          <table:table-cell office:value-type="float" office:value="9" calcext:value-type="float">
            <text:p>9</text:p>
          </table:table-cell>
          <table:table-cell table:formula="of:=[.C180]" office:value-type="float" office:value="0.0642" calcext:value-type="float">
            <text:p>0.0642</text:p>
          </table:table-cell>
          <table:table-cell table:formula="of:=[.D180]" office:value-type="float" office:value="0.0527" calcext:value-type="float">
            <text:p>0.05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514" calcext:value-type="float">
            <text:p>0.0514</text:p>
          </table:table-cell>
          <table:table-cell office:value-type="float" office:value="17.5710697457" calcext:value-type="float">
            <text:p>17.5710697457</text:p>
          </table:table-cell>
          <table:table-cell office:value-type="float" office:value="1.97774809429" calcext:value-type="float">
            <text:p>1.97774809429</text:p>
          </table:table-cell>
          <table:table-cell office:value-type="float" office:value="10" calcext:value-type="float">
            <text:p>10</text:p>
          </table:table-cell>
          <table:table-cell table:formula="of:=[.C181]" office:value-type="float" office:value="0.0643" calcext:value-type="float">
            <text:p>0.0643</text:p>
          </table:table-cell>
          <table:table-cell table:formula="of:=[.D181]" office:value-type="float" office:value="0.0514" calcext:value-type="float">
            <text:p>0.05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51" calcext:value-type="float">
            <text:p>0.051</text:p>
          </table:table-cell>
          <table:table-cell office:value-type="float" office:value="17.5619586355" calcext:value-type="float">
            <text:p>17.5619586355</text:p>
          </table:table-cell>
          <table:table-cell office:value-type="float" office:value="1.98200442072" calcext:value-type="float">
            <text:p>1.98200442072</text:p>
          </table:table-cell>
          <table:table-cell office:value-type="float" office:value="11" calcext:value-type="float">
            <text:p>11</text:p>
          </table:table-cell>
          <table:table-cell table:formula="of:=[.C182]" office:value-type="float" office:value="0.0617" calcext:value-type="float">
            <text:p>0.0617</text:p>
          </table:table-cell>
          <table:table-cell table:formula="of:=[.D182]" office:value-type="float" office:value="0.051" calcext:value-type="float">
            <text:p>0.0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494" calcext:value-type="float">
            <text:p>0.0494</text:p>
          </table:table-cell>
          <table:table-cell office:value-type="float" office:value="17.5885204858" calcext:value-type="float">
            <text:p>17.5885204858</text:p>
          </table:table-cell>
          <table:table-cell office:value-type="float" office:value="1.98438716601" calcext:value-type="float">
            <text:p>1.98438716601</text:p>
          </table:table-cell>
          <table:table-cell office:value-type="float" office:value="12" calcext:value-type="float">
            <text:p>12</text:p>
          </table:table-cell>
          <table:table-cell table:formula="of:=[.C183]" office:value-type="float" office:value="0.0641" calcext:value-type="float">
            <text:p>0.0641</text:p>
          </table:table-cell>
          <table:table-cell table:formula="of:=[.D183]" office:value-type="float" office:value="0.0494" calcext:value-type="float">
            <text:p>0.04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534" calcext:value-type="float">
            <text:p>0.0534</text:p>
          </table:table-cell>
          <table:table-cell office:value-type="float" office:value="17.5722714112" calcext:value-type="float">
            <text:p>17.5722714112</text:p>
          </table:table-cell>
          <table:table-cell office:value-type="float" office:value="1.98523678223" calcext:value-type="float">
            <text:p>1.98523678223</text:p>
          </table:table-cell>
          <table:table-cell office:value-type="float" office:value="13" calcext:value-type="float">
            <text:p>13</text:p>
          </table:table-cell>
          <table:table-cell table:formula="of:=[.C184]" office:value-type="float" office:value="0.0669" calcext:value-type="float">
            <text:p>0.0669</text:p>
          </table:table-cell>
          <table:table-cell table:formula="of:=[.D184]" office:value-type="float" office:value="0.0534" calcext:value-type="float">
            <text:p>0.05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47" calcext:value-type="float">
            <text:p>0.0547</text:p>
          </table:table-cell>
          <table:table-cell office:value-type="float" office:value="17.5736810024" calcext:value-type="float">
            <text:p>17.5736810024</text:p>
          </table:table-cell>
          <table:table-cell office:value-type="float" office:value="1.98140013752" calcext:value-type="float">
            <text:p>1.98140013752</text:p>
          </table:table-cell>
          <table:table-cell office:value-type="float" office:value="14" calcext:value-type="float">
            <text:p>14</text:p>
          </table:table-cell>
          <table:table-cell table:formula="of:=[.C185]" office:value-type="float" office:value="0.068" calcext:value-type="float">
            <text:p>0.068</text:p>
          </table:table-cell>
          <table:table-cell table:formula="of:=[.D185]" office:value-type="float" office:value="0.0547" calcext:value-type="float">
            <text:p>0.05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47" calcext:value-type="float">
            <text:p>0.0547</text:p>
          </table:table-cell>
          <table:table-cell office:value-type="float" office:value="17.5895949581" calcext:value-type="float">
            <text:p>17.5895949581</text:p>
          </table:table-cell>
          <table:table-cell office:value-type="float" office:value="1.98587141027" calcext:value-type="float">
            <text:p>1.98587141027</text:p>
          </table:table-cell>
          <table:table-cell office:value-type="float" office:value="15" calcext:value-type="float">
            <text:p>15</text:p>
          </table:table-cell>
          <table:table-cell table:formula="of:=[.C186]" office:value-type="float" office:value="0.067" calcext:value-type="float">
            <text:p>0.067</text:p>
          </table:table-cell>
          <table:table-cell table:formula="of:=[.D186]" office:value-type="float" office:value="0.0547" calcext:value-type="float">
            <text:p>0.05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582" calcext:value-type="float">
            <text:p>0.0582</text:p>
          </table:table-cell>
          <table:table-cell office:value-type="float" office:value="17.5976044694" calcext:value-type="float">
            <text:p>17.5976044694</text:p>
          </table:table-cell>
          <table:table-cell office:value-type="float" office:value="1.98339395886" calcext:value-type="float">
            <text:p>1.98339395886</text:p>
          </table:table-cell>
          <table:table-cell office:value-type="float" office:value="16" calcext:value-type="float">
            <text:p>16</text:p>
          </table:table-cell>
          <table:table-cell table:formula="of:=[.C187]" office:value-type="float" office:value="0.0708" calcext:value-type="float">
            <text:p>0.0708</text:p>
          </table:table-cell>
          <table:table-cell table:formula="of:=[.D187]" office:value-type="float" office:value="0.0582" calcext:value-type="float">
            <text:p>0.05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522" calcext:value-type="float">
            <text:p>0.0522</text:p>
          </table:table-cell>
          <table:table-cell office:value-type="float" office:value="17.5734677067" calcext:value-type="float">
            <text:p>17.5734677067</text:p>
          </table:table-cell>
          <table:table-cell office:value-type="float" office:value="1.98312725651" calcext:value-type="float">
            <text:p>1.98312725651</text:p>
          </table:table-cell>
          <table:table-cell office:value-type="float" office:value="17" calcext:value-type="float">
            <text:p>17</text:p>
          </table:table-cell>
          <table:table-cell table:formula="of:=[.C188]" office:value-type="float" office:value="0.0669" calcext:value-type="float">
            <text:p>0.0669</text:p>
          </table:table-cell>
          <table:table-cell table:formula="of:=[.D188]" office:value-type="float" office:value="0.0522" calcext:value-type="float">
            <text:p>0.05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525" calcext:value-type="float">
            <text:p>0.0525</text:p>
          </table:table-cell>
          <table:table-cell office:value-type="float" office:value="17.5825808235" calcext:value-type="float">
            <text:p>17.5825808235</text:p>
          </table:table-cell>
          <table:table-cell office:value-type="float" office:value="1.98222528057" calcext:value-type="float">
            <text:p>1.98222528057</text:p>
          </table:table-cell>
          <table:table-cell office:value-type="float" office:value="18" calcext:value-type="float">
            <text:p>18</text:p>
          </table:table-cell>
          <table:table-cell table:formula="of:=[.C189]" office:value-type="float" office:value="0.0637" calcext:value-type="float">
            <text:p>0.0637</text:p>
          </table:table-cell>
          <table:table-cell table:formula="of:=[.D189]" office:value-type="float" office:value="0.0525" calcext:value-type="float">
            <text:p>0.05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92" calcext:value-type="float">
            <text:p>0.0492</text:p>
          </table:table-cell>
          <table:table-cell office:value-type="float" office:value="17.5636032326" calcext:value-type="float">
            <text:p>17.5636032326</text:p>
          </table:table-cell>
          <table:table-cell office:value-type="float" office:value="1.97985832527" calcext:value-type="float">
            <text:p>1.97985832527</text:p>
          </table:table-cell>
          <table:table-cell office:value-type="float" office:value="19" calcext:value-type="float">
            <text:p>19</text:p>
          </table:table-cell>
          <table:table-cell table:formula="of:=[.C190]" office:value-type="float" office:value="0.061" calcext:value-type="float">
            <text:p>0.061</text:p>
          </table:table-cell>
          <table:table-cell table:formula="of:=[.D190]" office:value-type="float" office:value="0.0492" calcext:value-type="float">
            <text:p>0.049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564" calcext:value-type="float">
            <text:p>0.0564</text:p>
          </table:table-cell>
          <table:table-cell office:value-type="float" office:value="17.5750016619" calcext:value-type="float">
            <text:p>17.5750016619</text:p>
          </table:table-cell>
          <table:table-cell office:value-type="float" office:value="1.98306714199" calcext:value-type="float">
            <text:p>1.98306714199</text:p>
          </table:table-cell>
          <table:table-cell office:value-type="float" office:value="20" calcext:value-type="float">
            <text:p>20</text:p>
          </table:table-cell>
          <table:table-cell table:formula="of:=[.C191]" office:value-type="float" office:value="0.0697" calcext:value-type="float">
            <text:p>0.0697</text:p>
          </table:table-cell>
          <table:table-cell table:formula="of:=[.D191]" office:value-type="float" office:value="0.0564" calcext:value-type="float">
            <text:p>0.05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531" calcext:value-type="float">
            <text:p>0.0531</text:p>
          </table:table-cell>
          <table:table-cell office:value-type="float" office:value="17.5523832173" calcext:value-type="float">
            <text:p>17.5523832173</text:p>
          </table:table-cell>
          <table:table-cell office:value-type="float" office:value="1.98349927246" calcext:value-type="float">
            <text:p>1.98349927246</text:p>
          </table:table-cell>
          <table:table-cell office:value-type="float" office:value="21" calcext:value-type="float">
            <text:p>21</text:p>
          </table:table-cell>
          <table:table-cell table:formula="of:=[.C192]" office:value-type="float" office:value="0.0648" calcext:value-type="float">
            <text:p>0.0648</text:p>
          </table:table-cell>
          <table:table-cell table:formula="of:=[.D192]" office:value-type="float" office:value="0.0531" calcext:value-type="float">
            <text:p>0.0531</text:p>
          </table:table-cell>
          <table:table-cell table:number-columns-repeated="2"/>
          <table:table-cell table:style-name="ce1" office:value-type="string" calcext:value-type="string">
            <text:p>repeating function????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47" calcext:value-type="float">
            <text:p>0.0547</text:p>
          </table:table-cell>
          <table:table-cell office:value-type="float" office:value="17.5891614943" calcext:value-type="float">
            <text:p>17.5891614943</text:p>
          </table:table-cell>
          <table:table-cell office:value-type="float" office:value="1.98684493183" calcext:value-type="float">
            <text:p>1.98684493183</text:p>
          </table:table-cell>
          <table:table-cell office:value-type="float" office:value="22" calcext:value-type="float">
            <text:p>22</text:p>
          </table:table-cell>
          <table:table-cell table:formula="of:=[.C193]" office:value-type="float" office:value="0.066" calcext:value-type="float">
            <text:p>0.066</text:p>
          </table:table-cell>
          <table:table-cell table:formula="of:=[.D193]" office:value-type="float" office:value="0.0547" calcext:value-type="float">
            <text:p>0.0547</text:p>
          </table:table-cell>
          <table:table-cell table:number-columns-repeated="2"/>
          <table:table-cell office:value-type="string" calcext:value-type="string">
            <text:p>maybe some recurrent trend?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534" calcext:value-type="float">
            <text:p>0.0534</text:p>
          </table:table-cell>
          <table:table-cell office:value-type="float" office:value="17.5866391668" calcext:value-type="float">
            <text:p>17.5866391668</text:p>
          </table:table-cell>
          <table:table-cell office:value-type="float" office:value="1.98399540275" calcext:value-type="float">
            <text:p>1.98399540275</text:p>
          </table:table-cell>
          <table:table-cell office:value-type="float" office:value="23" calcext:value-type="float">
            <text:p>23</text:p>
          </table:table-cell>
          <table:table-cell table:formula="of:=[.C194]" office:value-type="float" office:value="0.0648" calcext:value-type="float">
            <text:p>0.0648</text:p>
          </table:table-cell>
          <table:table-cell table:formula="of:=[.D194]" office:value-type="float" office:value="0.0534" calcext:value-type="float">
            <text:p>0.05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502" calcext:value-type="float">
            <text:p>0.0502</text:p>
          </table:table-cell>
          <table:table-cell office:value-type="float" office:value="17.5857774376" calcext:value-type="float">
            <text:p>17.5857774376</text:p>
          </table:table-cell>
          <table:table-cell office:value-type="float" office:value="1.98441792431" calcext:value-type="float">
            <text:p>1.98441792431</text:p>
          </table:table-cell>
          <table:table-cell office:value-type="float" office:value="24" calcext:value-type="float">
            <text:p>24</text:p>
          </table:table-cell>
          <table:table-cell table:formula="of:=[.C195]" office:value-type="float" office:value="0.0634" calcext:value-type="float">
            <text:p>0.0634</text:p>
          </table:table-cell>
          <table:table-cell table:formula="of:=[.D195]" office:value-type="float" office:value="0.0502" calcext:value-type="float">
            <text:p>0.05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512" calcext:value-type="float">
            <text:p>0.0512</text:p>
          </table:table-cell>
          <table:table-cell office:value-type="float" office:value="17.572604867" calcext:value-type="float">
            <text:p>17.572604867</text:p>
          </table:table-cell>
          <table:table-cell office:value-type="float" office:value="1.9793389317" calcext:value-type="float">
            <text:p>1.9793389317</text:p>
          </table:table-cell>
          <table:table-cell office:value-type="float" office:value="25" calcext:value-type="float">
            <text:p>25</text:p>
          </table:table-cell>
          <table:table-cell table:formula="of:=[.C196]" office:value-type="float" office:value="0.0607" calcext:value-type="float">
            <text:p>0.0607</text:p>
          </table:table-cell>
          <table:table-cell table:formula="of:=[.D196]" office:value-type="float" office:value="0.0512" calcext:value-type="float">
            <text:p>0.05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465" calcext:value-type="float">
            <text:p>0.0465</text:p>
          </table:table-cell>
          <table:table-cell office:value-type="float" office:value="17.5989971235" calcext:value-type="float">
            <text:p>17.5989971235</text:p>
          </table:table-cell>
          <table:table-cell office:value-type="float" office:value="1.98306493027" calcext:value-type="float">
            <text:p>1.98306493027</text:p>
          </table:table-cell>
          <table:table-cell office:value-type="float" office:value="26" calcext:value-type="float">
            <text:p>26</text:p>
          </table:table-cell>
          <table:table-cell table:formula="of:=[.C197]" office:value-type="float" office:value="0.0584" calcext:value-type="float">
            <text:p>0.0584</text:p>
          </table:table-cell>
          <table:table-cell table:formula="of:=[.D197]" office:value-type="float" office:value="0.0465" calcext:value-type="float">
            <text:p>0.046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586" calcext:value-type="float">
            <text:p>0.0586</text:p>
          </table:table-cell>
          <table:table-cell office:value-type="float" office:value="17.5892422133" calcext:value-type="float">
            <text:p>17.5892422133</text:p>
          </table:table-cell>
          <table:table-cell office:value-type="float" office:value="1.98199047676" calcext:value-type="float">
            <text:p>1.98199047676</text:p>
          </table:table-cell>
          <table:table-cell office:value-type="float" office:value="27" calcext:value-type="float">
            <text:p>27</text:p>
          </table:table-cell>
          <table:table-cell table:formula="of:=[.C198]" office:value-type="float" office:value="0.0724" calcext:value-type="float">
            <text:p>0.0724</text:p>
          </table:table-cell>
          <table:table-cell table:formula="of:=[.D198]" office:value-type="float" office:value="0.0586" calcext:value-type="float">
            <text:p>0.058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499" calcext:value-type="float">
            <text:p>0.0499</text:p>
          </table:table-cell>
          <table:table-cell office:value-type="float" office:value="17.5964297902" calcext:value-type="float">
            <text:p>17.5964297902</text:p>
          </table:table-cell>
          <table:table-cell office:value-type="float" office:value="1.98547030517" calcext:value-type="float">
            <text:p>1.98547030517</text:p>
          </table:table-cell>
          <table:table-cell office:value-type="float" office:value="28" calcext:value-type="float">
            <text:p>28</text:p>
          </table:table-cell>
          <table:table-cell table:formula="of:=[.C199]" office:value-type="float" office:value="0.0624" calcext:value-type="float">
            <text:p>0.0624</text:p>
          </table:table-cell>
          <table:table-cell table:formula="of:=[.D199]" office:value-type="float" office:value="0.0499" calcext:value-type="float">
            <text:p>0.04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538" calcext:value-type="float">
            <text:p>0.0538</text:p>
          </table:table-cell>
          <table:table-cell office:value-type="float" office:value="17.5763339887" calcext:value-type="float">
            <text:p>17.5763339887</text:p>
          </table:table-cell>
          <table:table-cell office:value-type="float" office:value="1.98425875441" calcext:value-type="float">
            <text:p>1.98425875441</text:p>
          </table:table-cell>
          <table:table-cell office:value-type="float" office:value="29" calcext:value-type="float">
            <text:p>29</text:p>
          </table:table-cell>
          <table:table-cell table:formula="of:=[.C200]" office:value-type="float" office:value="0.0647" calcext:value-type="float">
            <text:p>0.0647</text:p>
          </table:table-cell>
          <table:table-cell table:formula="of:=[.D200]" office:value-type="float" office:value="0.0538" calcext:value-type="float">
            <text:p>0.053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524" calcext:value-type="float">
            <text:p>0.0524</text:p>
          </table:table-cell>
          <table:table-cell office:value-type="float" office:value="17.5904396336" calcext:value-type="float">
            <text:p>17.5904396336</text:p>
          </table:table-cell>
          <table:table-cell office:value-type="float" office:value="1.97959955633" calcext:value-type="float">
            <text:p>1.97959955633</text:p>
          </table:table-cell>
          <table:table-cell office:value-type="float" office:value="30" calcext:value-type="float">
            <text:p>30</text:p>
          </table:table-cell>
          <table:table-cell table:formula="of:=[.C201]" office:value-type="float" office:value="0.0641" calcext:value-type="float">
            <text:p>0.0641</text:p>
          </table:table-cell>
          <table:table-cell table:formula="of:=[.D201]" office:value-type="float" office:value="0.0524" calcext:value-type="float">
            <text:p>0.05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5" calcext:value-type="float">
            <text:p>0.05</text:p>
          </table:table-cell>
          <table:table-cell office:value-type="float" office:value="17.5845500359" calcext:value-type="float">
            <text:p>17.5845500359</text:p>
          </table:table-cell>
          <table:table-cell office:value-type="float" office:value="1.98356040288" calcext:value-type="float">
            <text:p>1.98356040288</text:p>
          </table:table-cell>
          <table:table-cell office:value-type="float" office:value="31" calcext:value-type="float">
            <text:p>31</text:p>
          </table:table-cell>
          <table:table-cell table:formula="of:=[.C202]" office:value-type="float" office:value="0.0631" calcext:value-type="float">
            <text:p>0.0631</text:p>
          </table:table-cell>
          <table:table-cell table:formula="of:=[.D202]" office:value-type="float" office:value="0.05" calcext:value-type="float">
            <text:p>0.05</text:p>
          </table:table-cell>
          <table:table-cell table:number-columns-repeated="3"/>
        </table:table-row>
      </table:table>
      <table:table table:name="comp05" table:style-name="ta1">
        <table:shapes>
          <draw:frame draw:z-index="0" draw:style-name="gr1" draw:text-style-name="P1" svg:width="147.97mm" svg:height="69.78mm" svg:x="218.52mm" svg:y="21.75mm">
            <loext:p draw:notify-on-update-of-ranges="comp05.G4:comp05.G13 comp05.H3:comp05.H3 comp05.H4:comp05.H13 comp05.G4:comp05.G13 comp05.I3:comp05.I3 comp05.I4:comp05.I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5000L4095f10cc8bf96447b943d06393a98581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anyons </text:p>
          </table:table-cell>
          <table:table-cell office:value-type="string" calcext:value-type="string">
            <text:p><text:s/>CorrLen 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<text:s/>Avg man dist</text:p>
          </table:table-cell>
          <table:table-cell office:value-type="string" calcext:value-type="string">
            <text:p><text:s/>Avg Match Dist</text:p>
          </table:table-cell>
          <table:table-cell office:value-type="string" calcext:value-type="string">
            <text:p><text:s/>expected len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161" calcext:value-type="float">
            <text:p>0.161</text:p>
          </table:table-cell>
          <table:table-cell office:value-type="float" office:value="18.456782576" calcext:value-type="float">
            <text:p>18.456782576</text:p>
          </table:table-cell>
          <table:table-cell office:value-type="float" office:value="1.91431616132" calcext:value-type="float">
            <text:p>1.91431616132</text:p>
          </table:table-cell>
          <table:table-cell office:value-type="float" office:value="0" calcext:value-type="float">
            <text:p>0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161" calcext:value-type="float">
            <text:p>0.161</text:p>
          </table:table-cell>
          <table:table-cell table:formula="of:=AVERAGE([.H4:.I4])" office:value-type="float" office:value="0.1762" calcext:value-type="float">
            <text:p>0.17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1752" calcext:value-type="float">
            <text:p>0.1752</text:p>
          </table:table-cell>
          <table:table-cell office:value-type="float" office:value="18.4450680902" calcext:value-type="float">
            <text:p>18.4450680902</text:p>
          </table:table-cell>
          <table:table-cell office:value-type="float" office:value="1.91106576821" calcext:value-type="float">
            <text:p>1.91106576821</text:p>
          </table:table-cell>
          <table:table-cell office:value-type="float" office:value="1" calcext:value-type="float">
            <text:p>1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1752" calcext:value-type="float">
            <text:p>0.1752</text:p>
          </table:table-cell>
          <table:table-cell table:formula="of:=AVERAGE([.H5:.I5])" office:value-type="float" office:value="0.1882" calcext:value-type="float">
            <text:p>0.1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62" calcext:value-type="float">
            <text:p>0.162</text:p>
          </table:table-cell>
          <table:table-cell office:value-type="float" office:value="18.4077297601" calcext:value-type="float">
            <text:p>18.4077297601</text:p>
          </table:table-cell>
          <table:table-cell office:value-type="float" office:value="1.91794478909" calcext:value-type="float">
            <text:p>1.91794478909</text:p>
          </table:table-cell>
          <table:table-cell office:value-type="float" office:value="2" calcext:value-type="float">
            <text:p>2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62" calcext:value-type="float">
            <text:p>0.162</text:p>
          </table:table-cell>
          <table:table-cell table:formula="of:=AVERAGE([.H6:.I6])" office:value-type="float" office:value="0.1786" calcext:value-type="float">
            <text:p>0.17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1724" calcext:value-type="float">
            <text:p>0.1724</text:p>
          </table:table-cell>
          <table:table-cell office:value-type="float" office:value="18.4274493679" calcext:value-type="float">
            <text:p>18.4274493679</text:p>
          </table:table-cell>
          <table:table-cell office:value-type="float" office:value="1.91394805428" calcext:value-type="float">
            <text:p>1.91394805428</text:p>
          </table:table-cell>
          <table:table-cell office:value-type="float" office:value="3" calcext:value-type="float">
            <text:p>3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1724" calcext:value-type="float">
            <text:p>0.1724</text:p>
          </table:table-cell>
          <table:table-cell table:formula="of:=AVERAGE([.H7:.I7])" office:value-type="float" office:value="0.1869" calcext:value-type="float">
            <text:p>0.18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1674" calcext:value-type="float">
            <text:p>0.1674</text:p>
          </table:table-cell>
          <table:table-cell office:value-type="float" office:value="18.4389460135" calcext:value-type="float">
            <text:p>18.4389460135</text:p>
          </table:table-cell>
          <table:table-cell office:value-type="float" office:value="1.90912407531" calcext:value-type="float">
            <text:p>1.90912407531</text:p>
          </table:table-cell>
          <table:table-cell office:value-type="float" office:value="4" calcext:value-type="float">
            <text:p>4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1674" calcext:value-type="float">
            <text:p>0.1674</text:p>
          </table:table-cell>
          <table:table-cell table:formula="of:=AVERAGE([.H8:.I8])" office:value-type="float" office:value="0.1818" calcext:value-type="float">
            <text:p>0.18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1662" calcext:value-type="float">
            <text:p>0.1662</text:p>
          </table:table-cell>
          <table:table-cell office:value-type="float" office:value="18.4272811906" calcext:value-type="float">
            <text:p>18.4272811906</text:p>
          </table:table-cell>
          <table:table-cell office:value-type="float" office:value="1.91275968197" calcext:value-type="float">
            <text:p>1.91275968197</text:p>
          </table:table-cell>
          <table:table-cell office:value-type="float" office:value="5" calcext:value-type="float">
            <text:p>5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1662" calcext:value-type="float">
            <text:p>0.1662</text:p>
          </table:table-cell>
          <table:table-cell table:formula="of:=AVERAGE([.H9:.I9])" office:value-type="float" office:value="0.1812" calcext:value-type="float">
            <text:p>0.1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1672" calcext:value-type="float">
            <text:p>0.1672</text:p>
          </table:table-cell>
          <table:table-cell office:value-type="float" office:value="18.3632132685" calcext:value-type="float">
            <text:p>18.3632132685</text:p>
          </table:table-cell>
          <table:table-cell office:value-type="float" office:value="1.91690705767" calcext:value-type="float">
            <text:p>1.91690705767</text:p>
          </table:table-cell>
          <table:table-cell office:value-type="float" office:value="6" calcext:value-type="float">
            <text:p>6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1672" calcext:value-type="float">
            <text:p>0.1672</text:p>
          </table:table-cell>
          <table:table-cell table:formula="of:=AVERAGE([.H10:.I10])"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644" calcext:value-type="float">
            <text:p>0.1644</text:p>
          </table:table-cell>
          <table:table-cell office:value-type="float" office:value="18.3563323888" calcext:value-type="float">
            <text:p>18.3563323888</text:p>
          </table:table-cell>
          <table:table-cell office:value-type="float" office:value="1.91380485738" calcext:value-type="float">
            <text:p>1.91380485738</text:p>
          </table:table-cell>
          <table:table-cell office:value-type="float" office:value="7" calcext:value-type="float">
            <text:p>7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644" calcext:value-type="float">
            <text:p>0.1644</text:p>
          </table:table-cell>
          <table:table-cell table:formula="of:=AVERAGE([.H11:.I11])" office:value-type="float" office:value="0.1781" calcext:value-type="float">
            <text:p>0.17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698" calcext:value-type="float">
            <text:p>0.1698</text:p>
          </table:table-cell>
          <table:table-cell office:value-type="float" office:value="18.3056337626" calcext:value-type="float">
            <text:p>18.3056337626</text:p>
          </table:table-cell>
          <table:table-cell office:value-type="float" office:value="1.91201290995" calcext:value-type="float">
            <text:p>1.91201290995</text:p>
          </table:table-cell>
          <table:table-cell office:value-type="float" office:value="8" calcext:value-type="float">
            <text:p>8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698" calcext:value-type="float">
            <text:p>0.1698</text:p>
          </table:table-cell>
          <table:table-cell table:formula="of:=AVERAGE([.H12:.I12])" office:value-type="float" office:value="0.1873" calcext:value-type="float">
            <text:p>0.18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205" calcext:value-type="float">
            <text:p>0.205</text:p>
          </table:table-cell>
          <table:table-cell office:value-type="float" office:value="0.1716" calcext:value-type="float">
            <text:p>0.1716</text:p>
          </table:table-cell>
          <table:table-cell office:value-type="float" office:value="18.3223666037" calcext:value-type="float">
            <text:p>18.3223666037</text:p>
          </table:table-cell>
          <table:table-cell office:value-type="float" office:value="1.9124366633" calcext:value-type="float">
            <text:p>1.9124366633</text:p>
          </table:table-cell>
          <table:table-cell office:value-type="float" office:value="9" calcext:value-type="float">
            <text:p>9</text:p>
          </table:table-cell>
          <table:table-cell office:value-type="float" office:value="0.205" calcext:value-type="float">
            <text:p>0.205</text:p>
          </table:table-cell>
          <table:table-cell office:value-type="float" office:value="0.1716" calcext:value-type="float">
            <text:p>0.1716</text:p>
          </table:table-cell>
          <table:table-cell table:formula="of:=AVERAGE([.H13:.I13])" office:value-type="float" office:value="0.1883" calcext:value-type="float">
            <text:p>0.1883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88.09mm" svg:y="1.24mm">
            <loext:p draw:notify-on-update-of-ranges="Sheet3.A2:Sheet3.A11 Sheet3.B1:Sheet3.B1 Sheet3.B2:Sheet3.B11 Sheet3.A2:Sheet3.A11 Sheet3.C1:Sheet3.C1 Sheet3.C2:Sheet3.C1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name="plot" draw:style-name="gr1" draw:text-style-name="P1" svg:width="159.66mm" svg:height="162.56mm" svg:x="290.68mm" svg:y="96.52mm">
            <loext:p draw:notify-on-update-of-ranges="Sheet3.G34:Sheet3.G43 Sheet3.H33:Sheet3.H33 Sheet3.H34:Sheet3.H43 Sheet3.G34:Sheet3.G43 Sheet3.I33:Sheet3.I33 Sheet3.I34:Sheet3.I43 Sheet3.G34:Sheet3.G43 Sheet3.J33:Sheet3.J33 Sheet3.J34:Sheet3.J43 Sheet3.G34:Sheet3.G43 Sheet3.K33:Sheet3.K33 Sheet3.K34:Sheet3.K4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99mm" svg:height="89.99mm" svg:x="252.99mm" svg:y="315.03mm">
            <loext:p draw:notify-on-update-of-ranges="Sheet3.G69:Sheet3.G100 Sheet3.H69:Sheet3.H100 Sheet3.G69:Sheet3.G100 Sheet3.I69:Sheet3.I10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60.06mm" svg:height="90.31mm" svg:x="188.68mm" svg:y="438.41mm">
            <loext:p draw:notify-on-update-of-ranges="Sheet3.J69:Sheet3.J10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accouting</text:p>
          </table:table-cell>
          <table:table-cell office:value-type="string" calcext:value-type="string">
            <text:p>not accounting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1" calcext:value-type="float">
            <text:p>0.1691</text:p>
          </table:table-cell>
          <table:table-cell office:value-type="float" office:value="0.1762" calcext:value-type="float">
            <text:p>0.176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1882" calcext:value-type="float">
            <text:p>0.188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1786" calcext:value-type="float">
            <text:p>0.178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1869" calcext:value-type="float">
            <text:p>0.186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1818" calcext:value-type="float">
            <text:p>0.181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812" calcext:value-type="float">
            <text:p>0.181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182" calcext:value-type="float">
            <text:p>0.18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781" calcext:value-type="float">
            <text:p>0.178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1873" calcext:value-type="float">
            <text:p>0.187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883" calcext:value-type="float">
            <text:p>0.1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ING ERROR LENGTH ACCOUNT VS NOT</text:p>
          </table:table-cell>
          <table:table-cell table:number-columns-repeated="12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office:value-type="string" calcext:value-type="string">
            <text:p>12k ru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djust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2000L40ec33b17b856e4a5bb7ddf9aae77fb8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anyons </text:p>
          </table:table-cell>
          <table:table-cell office:value-type="string" calcext:value-type="string">
            <text:p><text:s/>CorrLen 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<text:s/>Avg man dist</text:p>
          </table:table-cell>
          <table:table-cell office:value-type="string" calcext:value-type="string">
            <text:p><text:s/>Avg Match Dist</text:p>
          </table:table-cell>
          <table:table-cell office:value-type="string" calcext:value-type="string">
            <text:p><text:s/>expected le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 unadjust</text:p>
          </table:table-cell>
          <table:table-cell office:value-type="string" calcext:value-type="string">
            <text:p>q2 unadjus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584166666667" calcext:value-type="float">
            <text:p>0.0584166666667</text:p>
          </table:table-cell>
          <table:table-cell office:value-type="float" office:value="0.0494166666667" calcext:value-type="float">
            <text:p>0.0494166666667</text:p>
          </table:table-cell>
          <table:table-cell office:value-type="float" office:value="17.5724101343" calcext:value-type="float">
            <text:p>17.5724101343</text:p>
          </table:table-cell>
          <table:table-cell office:value-type="float" office:value="1.98315734909" calcext:value-type="float">
            <text:p>1.98315734909</text:p>
          </table:table-cell>
          <table:table-cell office:value-type="float" office:value="0" calcext:value-type="float">
            <text:p>0</text:p>
          </table:table-cell>
          <table:table-cell office:value-type="float" office:value="0.0584166666667" calcext:value-type="float">
            <text:p>0.0584166666667</text:p>
          </table:table-cell>
          <table:table-cell office:value-type="float" office:value="0.0494166666667" calcext:value-type="float">
            <text:p>0.0494166666667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590833333333" calcext:value-type="float">
            <text:p>0.0590833333333</text:p>
          </table:table-cell>
          <table:table-cell office:value-type="float" office:value="0.0485" calcext:value-type="float">
            <text:p>0.0485</text:p>
          </table:table-cell>
          <table:table-cell office:value-type="float" office:value="17.5811832268" calcext:value-type="float">
            <text:p>17.5811832268</text:p>
          </table:table-cell>
          <table:table-cell office:value-type="float" office:value="1.98270135594" calcext:value-type="float">
            <text:p>1.98270135594</text:p>
          </table:table-cell>
          <table:table-cell office:value-type="float" office:value="1" calcext:value-type="float">
            <text:p>1</text:p>
          </table:table-cell>
          <table:table-cell office:value-type="float" office:value="0.0590833333333" calcext:value-type="float">
            <text:p>0.059083333333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225" calcext:value-type="float">
            <text:p>0.06225</text:p>
          </table:table-cell>
          <table:table-cell office:value-type="float" office:value="0.0520833333333" calcext:value-type="float">
            <text:p>0.0520833333333</text:p>
          </table:table-cell>
          <table:table-cell office:value-type="float" office:value="17.5677028882" calcext:value-type="float">
            <text:p>17.5677028882</text:p>
          </table:table-cell>
          <table:table-cell office:value-type="float" office:value="1.98204744564" calcext:value-type="float">
            <text:p>1.98204744564</text:p>
          </table:table-cell>
          <table:table-cell office:value-type="float" office:value="2" calcext:value-type="float">
            <text:p>2</text:p>
          </table:table-cell>
          <table:table-cell office:value-type="float" office:value="0.06225" calcext:value-type="float">
            <text:p>0.06225</text:p>
          </table:table-cell>
          <table:table-cell office:value-type="float" office:value="0.0520833333333" calcext:value-type="float">
            <text:p>0.052083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5833333333" calcext:value-type="float">
            <text:p>0.0665833333333</text:p>
          </table:table-cell>
          <table:table-cell office:value-type="float" office:value="0.0545" calcext:value-type="float">
            <text:p>0.0545</text:p>
          </table:table-cell>
          <table:table-cell office:value-type="float" office:value="17.537717093" calcext:value-type="float">
            <text:p>17.537717093</text:p>
          </table:table-cell>
          <table:table-cell office:value-type="float" office:value="1.98083305038" calcext:value-type="float">
            <text:p>1.98083305038</text:p>
          </table:table-cell>
          <table:table-cell office:value-type="float" office:value="3" calcext:value-type="float">
            <text:p>3</text:p>
          </table:table-cell>
          <table:table-cell office:value-type="float" office:value="0.0665833333333" calcext:value-type="float">
            <text:p>0.0665833333333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56666666667" calcext:value-type="float">
            <text:p>0.0656666666667</text:p>
          </table:table-cell>
          <table:table-cell office:value-type="float" office:value="0.0540833333333" calcext:value-type="float">
            <text:p>0.0540833333333</text:p>
          </table:table-cell>
          <table:table-cell office:value-type="float" office:value="17.539824288" calcext:value-type="float">
            <text:p>17.539824288</text:p>
          </table:table-cell>
          <table:table-cell office:value-type="float" office:value="1.98630380046" calcext:value-type="float">
            <text:p>1.98630380046</text:p>
          </table:table-cell>
          <table:table-cell office:value-type="float" office:value="4" calcext:value-type="float">
            <text:p>4</text:p>
          </table:table-cell>
          <table:table-cell office:value-type="float" office:value="0.0656666666667" calcext:value-type="float">
            <text:p>0.0656666666667</text:p>
          </table:table-cell>
          <table:table-cell office:value-type="float" office:value="0.0540833333333" calcext:value-type="float">
            <text:p>0.054083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13333333333" calcext:value-type="float">
            <text:p>0.0613333333333</text:p>
          </table:table-cell>
          <table:table-cell office:value-type="float" office:value="0.0495833333333" calcext:value-type="float">
            <text:p>0.0495833333333</text:p>
          </table:table-cell>
          <table:table-cell office:value-type="float" office:value="17.5256669181" calcext:value-type="float">
            <text:p>17.5256669181</text:p>
          </table:table-cell>
          <table:table-cell office:value-type="float" office:value="1.98333513362" calcext:value-type="float">
            <text:p>1.98333513362</text:p>
          </table:table-cell>
          <table:table-cell office:value-type="float" office:value="5" calcext:value-type="float">
            <text:p>5</text:p>
          </table:table-cell>
          <table:table-cell office:value-type="float" office:value="0.0613333333333" calcext:value-type="float">
            <text:p>0.0613333333333</text:p>
          </table:table-cell>
          <table:table-cell office:value-type="float" office:value="0.0495833333333" calcext:value-type="float">
            <text:p>0.049583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19166666667" calcext:value-type="float">
            <text:p>0.0619166666667</text:p>
          </table:table-cell>
          <table:table-cell office:value-type="float" office:value="0.0490833333333" calcext:value-type="float">
            <text:p>0.0490833333333</text:p>
          </table:table-cell>
          <table:table-cell office:value-type="float" office:value="17.508139995" calcext:value-type="float">
            <text:p>17.508139995</text:p>
          </table:table-cell>
          <table:table-cell office:value-type="float" office:value="1.98648686508" calcext:value-type="float">
            <text:p>1.98648686508</text:p>
          </table:table-cell>
          <table:table-cell office:value-type="float" office:value="6" calcext:value-type="float">
            <text:p>6</text:p>
          </table:table-cell>
          <table:table-cell office:value-type="float" office:value="0.0619166666667" calcext:value-type="float">
            <text:p>0.0619166666667</text:p>
          </table:table-cell>
          <table:table-cell office:value-type="float" office:value="0.0490833333333" calcext:value-type="float">
            <text:p>0.049083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09166666667" calcext:value-type="float">
            <text:p>0.0709166666667</text:p>
          </table:table-cell>
          <table:table-cell office:value-type="float" office:value="0.0579166666667" calcext:value-type="float">
            <text:p>0.0579166666667</text:p>
          </table:table-cell>
          <table:table-cell office:value-type="float" office:value="17.4729485981" calcext:value-type="float">
            <text:p>17.4729485981</text:p>
          </table:table-cell>
          <table:table-cell office:value-type="float" office:value="1.98058160765" calcext:value-type="float">
            <text:p>1.98058160765</text:p>
          </table:table-cell>
          <table:table-cell office:value-type="float" office:value="7" calcext:value-type="float">
            <text:p>7</text:p>
          </table:table-cell>
          <table:table-cell office:value-type="float" office:value="0.0709166666667" calcext:value-type="float">
            <text:p>0.0709166666667</text:p>
          </table:table-cell>
          <table:table-cell office:value-type="float" office:value="0.0579166666667" calcext:value-type="float">
            <text:p>0.0579166666667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38333333333" calcext:value-type="float">
            <text:p>0.0738333333333</text:p>
          </table:table-cell>
          <table:table-cell office:value-type="float" office:value="0.0571666666667" calcext:value-type="float">
            <text:p>0.0571666666667</text:p>
          </table:table-cell>
          <table:table-cell office:value-type="float" office:value="17.4857981842" calcext:value-type="float">
            <text:p>17.4857981842</text:p>
          </table:table-cell>
          <table:table-cell office:value-type="float" office:value="1.98013555375" calcext:value-type="float">
            <text:p>1.98013555375</text:p>
          </table:table-cell>
          <table:table-cell office:value-type="float" office:value="8" calcext:value-type="float">
            <text:p>8</text:p>
          </table:table-cell>
          <table:table-cell office:value-type="float" office:value="0.0738333333333" calcext:value-type="float">
            <text:p>0.0738333333333</text:p>
          </table:table-cell>
          <table:table-cell office:value-type="float" office:value="0.0571666666667" calcext:value-type="float">
            <text:p>0.0571666666667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00833333333" calcext:value-type="float">
            <text:p>0.0700833333333</text:p>
          </table:table-cell>
          <table:table-cell office:value-type="float" office:value="0.05725" calcext:value-type="float">
            <text:p>0.05725</text:p>
          </table:table-cell>
          <table:table-cell office:value-type="float" office:value="17.4554326617" calcext:value-type="float">
            <text:p>17.4554326617</text:p>
          </table:table-cell>
          <table:table-cell office:value-type="float" office:value="1.98484816186" calcext:value-type="float">
            <text:p>1.98484816186</text:p>
          </table:table-cell>
          <table:table-cell office:value-type="float" office:value="9" calcext:value-type="float">
            <text:p>9</text:p>
          </table:table-cell>
          <table:table-cell office:value-type="float" office:value="0.0700833333333" calcext:value-type="float">
            <text:p>0.0700833333333</text:p>
          </table:table-cell>
          <table:table-cell office:value-type="float" office:value="0.05725" calcext:value-type="float">
            <text:p>0.0572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same as above, but with 1k loops no adju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anyons </text:p>
          </table:table-cell>
          <table:table-cell office:value-type="string" calcext:value-type="string">
            <text:p><text:s/>CorrLen 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<text:s/>Avg man dist</text:p>
          </table:table-cell>
          <table:table-cell office:value-type="string" calcext:value-type="string">
            <text:p><text:s/>Avg Match Dist</text:p>
          </table:table-cell>
          <table:table-cell office:value-type="string" calcext:value-type="string">
            <text:p><text:s/>expected len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" calcext:value-type="float">
            <text:p>0.05</text:p>
          </table:table-cell>
          <table:table-cell office:value-type="float" office:value="17.5400878245" calcext:value-type="float">
            <text:p>17.5400878245</text:p>
          </table:table-cell>
          <table:table-cell office:value-type="float" office:value="1.98428986047" calcext:value-type="float">
            <text:p>1.984289860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" calcext:value-type="float">
            <text:p>0.05</text:p>
          </table:table-cell>
          <table:table-cell office:value-type="float" office:value="17.5771347113" calcext:value-type="float">
            <text:p>17.5771347113</text:p>
          </table:table-cell>
          <table:table-cell office:value-type="float" office:value="1.97971935134" calcext:value-type="float">
            <text:p>1.979719351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5" calcext:value-type="float">
            <text:p>0.055</text:p>
          </table:table-cell>
          <table:table-cell office:value-type="float" office:value="17.5827425843" calcext:value-type="float">
            <text:p>17.5827425843</text:p>
          </table:table-cell>
          <table:table-cell office:value-type="float" office:value="1.98685576015" calcext:value-type="float">
            <text:p>1.98685576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9" calcext:value-type="float">
            <text:p>0.049</text:p>
          </table:table-cell>
          <table:table-cell office:value-type="float" office:value="17.606683795" calcext:value-type="float">
            <text:p>17.606683795</text:p>
          </table:table-cell>
          <table:table-cell office:value-type="float" office:value="1.99136514082" calcext:value-type="float">
            <text:p>1.9913651408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2" calcext:value-type="float">
            <text:p>0.052</text:p>
          </table:table-cell>
          <table:table-cell office:value-type="float" office:value="17.5316741707" calcext:value-type="float">
            <text:p>17.5316741707</text:p>
          </table:table-cell>
          <table:table-cell office:value-type="float" office:value="1.98489202346" calcext:value-type="float">
            <text:p>1.9848920234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office:value-type="float" office:value="17.6223305747" calcext:value-type="float">
            <text:p>17.6223305747</text:p>
          </table:table-cell>
          <table:table-cell office:value-type="float" office:value="1.97442498329" calcext:value-type="float">
            <text:p>1.9744249832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5" calcext:value-type="float">
            <text:p>0.045</text:p>
          </table:table-cell>
          <table:table-cell office:value-type="float" office:value="17.5094827288" calcext:value-type="float">
            <text:p>17.5094827288</text:p>
          </table:table-cell>
          <table:table-cell office:value-type="float" office:value="1.98538167823" calcext:value-type="float">
            <text:p>1.9853816782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6" calcext:value-type="float">
            <text:p>0.066</text:p>
          </table:table-cell>
          <table:table-cell office:value-type="float" office:value="17.6365015547" calcext:value-type="float">
            <text:p>17.6365015547</text:p>
          </table:table-cell>
          <table:table-cell office:value-type="float" office:value="1.98834578068" calcext:value-type="float">
            <text:p>1.9883457806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2" calcext:value-type="float">
            <text:p>0.072</text:p>
          </table:table-cell>
          <table:table-cell office:value-type="float" office:value="17.5606098792" calcext:value-type="float">
            <text:p>17.5606098792</text:p>
          </table:table-cell>
          <table:table-cell office:value-type="float" office:value="1.99394067973" calcext:value-type="float">
            <text:p>1.9939406797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3" calcext:value-type="float">
            <text:p>0.043</text:p>
          </table:table-cell>
          <table:table-cell office:value-type="float" office:value="17.5816109001" calcext:value-type="float">
            <text:p>17.5816109001</text:p>
          </table:table-cell>
          <table:table-cell office:value-type="float" office:value="1.97122785572" calcext:value-type="float">
            <text:p>1.9712278557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52:.C61])" office:value-type="float" office:value="0.0675" calcext:value-type="float">
            <text:p>0.0675</text:p>
          </table:table-cell>
          <table:table-cell table:formula="of:=AVERAGE([.D52:.D61])" office:value-type="float" office:value="0.0545" calcext:value-type="float">
            <text:p>0.0545</text:p>
          </table:table-cell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<text:s/>anyons </text:p>
          </table:table-cell>
          <table:table-cell office:value-type="string" calcext:value-type="string">
            <text:p><text:s/>CorrLen </text:p>
          </table:table-cell>
          <table:table-cell office:value-type="string" calcext:value-type="string">
            <text:p><text:s/>q1 failure 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<text:s/>Avg man dist</text:p>
          </table:table-cell>
          <table:table-cell office:value-type="string" calcext:value-type="string">
            <text:p><text:s/>Avg Match Dist</text:p>
          </table:table-cell>
          <table:table-cell office:value-type="string" calcext:value-type="string">
            <text:p><text:s/>expected len</text:p>
          </table:table-cell>
          <table:table-cell table:style-name="ce1" office:value-type="string" calcext:value-type="string">
            <text:p><text:s/>q1 failure </text:p>
          </table:table-cell>
          <table:table-cell table:style-name="ce1" office:value-type="string" calcext:value-type="string">
            <text:p><text:s/>q2 failure 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1583333333" calcext:value-type="float">
            <text:p>0.121583333333</text:p>
          </table:table-cell>
          <table:table-cell office:value-type="float" office:value="0.101666666667" calcext:value-type="float">
            <text:p>0.101666666667</text:p>
          </table:table-cell>
          <table:table-cell office:value-type="float" office:value="18.1036687358" calcext:value-type="float">
            <text:p>18.1036687358</text:p>
          </table:table-cell>
          <table:table-cell office:value-type="float" office:value="1.94793841354" calcext:value-type="float">
            <text:p>1.9479384135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121583333333" calcext:value-type="float">
            <text:p>0.121583333333</text:p>
          </table:table-cell>
          <table:table-cell table:style-name="ce1" office:value-type="float" office:value="0.101666666667" calcext:value-type="float">
            <text:p>0.101666666667</text:p>
          </table:table-cell>
          <table:table-cell table:formula="of:=AVERAGE([.H69:.I69])" office:value-type="float" office:value="0.111625" calcext:value-type="float">
            <text:p>0.1116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4416666667" calcext:value-type="float">
            <text:p>0.124416666667</text:p>
          </table:table-cell>
          <table:table-cell office:value-type="float" office:value="0.103" calcext:value-type="float">
            <text:p>0.103</text:p>
          </table:table-cell>
          <table:table-cell office:value-type="float" office:value="18.0981912441" calcext:value-type="float">
            <text:p>18.0981912441</text:p>
          </table:table-cell>
          <table:table-cell office:value-type="float" office:value="1.94563518542" calcext:value-type="float">
            <text:p>1.9456351854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124416666667" calcext:value-type="float">
            <text:p>0.124416666667</text:p>
          </table:table-cell>
          <table:table-cell table:style-name="ce1" office:value-type="float" office:value="0.103" calcext:value-type="float">
            <text:p>0.103</text:p>
          </table:table-cell>
          <table:table-cell table:formula="of:=AVERAGE([.H70:.I70])" office:value-type="float" office:value="0.1137083333335" calcext:value-type="float">
            <text:p>0.11370833333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1925" calcext:value-type="float">
            <text:p>0.11925</text:p>
          </table:table-cell>
          <table:table-cell office:value-type="float" office:value="0.0989166666667" calcext:value-type="float">
            <text:p>0.0989166666667</text:p>
          </table:table-cell>
          <table:table-cell office:value-type="float" office:value="18.0717415889" calcext:value-type="float">
            <text:p>18.0717415889</text:p>
          </table:table-cell>
          <table:table-cell office:value-type="float" office:value="1.95029621171" calcext:value-type="float">
            <text:p>1.9502962117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11925" calcext:value-type="float">
            <text:p>0.11925</text:p>
          </table:table-cell>
          <table:table-cell table:style-name="ce1" office:value-type="float" office:value="0.0989166666667" calcext:value-type="float">
            <text:p>0.0989166666667</text:p>
          </table:table-cell>
          <table:table-cell table:formula="of:=AVERAGE([.H71:.I71])" office:value-type="float" office:value="0.10908333333335" calcext:value-type="float">
            <text:p>0.109083333333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3083333333" calcext:value-type="float">
            <text:p>0.123083333333</text:p>
          </table:table-cell>
          <table:table-cell office:value-type="float" office:value="0.100666666667" calcext:value-type="float">
            <text:p>0.100666666667</text:p>
          </table:table-cell>
          <table:table-cell office:value-type="float" office:value="18.055965162" calcext:value-type="float">
            <text:p>18.055965162</text:p>
          </table:table-cell>
          <table:table-cell office:value-type="float" office:value="1.94658345579" calcext:value-type="float">
            <text:p>1.9465834557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123083333333" calcext:value-type="float">
            <text:p>0.123083333333</text:p>
          </table:table-cell>
          <table:table-cell table:style-name="ce1" office:value-type="float" office:value="0.100666666667" calcext:value-type="float">
            <text:p>0.100666666667</text:p>
          </table:table-cell>
          <table:table-cell table:formula="of:=AVERAGE([.H72:.I72])" office:value-type="float" office:value="0.111875" calcext:value-type="float">
            <text:p>0.1118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6916666667" calcext:value-type="float">
            <text:p>0.126916666667</text:p>
          </table:table-cell>
          <table:table-cell office:value-type="float" office:value="0.109" calcext:value-type="float">
            <text:p>0.109</text:p>
          </table:table-cell>
          <table:table-cell office:value-type="float" office:value="18.0657098923" calcext:value-type="float">
            <text:p>18.0657098923</text:p>
          </table:table-cell>
          <table:table-cell office:value-type="float" office:value="1.9472070879" calcext:value-type="float">
            <text:p>1.947207087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126916666667" calcext:value-type="float">
            <text:p>0.126916666667</text:p>
          </table:table-cell>
          <table:table-cell table:style-name="ce1" office:value-type="float" office:value="0.109" calcext:value-type="float">
            <text:p>0.109</text:p>
          </table:table-cell>
          <table:table-cell table:formula="of:=AVERAGE([.H73:.I73])" office:value-type="float" office:value="0.1179583333335" calcext:value-type="float">
            <text:p>0.11795833333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425" calcext:value-type="float">
            <text:p>0.12425</text:p>
          </table:table-cell>
          <table:table-cell office:value-type="float" office:value="0.104416666667" calcext:value-type="float">
            <text:p>0.104416666667</text:p>
          </table:table-cell>
          <table:table-cell office:value-type="float" office:value="18.0541647594" calcext:value-type="float">
            <text:p>18.0541647594</text:p>
          </table:table-cell>
          <table:table-cell office:value-type="float" office:value="1.94694715998" calcext:value-type="float">
            <text:p>1.9469471599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12425" calcext:value-type="float">
            <text:p>0.12425</text:p>
          </table:table-cell>
          <table:table-cell table:style-name="ce1" office:value-type="float" office:value="0.104416666667" calcext:value-type="float">
            <text:p>0.104416666667</text:p>
          </table:table-cell>
          <table:table-cell table:formula="of:=AVERAGE([.H74:.I74])" office:value-type="float" office:value="0.1143333333335" calcext:value-type="float">
            <text:p>0.11433333333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8333333333" calcext:value-type="float">
            <text:p>0.128333333333</text:p>
          </table:table-cell>
          <table:table-cell office:value-type="float" office:value="0.1055" calcext:value-type="float">
            <text:p>0.1055</text:p>
          </table:table-cell>
          <table:table-cell office:value-type="float" office:value="18.0334968188" calcext:value-type="float">
            <text:p>18.0334968188</text:p>
          </table:table-cell>
          <table:table-cell office:value-type="float" office:value="1.9472901441" calcext:value-type="float">
            <text:p>1.947290144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128333333333" calcext:value-type="float">
            <text:p>0.128333333333</text:p>
          </table:table-cell>
          <table:table-cell table:style-name="ce1" office:value-type="float" office:value="0.1055" calcext:value-type="float">
            <text:p>0.1055</text:p>
          </table:table-cell>
          <table:table-cell table:formula="of:=AVERAGE([.H75:.I75])" office:value-type="float" office:value="0.1169166666665" calcext:value-type="float">
            <text:p>0.11691666666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9333333333" calcext:value-type="float">
            <text:p>0.129333333333</text:p>
          </table:table-cell>
          <table:table-cell office:value-type="float" office:value="0.106833333333" calcext:value-type="float">
            <text:p>0.106833333333</text:p>
          </table:table-cell>
          <table:table-cell office:value-type="float" office:value="18.017306476" calcext:value-type="float">
            <text:p>18.017306476</text:p>
          </table:table-cell>
          <table:table-cell office:value-type="float" office:value="1.94885158275" calcext:value-type="float">
            <text:p>1.9488515827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129333333333" calcext:value-type="float">
            <text:p>0.129333333333</text:p>
          </table:table-cell>
          <table:table-cell table:style-name="ce1" office:value-type="float" office:value="0.106833333333" calcext:value-type="float">
            <text:p>0.106833333333</text:p>
          </table:table-cell>
          <table:table-cell table:formula="of:=AVERAGE([.H76:.I76])" office:value-type="float" office:value="0.118083333333" calcext:value-type="float">
            <text:p>0.11808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0.11425" calcext:value-type="float">
            <text:p>0.11425</text:p>
          </table:table-cell>
          <table:table-cell office:value-type="float" office:value="17.9996529916" calcext:value-type="float">
            <text:p>17.9996529916</text:p>
          </table:table-cell>
          <table:table-cell office:value-type="float" office:value="1.94682781341" calcext:value-type="float">
            <text:p>1.9468278134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13875" calcext:value-type="float">
            <text:p>0.13875</text:p>
          </table:table-cell>
          <table:table-cell table:style-name="ce1" office:value-type="float" office:value="0.11425" calcext:value-type="float">
            <text:p>0.11425</text:p>
          </table:table-cell>
          <table:table-cell table:formula="of:=AVERAGE([.H77:.I77])" office:value-type="float" office:value="0.1265" calcext:value-type="float">
            <text:p>0.12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34416666667" calcext:value-type="float">
            <text:p>0.134416666667</text:p>
          </table:table-cell>
          <table:table-cell office:value-type="float" office:value="0.109333333333" calcext:value-type="float">
            <text:p>0.109333333333</text:p>
          </table:table-cell>
          <table:table-cell office:value-type="float" office:value="17.9781804005" calcext:value-type="float">
            <text:p>17.9781804005</text:p>
          </table:table-cell>
          <table:table-cell office:value-type="float" office:value="1.94855224769" calcext:value-type="float">
            <text:p>1.9485522476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134416666667" calcext:value-type="float">
            <text:p>0.134416666667</text:p>
          </table:table-cell>
          <table:table-cell table:style-name="ce1" office:value-type="float" office:value="0.109333333333" calcext:value-type="float">
            <text:p>0.109333333333</text:p>
          </table:table-cell>
          <table:table-cell table:formula="of:=AVERAGE([.H78:.I78])" office:value-type="float" office:value="0.121875" calcext:value-type="float">
            <text:p>0.1218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17833333333" calcext:value-type="float">
            <text:p>0.117833333333</text:p>
          </table:table-cell>
          <table:table-cell office:value-type="float" office:value="0.0979166666667" calcext:value-type="float">
            <text:p>0.0979166666667</text:p>
          </table:table-cell>
          <table:table-cell office:value-type="float" office:value="17.9483379651" calcext:value-type="float">
            <text:p>17.9483379651</text:p>
          </table:table-cell>
          <table:table-cell office:value-type="float" office:value="2.03954854872" calcext:value-type="float">
            <text:p>2.0395485487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117833333333" calcext:value-type="float">
            <text:p>0.117833333333</text:p>
          </table:table-cell>
          <table:table-cell table:style-name="ce1" office:value-type="float" office:value="0.0979166666667" calcext:value-type="float">
            <text:p>0.0979166666667</text:p>
          </table:table-cell>
          <table:table-cell table:formula="of:=AVERAGE([.H79:.I79])" office:value-type="float" office:value="0.10787499999985" calcext:value-type="float">
            <text:p>0.107874999999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0941666666667" calcext:value-type="float">
            <text:p>0.0941666666667</text:p>
          </table:table-cell>
          <table:table-cell office:value-type="float" office:value="17.9207459261" calcext:value-type="float">
            <text:p>17.9207459261</text:p>
          </table:table-cell>
          <table:table-cell office:value-type="float" office:value="1.98366221503" calcext:value-type="float">
            <text:p>1.9836622150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1165" calcext:value-type="float">
            <text:p>0.1165</text:p>
          </table:table-cell>
          <table:table-cell table:style-name="ce1" office:value-type="float" office:value="0.0941666666667" calcext:value-type="float">
            <text:p>0.0941666666667</text:p>
          </table:table-cell>
          <table:table-cell table:formula="of:=AVERAGE([.H80:.I80])" office:value-type="float" office:value="0.10533333333335" calcext:value-type="float">
            <text:p>0.105333333333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34166666667" calcext:value-type="float">
            <text:p>0.134166666667</text:p>
          </table:table-cell>
          <table:table-cell office:value-type="float" office:value="0.111916666667" calcext:value-type="float">
            <text:p>0.111916666667</text:p>
          </table:table-cell>
          <table:table-cell office:value-type="float" office:value="17.9026617053" calcext:value-type="float">
            <text:p>17.9026617053</text:p>
          </table:table-cell>
          <table:table-cell office:value-type="float" office:value="1.95203232632" calcext:value-type="float">
            <text:p>1.9520323263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134166666667" calcext:value-type="float">
            <text:p>0.134166666667</text:p>
          </table:table-cell>
          <table:table-cell table:style-name="ce1" office:value-type="float" office:value="0.111916666667" calcext:value-type="float">
            <text:p>0.111916666667</text:p>
          </table:table-cell>
          <table:table-cell table:formula="of:=AVERAGE([.H81:.I81])" office:value-type="float" office:value="0.123041666667" calcext:value-type="float">
            <text:p>0.123041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128083333333" calcext:value-type="float">
            <text:p>0.128083333333</text:p>
          </table:table-cell>
          <table:table-cell office:value-type="float" office:value="17.878745604" calcext:value-type="float">
            <text:p>17.878745604</text:p>
          </table:table-cell>
          <table:table-cell office:value-type="float" office:value="1.94978147848" calcext:value-type="float">
            <text:p>1.9497814784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1505" calcext:value-type="float">
            <text:p>0.1505</text:p>
          </table:table-cell>
          <table:table-cell table:style-name="ce1" office:value-type="float" office:value="0.128083333333" calcext:value-type="float">
            <text:p>0.128083333333</text:p>
          </table:table-cell>
          <table:table-cell table:formula="of:=AVERAGE([.H82:.I82])" office:value-type="float" office:value="0.1392916666665" calcext:value-type="float">
            <text:p>0.13929166666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52833333333" calcext:value-type="float">
            <text:p>0.152833333333</text:p>
          </table:table-cell>
          <table:table-cell office:value-type="float" office:value="0.127083333333" calcext:value-type="float">
            <text:p>0.127083333333</text:p>
          </table:table-cell>
          <table:table-cell office:value-type="float" office:value="17.8467133932" calcext:value-type="float">
            <text:p>17.8467133932</text:p>
          </table:table-cell>
          <table:table-cell office:value-type="float" office:value="1.95184205412" calcext:value-type="float">
            <text:p>1.9518420541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.152833333333" calcext:value-type="float">
            <text:p>0.152833333333</text:p>
          </table:table-cell>
          <table:table-cell table:style-name="ce1" office:value-type="float" office:value="0.127083333333" calcext:value-type="float">
            <text:p>0.127083333333</text:p>
          </table:table-cell>
          <table:table-cell table:formula="of:=AVERAGE([.H83:.I83])" office:value-type="float" office:value="0.139958333333" calcext:value-type="float">
            <text:p>0.139958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122083333333" calcext:value-type="float">
            <text:p>0.122083333333</text:p>
          </table:table-cell>
          <table:table-cell office:value-type="float" office:value="17.8359504554" calcext:value-type="float">
            <text:p>17.8359504554</text:p>
          </table:table-cell>
          <table:table-cell office:value-type="float" office:value="1.94716053594" calcext:value-type="float">
            <text:p>1.9471605359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1495" calcext:value-type="float">
            <text:p>0.1495</text:p>
          </table:table-cell>
          <table:table-cell table:style-name="ce1" office:value-type="float" office:value="0.122083333333" calcext:value-type="float">
            <text:p>0.122083333333</text:p>
          </table:table-cell>
          <table:table-cell table:formula="of:=AVERAGE([.H84:.I84])" office:value-type="float" office:value="0.1357916666665" calcext:value-type="float">
            <text:p>0.13579166666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55083333333" calcext:value-type="float">
            <text:p>0.155083333333</text:p>
          </table:table-cell>
          <table:table-cell office:value-type="float" office:value="0.129666666667" calcext:value-type="float">
            <text:p>0.129666666667</text:p>
          </table:table-cell>
          <table:table-cell office:value-type="float" office:value="17.7987275193" calcext:value-type="float">
            <text:p>17.7987275193</text:p>
          </table:table-cell>
          <table:table-cell office:value-type="float" office:value="1.95108854323" calcext:value-type="float">
            <text:p>1.9510885432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155083333333" calcext:value-type="float">
            <text:p>0.155083333333</text:p>
          </table:table-cell>
          <table:table-cell table:style-name="ce1" office:value-type="float" office:value="0.129666666667" calcext:value-type="float">
            <text:p>0.129666666667</text:p>
          </table:table-cell>
          <table:table-cell table:formula="of:=AVERAGE([.H85:.I85])" office:value-type="float" office:value="0.142375" calcext:value-type="float">
            <text:p>0.1423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49166666667" calcext:value-type="float">
            <text:p>0.149166666667</text:p>
          </table:table-cell>
          <table:table-cell office:value-type="float" office:value="0.123416666667" calcext:value-type="float">
            <text:p>0.123416666667</text:p>
          </table:table-cell>
          <table:table-cell office:value-type="float" office:value="17.7559087015" calcext:value-type="float">
            <text:p>17.7559087015</text:p>
          </table:table-cell>
          <table:table-cell office:value-type="float" office:value="1.9490714203" calcext:value-type="float">
            <text:p>1.949071420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.149166666667" calcext:value-type="float">
            <text:p>0.149166666667</text:p>
          </table:table-cell>
          <table:table-cell table:style-name="ce1" office:value-type="float" office:value="0.123416666667" calcext:value-type="float">
            <text:p>0.123416666667</text:p>
          </table:table-cell>
          <table:table-cell table:formula="of:=AVERAGE([.H86:.I86])" office:value-type="float" office:value="0.136291666667" calcext:value-type="float">
            <text:p>0.136291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42833333333" calcext:value-type="float">
            <text:p>0.142833333333</text:p>
          </table:table-cell>
          <table:table-cell office:value-type="float" office:value="0.117416666667" calcext:value-type="float">
            <text:p>0.117416666667</text:p>
          </table:table-cell>
          <table:table-cell office:value-type="float" office:value="17.7408625653" calcext:value-type="float">
            <text:p>17.7408625653</text:p>
          </table:table-cell>
          <table:table-cell office:value-type="float" office:value="1.94868782723" calcext:value-type="float">
            <text:p>1.9486878272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0.142833333333" calcext:value-type="float">
            <text:p>0.142833333333</text:p>
          </table:table-cell>
          <table:table-cell table:style-name="ce1" office:value-type="float" office:value="0.117416666667" calcext:value-type="float">
            <text:p>0.117416666667</text:p>
          </table:table-cell>
          <table:table-cell table:formula="of:=AVERAGE([.H87:.I87])" office:value-type="float" office:value="0.130125" calcext:value-type="float">
            <text:p>0.130125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41333333333" calcext:value-type="float">
            <text:p>0.141333333333</text:p>
          </table:table-cell>
          <table:table-cell office:value-type="float" office:value="0.115583333333" calcext:value-type="float">
            <text:p>0.115583333333</text:p>
          </table:table-cell>
          <table:table-cell office:value-type="float" office:value="17.6852168208" calcext:value-type="float">
            <text:p>17.6852168208</text:p>
          </table:table-cell>
          <table:table-cell office:value-type="float" office:value="1.94804530745" calcext:value-type="float">
            <text:p>1.9480453074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.141333333333" calcext:value-type="float">
            <text:p>0.141333333333</text:p>
          </table:table-cell>
          <table:table-cell table:style-name="ce1" office:value-type="float" office:value="0.115583333333" calcext:value-type="float">
            <text:p>0.115583333333</text:p>
          </table:table-cell>
          <table:table-cell table:formula="of:=AVERAGE([.H88:.I88])" office:value-type="float" office:value="0.128458333333" calcext:value-type="float">
            <text:p>0.128458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9333333333" calcext:value-type="float">
            <text:p>0.129333333333</text:p>
          </table:table-cell>
          <table:table-cell office:value-type="float" office:value="0.107416666667" calcext:value-type="float">
            <text:p>0.107416666667</text:p>
          </table:table-cell>
          <table:table-cell office:value-type="float" office:value="17.6694982807" calcext:value-type="float">
            <text:p>17.6694982807</text:p>
          </table:table-cell>
          <table:table-cell office:value-type="float" office:value="1.94657547002" calcext:value-type="float">
            <text:p>1.9465754700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.129333333333" calcext:value-type="float">
            <text:p>0.129333333333</text:p>
          </table:table-cell>
          <table:table-cell table:style-name="ce1" office:value-type="float" office:value="0.107416666667" calcext:value-type="float">
            <text:p>0.107416666667</text:p>
          </table:table-cell>
          <table:table-cell table:formula="of:=AVERAGE([.H89:.I89])" office:value-type="float" office:value="0.118375" calcext:value-type="float">
            <text:p>0.1183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3666666667" calcext:value-type="float">
            <text:p>0.113666666667</text:p>
          </table:table-cell>
          <table:table-cell office:value-type="float" office:value="17.66179769" calcext:value-type="float">
            <text:p>17.66179769</text:p>
          </table:table-cell>
          <table:table-cell office:value-type="float" office:value="1.94886502185" calcext:value-type="float">
            <text:p>1.9488650218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13666666667" calcext:value-type="float">
            <text:p>0.113666666667</text:p>
          </table:table-cell>
          <table:table-cell table:formula="of:=AVERAGE([.H90:.I90])" office:value-type="float" office:value="0.1238333333335" calcext:value-type="float">
            <text:p>0.12383333333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32583333333" calcext:value-type="float">
            <text:p>0.132583333333</text:p>
          </table:table-cell>
          <table:table-cell office:value-type="float" office:value="0.110833333333" calcext:value-type="float">
            <text:p>0.110833333333</text:p>
          </table:table-cell>
          <table:table-cell office:value-type="float" office:value="17.6601632692" calcext:value-type="float">
            <text:p>17.6601632692</text:p>
          </table:table-cell>
          <table:table-cell office:value-type="float" office:value="1.94855561076" calcext:value-type="float">
            <text:p>1.94855561076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.132583333333" calcext:value-type="float">
            <text:p>0.132583333333</text:p>
          </table:table-cell>
          <table:table-cell table:style-name="ce1" office:value-type="float" office:value="0.110833333333" calcext:value-type="float">
            <text:p>0.110833333333</text:p>
          </table:table-cell>
          <table:table-cell table:formula="of:=AVERAGE([.H91:.I91])" office:value-type="float" office:value="0.121708333333" calcext:value-type="float">
            <text:p>0.121708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5833333333" calcext:value-type="float">
            <text:p>0.125833333333</text:p>
          </table:table-cell>
          <table:table-cell office:value-type="float" office:value="0.10275" calcext:value-type="float">
            <text:p>0.10275</text:p>
          </table:table-cell>
          <table:table-cell office:value-type="float" office:value="17.6745421794" calcext:value-type="float">
            <text:p>17.6745421794</text:p>
          </table:table-cell>
          <table:table-cell office:value-type="float" office:value="1.94593959975" calcext:value-type="float">
            <text:p>1.94593959975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.125833333333" calcext:value-type="float">
            <text:p>0.125833333333</text:p>
          </table:table-cell>
          <table:table-cell table:style-name="ce1" office:value-type="float" office:value="0.10275" calcext:value-type="float">
            <text:p>0.10275</text:p>
          </table:table-cell>
          <table:table-cell table:formula="of:=AVERAGE([.H92:.I92])" office:value-type="float" office:value="0.1142916666665" calcext:value-type="float">
            <text:p>0.1142916666665</text:p>
          </table:table-cell>
          <table:table-cell/>
          <table:table-cell office:value-type="string" calcext:value-type="string">
            <text:p>lowrange:</text:p>
          </table:table-cell>
          <table:table-cell office:value-type="string" calcext:value-type="string">
            <text:p>gaussian just adds to the least weight match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5333333333" calcext:value-type="float">
            <text:p>0.125333333333</text:p>
          </table:table-cell>
          <table:table-cell office:value-type="float" office:value="0.105166666667" calcext:value-type="float">
            <text:p>0.105166666667</text:p>
          </table:table-cell>
          <table:table-cell office:value-type="float" office:value="17.6708859002" calcext:value-type="float">
            <text:p>17.6708859002</text:p>
          </table:table-cell>
          <table:table-cell office:value-type="float" office:value="1.94818897795" calcext:value-type="float">
            <text:p>1.94818897795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0.125333333333" calcext:value-type="float">
            <text:p>0.125333333333</text:p>
          </table:table-cell>
          <table:table-cell table:style-name="ce1" office:value-type="float" office:value="0.105166666667" calcext:value-type="float">
            <text:p>0.105166666667</text:p>
          </table:table-cell>
          <table:table-cell table:formula="of:=AVERAGE([.H93:.I93])" office:value-type="float" office:value="0.11525" calcext:value-type="float">
            <text:p>0.11525</text:p>
          </table:table-cell>
          <table:table-cell/>
          <table:table-cell office:value-type="string" calcext:value-type="string">
            <text:p>high rage:</text:p>
          </table:table-cell>
          <table:table-cell office:value-type="string" calcext:value-type="string">
            <text:p>no effect, as matchings of this leng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02833333333" calcext:value-type="float">
            <text:p>0.102833333333</text:p>
          </table:table-cell>
          <table:table-cell office:value-type="float" office:value="17.7028828199" calcext:value-type="float">
            <text:p>17.7028828199</text:p>
          </table:table-cell>
          <table:table-cell office:value-type="float" office:value="1.94900942722" calcext:value-type="float">
            <text:p>1.94900942722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0.1265" calcext:value-type="float">
            <text:p>0.1265</text:p>
          </table:table-cell>
          <table:table-cell table:style-name="ce1" office:value-type="float" office:value="0.102833333333" calcext:value-type="float">
            <text:p>0.102833333333</text:p>
          </table:table-cell>
          <table:table-cell table:formula="of:=AVERAGE([.H94:.I94])" office:value-type="float" office:value="0.1146666666665" calcext:value-type="float">
            <text:p>0.1146666666665</text:p>
          </table:table-cell>
          <table:table-cell/>
          <table:table-cell office:value-type="string" calcext:value-type="string">
            <text:p>dip:</text:p>
          </table:table-cell>
          <table:table-cell office:value-type="string" calcext:value-type="string">
            <text:p>near to acrual average length?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2833333333" calcext:value-type="float">
            <text:p>0.122833333333</text:p>
          </table:table-cell>
          <table:table-cell office:value-type="float" office:value="0.103583333333" calcext:value-type="float">
            <text:p>0.103583333333</text:p>
          </table:table-cell>
          <table:table-cell office:value-type="float" office:value="17.7149824204" calcext:value-type="float">
            <text:p>17.7149824204</text:p>
          </table:table-cell>
          <table:table-cell office:value-type="float" office:value="1.94638858007" calcext:value-type="float">
            <text:p>1.94638858007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0.122833333333" calcext:value-type="float">
            <text:p>0.122833333333</text:p>
          </table:table-cell>
          <table:table-cell table:style-name="ce1" office:value-type="float" office:value="0.103583333333" calcext:value-type="float">
            <text:p>0.103583333333</text:p>
          </table:table-cell>
          <table:table-cell table:formula="of:=AVERAGE([.H95:.I95])" office:value-type="float" office:value="0.113208333333" calcext:value-type="float">
            <text:p>0.113208333333</text:p>
          </table:table-cell>
          <table:table-cell/>
          <table:table-cell office:value-type="string" calcext:value-type="string">
            <text:p>peak:</text:p>
          </table:table-cell>
          <table:table-cell office:value-type="string" calcext:value-type="string">
            <text:p>gaussians ruining least weight matching, without helping with correlated erro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925" calcext:value-type="float">
            <text:p>0.12925</text:p>
          </table:table-cell>
          <table:table-cell office:value-type="float" office:value="0.108166666667" calcext:value-type="float">
            <text:p>0.108166666667</text:p>
          </table:table-cell>
          <table:table-cell office:value-type="float" office:value="17.714551609" calcext:value-type="float">
            <text:p>17.714551609</text:p>
          </table:table-cell>
          <table:table-cell office:value-type="float" office:value="1.94559583027" calcext:value-type="float">
            <text:p>1.94559583027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0.12925" calcext:value-type="float">
            <text:p>0.12925</text:p>
          </table:table-cell>
          <table:table-cell table:style-name="ce1" office:value-type="float" office:value="0.108166666667" calcext:value-type="float">
            <text:p>0.108166666667</text:p>
          </table:table-cell>
          <table:table-cell table:formula="of:=AVERAGE([.H96:.I96])" office:value-type="float" office:value="0.1187083333335" calcext:value-type="float">
            <text:p>0.11870833333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3333333333" calcext:value-type="float">
            <text:p>0.103333333333</text:p>
          </table:table-cell>
          <table:table-cell office:value-type="float" office:value="17.7579079434" calcext:value-type="float">
            <text:p>17.7579079434</text:p>
          </table:table-cell>
          <table:table-cell office:value-type="float" office:value="1.94789362934" calcext:value-type="float">
            <text:p>1.94789362934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03333333333" calcext:value-type="float">
            <text:p>0.103333333333</text:p>
          </table:table-cell>
          <table:table-cell table:formula="of:=AVERAGE([.H97:.I97])" office:value-type="float" office:value="0.1141666666665" calcext:value-type="float">
            <text:p>0.11416666666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7833333333" calcext:value-type="float">
            <text:p>0.127833333333</text:p>
          </table:table-cell>
          <table:table-cell office:value-type="float" office:value="0.105583333333" calcext:value-type="float">
            <text:p>0.105583333333</text:p>
          </table:table-cell>
          <table:table-cell office:value-type="float" office:value="17.7451999422" calcext:value-type="float">
            <text:p>17.7451999422</text:p>
          </table:table-cell>
          <table:table-cell office:value-type="float" office:value="1.94832734956" calcext:value-type="float">
            <text:p>1.94832734956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0.127833333333" calcext:value-type="float">
            <text:p>0.127833333333</text:p>
          </table:table-cell>
          <table:table-cell table:style-name="ce1" office:value-type="float" office:value="0.105583333333" calcext:value-type="float">
            <text:p>0.105583333333</text:p>
          </table:table-cell>
          <table:table-cell table:formula="of:=AVERAGE([.H98:.I98])" office:value-type="float" office:value="0.116708333333" calcext:value-type="float">
            <text:p>0.116708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5416666667" calcext:value-type="float">
            <text:p>0.125416666667</text:p>
          </table:table-cell>
          <table:table-cell office:value-type="float" office:value="0.104416666667" calcext:value-type="float">
            <text:p>0.104416666667</text:p>
          </table:table-cell>
          <table:table-cell office:value-type="float" office:value="17.7807116136" calcext:value-type="float">
            <text:p>17.7807116136</text:p>
          </table:table-cell>
          <table:table-cell office:value-type="float" office:value="1.94734115172" calcext:value-type="float">
            <text:p>1.94734115172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0.125416666667" calcext:value-type="float">
            <text:p>0.125416666667</text:p>
          </table:table-cell>
          <table:table-cell table:style-name="ce1" office:value-type="float" office:value="0.104416666667" calcext:value-type="float">
            <text:p>0.104416666667</text:p>
          </table:table-cell>
          <table:table-cell table:formula="of:=AVERAGE([.H99:.I99])" office:value-type="float" office:value="0.114916666667" calcext:value-type="float">
            <text:p>0.11491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125833333333" calcext:value-type="float">
            <text:p>0.125833333333</text:p>
          </table:table-cell>
          <table:table-cell office:value-type="float" office:value="0.1035" calcext:value-type="float">
            <text:p>0.1035</text:p>
          </table:table-cell>
          <table:table-cell office:value-type="float" office:value="17.8255892533" calcext:value-type="float">
            <text:p>17.8255892533</text:p>
          </table:table-cell>
          <table:table-cell office:value-type="float" office:value="1.94748746936" calcext:value-type="float">
            <text:p>1.94748746936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0.125833333333" calcext:value-type="float">
            <text:p>0.125833333333</text:p>
          </table:table-cell>
          <table:table-cell table:style-name="ce1" office:value-type="float" office:value="0.1035" calcext:value-type="float">
            <text:p>0.1035</text:p>
          </table:table-cell>
          <table:table-cell table:formula="of:=AVERAGE([.H100:.I100])" office:value-type="float" office:value="0.1146666666665" calcext:value-type="float">
            <text:p>0.1146666666665</text:p>
          </table:table-cell>
          <table:table-cell table:number-columns-repeated="3"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re run with just 1 long error? </text:p>
          </table:table-cell>
          <table:table-cell/>
        </table:table-row>
      </table:table>
      <table:table table:name="Sheet4" table:style-name="ta1">
        <table:shapes>
          <draw:frame draw:z-index="0" draw:style-name="gr1" draw:text-style-name="P1" svg:width="159.99mm" svg:height="89.99mm" svg:x="216.54mm" svg:y="2.81mm">
            <loext:p draw:notify-on-update-of-ranges="Sheet4.G2:Sheet4.G11 Sheet4.H1:Sheet4.H1 Sheet4.H2:Sheet4.H11 Sheet4.G2:Sheet4.G11 Sheet4.I1:Sheet4.I1 Sheet4.I2:Sheet4.I1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9.97mm" svg:height="89.86mm" svg:x="288.18mm" svg:y="109.14mm">
            <loext:p draw:notify-on-update-of-ranges="Sheet4.E31:Sheet4.E38 Sheet4.F31:Sheet4.F38 Sheet4.E31:Sheet4.E38 Sheet4.G31:Sheet4.G3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159.99mm" svg:height="89.99mm" svg:x="294.52mm" svg:y="157.23mm">
            <loext:p draw:notify-on-update-of-ranges="Sheet4.E31:Sheet4.E41 Sheet4.H31:Sheet4.H41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159.99mm" svg:height="89.99mm" svg:x="271.94mm" svg:y="357.72mm">
            <loext:p draw:notify-on-update-of-ranges="Sheet4.J81:Sheet4.J89 Sheet4.K80:Sheet4.K80 Sheet4.K81:Sheet4.K89 Sheet4.J81:Sheet4.J89 Sheet4.L80:Sheet4.L80 Sheet4.L81:Sheet4.L8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4" draw:style-name="gr1" draw:text-style-name="P1" svg:width="159.99mm" svg:height="89.99mm" svg:x="205.09mm" svg:y="466.41mm">
            <loext:p draw:notify-on-update-of-ranges="Sheet4.C105:Sheet4.C126 Sheet4.F104:Sheet4.F104 Sheet4.F105:Sheet4.F126 Sheet4.C105:Sheet4.C126 Sheet4.G104:Sheet4.G104 Sheet4.G105:Sheet4.G126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1" draw:text-style-name="P1" svg:width="159.97mm" svg:height="89.86mm" svg:x="201.72mm" svg:y="681.69mm">
            <loext:p draw:notify-on-update-of-ranges="Sheet4.D157:Sheet4.D166 Sheet4.E157:Sheet4.E166 Sheet4.D157:Sheet4.D166 Sheet4.F157:Sheet4.F166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6" draw:style-name="gr1" draw:text-style-name="P1" svg:width="159.98mm" svg:height="90.01mm" svg:x="204.39mm" svg:y="740.1mm">
            <loext:p draw:notify-on-update-of-ranges="Sheet4.D170:Sheet4.D179 Sheet4.E170:Sheet4.E179 Sheet4.D170:Sheet4.D179 Sheet4.F170:Sheet4.F179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7" draw:style-name="gr1" draw:text-style-name="P1" svg:width="159.98mm" svg:height="90.01mm" svg:x="163.54mm" svg:y="834.02mm">
            <loext:p draw:notify-on-update-of-ranges="Sheet4.D187:Sheet4.D196 Sheet4.E186:Sheet4.E186 Sheet4.E187:Sheet4.E196 Sheet4.D187:Sheet4.D196 Sheet4.F186:Sheet4.F186 Sheet4.F187:Sheet4.F196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8" draw:style-name="gr1" draw:text-style-name="P1" svg:width="159.99mm" svg:height="89.99mm" svg:x="136.47mm" svg:y="1035.06mm">
            <loext:p draw:notify-on-update-of-ranges="Sheet4.D230:Sheet4.D269 Sheet4.E230:Sheet4.E269 Sheet4.D230:Sheet4.D269 Sheet4.F230:Sheet4.F269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9" draw:style-name="gr1" draw:text-style-name="P1" svg:width="159.97mm" svg:height="90.01mm" svg:x="159.83mm" svg:y="1168.62mm">
            <loext:p draw:notify-on-update-of-ranges="Sheet4.D271:Sheet4.D280 Sheet4.E271:Sheet4.E280 Sheet4.D271:Sheet4.D280 Sheet4.F271:Sheet4.F280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0" draw:style-name="gr1" draw:text-style-name="P1" svg:width="159.99mm" svg:height="89.99mm" svg:x="136.47mm" svg:y="1604.02mm">
            <loext:p draw:notify-on-update-of-ranges="Sheet4.D289:Sheet4.D393 Sheet4.E289:Sheet4.E393 Sheet4.D289:Sheet4.D393 Sheet4.F289:Sheet4.F393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<text:s/>expected le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 unadjust</text:p>
          </table:table-cell>
          <table:table-cell office:value-type="string" calcext:value-type="string">
            <text:p>q2 unadjust</text:p>
          </table:table-cell>
          <table:table-cell/>
          <table:table-cell office:value-type="string" calcext:value-type="string">
            <text:p>expected length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Non-adjusted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84166666667" calcext:value-type="float">
            <text:p>0.0584166666667</text:p>
          </table:table-cell>
          <table:table-cell office:value-type="float" office:value="0.0494166666667" calcext:value-type="float">
            <text:p>0.0494166666667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/>
          <table:table-cell table:formula="of:=[.A2]" office:value-type="float" office:value="0" calcext:value-type="float">
            <text:p>0</text:p>
          </table:table-cell>
          <table:table-cell table:formula="of:=AVERAGE([.B2:.C2])" office:value-type="float" office:value="0.0539166666667" calcext:value-type="float">
            <text:p>0.0539166666667</text:p>
          </table:table-cell>
          <table:table-cell table:formula="of:=AVERAGE([.D2:.E2])" office:value-type="float" office:value="0.061" calcext:value-type="float">
            <text:p>0.06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90833333333" calcext:value-type="float">
            <text:p>0.059083333333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/>
          <table:table-cell table:formula="of:=[.A3]" office:value-type="float" office:value="1" calcext:value-type="float">
            <text:p>1</text:p>
          </table:table-cell>
          <table:table-cell table:formula="of:=AVERAGE([.B3:.C3])" office:value-type="float" office:value="0.05379166666665" calcext:value-type="float">
            <text:p>0.05379166666665</text:p>
          </table:table-cell>
          <table:table-cell table:formula="of:=AVERAGE([.D3:.E3])" office:value-type="float" office:value="0.061" calcext:value-type="float">
            <text:p>0.06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225" calcext:value-type="float">
            <text:p>0.06225</text:p>
          </table:table-cell>
          <table:table-cell office:value-type="float" office:value="0.0520833333333" calcext:value-type="float">
            <text:p>0.052083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/>
          <table:table-cell table:formula="of:=[.A4]" office:value-type="float" office:value="2" calcext:value-type="float">
            <text:p>2</text:p>
          </table:table-cell>
          <table:table-cell table:formula="of:=AVERAGE([.B4:.C4])" office:value-type="float" office:value="0.05716666666665" calcext:value-type="float">
            <text:p>0.05716666666665</text:p>
          </table:table-cell>
          <table:table-cell table:formula="of:=AVERAGE([.D4:.E4])" office:value-type="float" office:value="0.061" calcext:value-type="float">
            <text:p>0.061</text:p>
          </table:table-cell>
          <table:table-cell table:number-columns-repeated="9"/>
          <table:table-cell table:style-name="ce1"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65833333333" calcext:value-type="float">
            <text:p>0.0665833333333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/>
          <table:table-cell table:formula="of:=[.A5]" office:value-type="float" office:value="3" calcext:value-type="float">
            <text:p>3</text:p>
          </table:table-cell>
          <table:table-cell table:formula="of:=AVERAGE([.B5:.C5])" office:value-type="float" office:value="0.06054166666665" calcext:value-type="float">
            <text:p>0.06054166666665</text:p>
          </table:table-cell>
          <table:table-cell table:formula="of:=AVERAGE([.D5:.E5])" office:value-type="float" office:value="0.061" calcext:value-type="float">
            <text:p>0.061</text:p>
          </table:table-cell>
          <table:table-cell table:number-columns-repeated="9"/>
          <table:table-cell table:style-name="ce2" office:value-type="string" calcext:value-type="string">
            <text:p>total qubits</text:p>
          </table:table-cell>
          <table:table-cell table:formula="of:=[.T4]*[.T4]*2"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56666666667" calcext:value-type="float">
            <text:p>0.0656666666667</text:p>
          </table:table-cell>
          <table:table-cell office:value-type="float" office:value="0.0540833333333" calcext:value-type="float">
            <text:p>0.054083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/>
          <table:table-cell table:formula="of:=[.A6]" office:value-type="float" office:value="4" calcext:value-type="float">
            <text:p>4</text:p>
          </table:table-cell>
          <table:table-cell table:formula="of:=AVERAGE([.B6:.C6])" office:value-type="float" office:value="0.059875" calcext:value-type="float">
            <text:p>0.059875</text:p>
          </table:table-cell>
          <table:table-cell table:formula="of:=AVERAGE([.D6:.E6])" office:value-type="float" office:value="0.061" calcext:value-type="float">
            <text:p>0.061</text:p>
          </table:table-cell>
          <table:table-cell table:number-columns-repeated="9"/>
          <table:table-cell table:style-name="ce1" office:value-type="string" calcext:value-type="string">
            <text:p>corr le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13333333333" calcext:value-type="float">
            <text:p>0.0613333333333</text:p>
          </table:table-cell>
          <table:table-cell office:value-type="float" office:value="0.0495833333333" calcext:value-type="float">
            <text:p>0.049583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/>
          <table:table-cell table:formula="of:=[.A7]" office:value-type="float" office:value="5" calcext:value-type="float">
            <text:p>5</text:p>
          </table:table-cell>
          <table:table-cell table:formula="of:=AVERAGE([.B7:.C7])" office:value-type="float" office:value="0.0554583333333" calcext:value-type="float">
            <text:p>0.0554583333333</text:p>
          </table:table-cell>
          <table:table-cell table:formula="of:=AVERAGE([.D7:.E7])" office:value-type="float" office:value="0.061" calcext:value-type="float">
            <text:p>0.061</text:p>
          </table:table-cell>
          <table:table-cell table:number-columns-repeated="9"/>
          <table:table-cell table:style-name="ce1" office:value-type="string" calcext:value-type="string">
            <text:p>anyon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19166666667" calcext:value-type="float">
            <text:p>0.0619166666667</text:p>
          </table:table-cell>
          <table:table-cell office:value-type="float" office:value="0.0490833333333" calcext:value-type="float">
            <text:p>0.049083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/>
          <table:table-cell table:formula="of:=[.A8]" office:value-type="float" office:value="6" calcext:value-type="float">
            <text:p>6</text:p>
          </table:table-cell>
          <table:table-cell table:formula="of:=AVERAGE([.B8:.C8])" office:value-type="float" office:value="0.0555" calcext:value-type="float">
            <text:p>0.0555</text:p>
          </table:table-cell>
          <table:table-cell table:formula="of:=AVERAGE([.D8:.E8])" office:value-type="float" office:value="0.061" calcext:value-type="float">
            <text:p>0.061</text:p>
          </table:table-cell>
          <table:table-cell table:number-columns-repeated="9"/>
          <table:table-cell table:style-name="ce2" office:value-type="string" calcext:value-type="string">
            <text:p>error rate</text:p>
          </table:table-cell>
          <table:table-cell table:formula="of:=[.T6]*[.T7]/[.T5]" office:value-type="float" office:value="0.118518518518519" calcext:value-type="float">
            <text:p>0.1185185185185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09166666667" calcext:value-type="float">
            <text:p>0.0709166666667</text:p>
          </table:table-cell>
          <table:table-cell office:value-type="float" office:value="0.0579166666667" calcext:value-type="float">
            <text:p>0.0579166666667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/>
          <table:table-cell table:formula="of:=[.A9]" office:value-type="float" office:value="7" calcext:value-type="float">
            <text:p>7</text:p>
          </table:table-cell>
          <table:table-cell table:formula="of:=AVERAGE([.B9:.C9])" office:value-type="float" office:value="0.0644166666667" calcext:value-type="float">
            <text:p>0.0644166666667</text:p>
          </table:table-cell>
          <table:table-cell table:formula="of:=AVERAGE([.D9:.E9])" office:value-type="float" office:value="0.061" calcext:value-type="float">
            <text:p>0.06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38333333333" calcext:value-type="float">
            <text:p>0.0738333333333</text:p>
          </table:table-cell>
          <table:table-cell office:value-type="float" office:value="0.0571666666667" calcext:value-type="float">
            <text:p>0.0571666666667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/>
          <table:table-cell table:formula="of:=[.A10]" office:value-type="float" office:value="8" calcext:value-type="float">
            <text:p>8</text:p>
          </table:table-cell>
          <table:table-cell table:formula="of:=AVERAGE([.B10:.C10])" office:value-type="float" office:value="0.0655" calcext:value-type="float">
            <text:p>0.0655</text:p>
          </table:table-cell>
          <table:table-cell table:formula="of:=AVERAGE([.D10:.E10])" office:value-type="float" office:value="0.061" calcext:value-type="float">
            <text:p>0.06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00833333333" calcext:value-type="float">
            <text:p>0.0700833333333</text:p>
          </table:table-cell>
          <table:table-cell office:value-type="float" office:value="0.05725" calcext:value-type="float">
            <text:p>0.0572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45" calcext:value-type="float">
            <text:p>0.0545</text:p>
          </table:table-cell>
          <table:table-cell/>
          <table:table-cell table:formula="of:=[.A11]" office:value-type="float" office:value="9" calcext:value-type="float">
            <text:p>9</text:p>
          </table:table-cell>
          <table:table-cell table:formula="of:=AVERAGE([.B11:.C11])" office:value-type="float" office:value="0.06366666666665" calcext:value-type="float">
            <text:p>0.06366666666665</text:p>
          </table:table-cell>
          <table:table-cell table:formula="of:=AVERAGE([.D11:.E11])" office:value-type="float" office:value="0.061" calcext:value-type="float">
            <text:p>0.061</text:p>
          </table:table-cell>
          <table:table-cell table:number-columns-repeated="11"/>
        </table:table-row>
        <table:table-row table:style-name="ro1" table:number-rows-repeated="19">
          <table:table-cell table:number-columns-repeated="2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582" calcext:value-type="float">
            <text:p>0.0582</text:p>
          </table:table-cell>
          <table:table-cell table:formula="of:=AVERAGE([.F31:.G31])" office:value-type="float" office:value="0.059" calcext:value-type="float">
            <text:p>0.0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61" calcext:value-type="float">
            <text:p>0.061</text:p>
          </table:table-cell>
          <table:table-cell table:formula="of:=AVERAGE([.F32:.G32])" office:value-type="float" office:value="0.0597" calcext:value-type="float">
            <text:p>0.05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06" calcext:value-type="float">
            <text:p>0.0506</text:p>
          </table:table-cell>
          <table:table-cell table:formula="of:=AVERAGE([.F33:.G33])" office:value-type="float" office:value="0.054" calcext:value-type="float">
            <text:p>0.0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48" calcext:value-type="float">
            <text:p>0.0548</text:p>
          </table:table-cell>
          <table:table-cell table:formula="of:=AVERAGE([.F34:.G34])" office:value-type="float" office:value="0.0561" calcext:value-type="float">
            <text:p>0.05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56" calcext:value-type="float">
            <text:p>0.056</text:p>
          </table:table-cell>
          <table:table-cell table:formula="of:=AVERAGE([.F35:.G35])" office:value-type="float" office:value="0.0543" calcext:value-type="float">
            <text:p>0.05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 office:value-type="float" office:value="0.0552" calcext:value-type="float">
            <text:p>0.0552</text:p>
          </table:table-cell>
          <table:table-cell table:formula="of:=AVERAGE([.F36:.G36])" office:value-type="float" office:value="0.0576" calcext:value-type="float">
            <text:p>0.05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544" calcext:value-type="float">
            <text:p>0.0544</text:p>
          </table:table-cell>
          <table:table-cell table:formula="of:=AVERAGE([.F37:.G37])" office:value-type="float" office:value="0.0534" calcext:value-type="float">
            <text:p>0.05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566" calcext:value-type="float">
            <text:p>0.0566</text:p>
          </table:table-cell>
          <table:table-cell table:formula="of:=AVERAGE([.F38:.G38])" office:value-type="float" office:value="0.0586" calcext:value-type="float">
            <text:p>0.05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61" calcext:value-type="float">
            <text:p>0.061</text:p>
          </table:table-cell>
          <table:table-cell table:formula="of:=AVERAGE([.F39:.G39])" office:value-type="float" office:value="0.0586" calcext:value-type="float">
            <text:p>0.05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58" calcext:value-type="float">
            <text:p>0.0558</text:p>
          </table:table-cell>
          <table:table-cell table:formula="of:=AVERAGE([.F40:.G40])" office:value-type="float" office:value="0.0554" calcext:value-type="float">
            <text:p>0.05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57" calcext:value-type="float">
            <text:p>0.057</text:p>
          </table:table-cell>
          <table:table-cell table:formula="of:=AVERAGE([.F41:.G41])" office:value-type="float" office:value="0.0593" calcext:value-type="float">
            <text:p>0.0593</text:p>
          </table:table-cell>
          <table:table-cell table:number-columns-repeated="12"/>
        </table:table-row>
        <table:table-row table:style-name="ro1" table:number-rows-repeated="16">
          <table:table-cell table:number-columns-repeated="20"/>
        </table:table-row>
        <table:table-row table:style-name="ro1">
          <table:table-cell/>
          <table:table-cell office:value-type="string" calcext:value-type="string">
            <text:p>adjusted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121" calcext:value-type="float">
            <text:p>0.11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152" calcext:value-type="float">
            <text:p>0.11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103" calcext:value-type="float">
            <text:p>0.11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1141" calcext:value-type="float">
            <text:p>0.11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109" calcext:value-type="float">
            <text:p>0.11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089" calcext:value-type="float">
            <text:p>0.10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075" calcext:value-type="float">
            <text:p>0.10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1042" calcext:value-type="float">
            <text:p>0.10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1171" calcext:value-type="float">
            <text:p>0.11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062" calcext:value-type="float">
            <text:p>0.10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137" calcext:value-type="float">
            <text:p>0.113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226" calcext:value-type="float">
            <text:p>0.1226</text:p>
          </table:table-cell>
          <table:table-cell table:number-columns-repeated="14"/>
        </table:table-row>
        <table:table-row table:style-name="ro1" table:number-rows-repeated="9">
          <table:table-cell table:number-columns-repeated="20"/>
        </table:table-row>
        <table:table-row table:style-name="ro1">
          <table:table-cell/>
          <table:table-cell office:value-type="string" calcext:value-type="string">
            <text:p>non adjust</text:p>
          </table:table-cell>
          <table:table-cell table:number-columns-repeated="7"/>
          <table:table-cell office:value-type="string" calcext:value-type="string">
            <text:p>ex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jus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104" calcext:value-type="float">
            <text:p>0.1104</text:p>
          </table:table-cell>
          <table:table-cell table:number-columns-repeated="3"/>
          <table:table-cell table:formula="of:=[.D81]" office:value-type="float" office:value="0" calcext:value-type="float">
            <text:p>0</text:p>
          </table:table-cell>
          <table:table-cell table:formula="of:=AVERAGE([.E81:.F81])" office:value-type="float" office:value="0.10855" calcext:value-type="float">
            <text:p>0.10855</text:p>
          </table:table-cell>
          <table:table-cell table:formula="of:=AVERAGE([.E59:.F59])" office:value-type="float" office:value="0.1111" calcext:value-type="float">
            <text:p>0.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1101" calcext:value-type="float">
            <text:p>0.1101</text:p>
          </table:table-cell>
          <table:table-cell table:number-columns-repeated="3"/>
          <table:table-cell table:formula="of:=[.D82]" office:value-type="float" office:value="1" calcext:value-type="float">
            <text:p>1</text:p>
          </table:table-cell>
          <table:table-cell table:formula="of:=AVERAGE([.E82:.F82])" office:value-type="float" office:value="0.11185" calcext:value-type="float">
            <text:p>0.11185</text:p>
          </table:table-cell>
          <table:table-cell table:formula="of:=AVERAGE([.E60:.F60])" office:value-type="float" office:value="0.11455" calcext:value-type="float">
            <text:p>0.11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1091" calcext:value-type="float">
            <text:p>0.1091</text:p>
          </table:table-cell>
          <table:table-cell table:number-columns-repeated="3"/>
          <table:table-cell table:formula="of:=[.D83]" office:value-type="float" office:value="2" calcext:value-type="float">
            <text:p>2</text:p>
          </table:table-cell>
          <table:table-cell table:formula="of:=AVERAGE([.E83:.F83])" office:value-type="float" office:value="0.1084" calcext:value-type="float">
            <text:p>0.1084</text:p>
          </table:table-cell>
          <table:table-cell table:formula="of:=AVERAGE([.E61:.F61])" office:value-type="float" office:value="0.10905" calcext:value-type="float">
            <text:p>0.10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154" calcext:value-type="float">
            <text:p>0.1154</text:p>
          </table:table-cell>
          <table:table-cell table:number-columns-repeated="3"/>
          <table:table-cell table:formula="of:=[.D84]" office:value-type="float" office:value="3" calcext:value-type="float">
            <text:p>3</text:p>
          </table:table-cell>
          <table:table-cell table:formula="of:=AVERAGE([.E84:.F84])" office:value-type="float" office:value="0.11415" calcext:value-type="float">
            <text:p>0.11415</text:p>
          </table:table-cell>
          <table:table-cell table:formula="of:=AVERAGE([.E62:.F62])" office:value-type="float" office:value="0.1134" calcext:value-type="float">
            <text:p>0.11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01" calcext:value-type="float">
            <text:p>0.1101</text:p>
          </table:table-cell>
          <table:table-cell table:number-columns-repeated="3"/>
          <table:table-cell table:formula="of:=[.D85]" office:value-type="float" office:value="4" calcext:value-type="float">
            <text:p>4</text:p>
          </table:table-cell>
          <table:table-cell table:formula="of:=AVERAGE([.E85:.F85])" office:value-type="float" office:value="0.11105" calcext:value-type="float">
            <text:p>0.11105</text:p>
          </table:table-cell>
          <table:table-cell table:formula="of:=AVERAGE([.E63:.F63])" office:value-type="float" office:value="0.10805" calcext:value-type="float">
            <text:p>0.10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097" calcext:value-type="float">
            <text:p>0.1097</text:p>
          </table:table-cell>
          <table:table-cell table:number-columns-repeated="3"/>
          <table:table-cell table:formula="of:=[.D86]" office:value-type="float" office:value="5" calcext:value-type="float">
            <text:p>5</text:p>
          </table:table-cell>
          <table:table-cell table:formula="of:=AVERAGE([.E86:.F86])" office:value-type="float" office:value="0.11015" calcext:value-type="float">
            <text:p>0.11015</text:p>
          </table:table-cell>
          <table:table-cell table:formula="of:=AVERAGE([.E64:.F64])" office:value-type="float" office:value="0.1109" calcext:value-type="float">
            <text:p>0.1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099" calcext:value-type="float">
            <text:p>0.1099</text:p>
          </table:table-cell>
          <table:table-cell table:number-columns-repeated="3"/>
          <table:table-cell table:formula="of:=[.D87]" office:value-type="float" office:value="6" calcext:value-type="float">
            <text:p>6</text:p>
          </table:table-cell>
          <table:table-cell table:formula="of:=AVERAGE([.E87:.F87])" office:value-type="float" office:value="0.1083" calcext:value-type="float">
            <text:p>0.1083</text:p>
          </table:table-cell>
          <table:table-cell table:formula="of:=AVERAGE([.E65:.F65])" office:value-type="float" office:value="0.1104" calcext:value-type="float">
            <text:p>0.1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056" calcext:value-type="float">
            <text:p>0.1056</text:p>
          </table:table-cell>
          <table:table-cell table:number-columns-repeated="3"/>
          <table:table-cell table:formula="of:=[.D88]" office:value-type="float" office:value="7" calcext:value-type="float">
            <text:p>7</text:p>
          </table:table-cell>
          <table:table-cell table:formula="of:=AVERAGE([.E88:.F88])" office:value-type="float" office:value="0.1076" calcext:value-type="float">
            <text:p>0.1076</text:p>
          </table:table-cell>
          <table:table-cell table:formula="of:=AVERAGE([.E66:.F66])" office:value-type="float" office:value="0.1028" calcext:value-type="float">
            <text:p>0.1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121" calcext:value-type="float">
            <text:p>0.1121</text:p>
          </table:table-cell>
          <table:table-cell table:number-columns-repeated="3"/>
          <table:table-cell table:formula="of:=[.D89]" office:value-type="float" office:value="8" calcext:value-type="float">
            <text:p>8</text:p>
          </table:table-cell>
          <table:table-cell table:formula="of:=AVERAGE([.E89:.F89])" office:value-type="float" office:value="0.11085" calcext:value-type="float">
            <text:p>0.11085</text:p>
          </table:table-cell>
          <table:table-cell table:formula="of:=AVERAGE([.E67:.F67])" office:value-type="float" office:value="0.1132" calcext:value-type="float">
            <text:p>0.1132</text:p>
          </table:table-cell>
          <table:table-cell table:number-columns-repeated="8"/>
        </table:table-row>
        <table:table-row table:style-name="ro1" table:number-rows-repeated="13">
          <table:table-cell table:number-columns-repeated="20"/>
        </table:table-row>
        <table:table-row table:style-name="ro1">
          <table:table-cell office:value-type="string" calcext:value-type="string">
            <text:p>non adju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j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104" calcext:value-type="float">
            <text:p>0.1104</text:p>
          </table:table-cell>
          <table:table-cell table:formula="of:=AVERAGE([.D105:.E105])" office:value-type="float" office:value="0.10855" calcext:value-type="float">
            <text:p>0.10855</text:p>
          </table:table-cell>
          <table:table-cell table:formula="of:=[.F131]" office:value-type="float" office:value="0.1111" calcext:value-type="float">
            <text:p>0.1111</text:p>
          </table:table-cell>
          <table:table-cell table:formula="of:=AVERAGE([.F105:.G105])" office:value-type="float" office:value="0.109825" calcext:value-type="float">
            <text:p>0.1098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1101" calcext:value-type="float">
            <text:p>0.1101</text:p>
          </table:table-cell>
          <table:table-cell table:formula="of:=AVERAGE([.D106:.E106])" office:value-type="float" office:value="0.11185" calcext:value-type="float">
            <text:p>0.11185</text:p>
          </table:table-cell>
          <table:table-cell table:formula="of:=[.F132]" office:value-type="float" office:value="0.11455" calcext:value-type="float">
            <text:p>0.11455</text:p>
          </table:table-cell>
          <table:table-cell table:formula="of:=AVERAGE([.F106:.G106])" office:value-type="float" office:value="0.1132" calcext:value-type="float">
            <text:p>0.113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1091" calcext:value-type="float">
            <text:p>0.1091</text:p>
          </table:table-cell>
          <table:table-cell table:formula="of:=AVERAGE([.D107:.E107])" office:value-type="float" office:value="0.1084" calcext:value-type="float">
            <text:p>0.1084</text:p>
          </table:table-cell>
          <table:table-cell table:formula="of:=[.F133]" office:value-type="float" office:value="0.10905" calcext:value-type="float">
            <text:p>0.10905</text:p>
          </table:table-cell>
          <table:table-cell table:formula="of:=AVERAGE([.F107:.G107])" office:value-type="float" office:value="0.108725" calcext:value-type="float">
            <text:p>0.1087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154" calcext:value-type="float">
            <text:p>0.1154</text:p>
          </table:table-cell>
          <table:table-cell table:formula="of:=AVERAGE([.D108:.E108])" office:value-type="float" office:value="0.11415" calcext:value-type="float">
            <text:p>0.11415</text:p>
          </table:table-cell>
          <table:table-cell table:formula="of:=[.F134]" office:value-type="float" office:value="0.1134" calcext:value-type="float">
            <text:p>0.1134</text:p>
          </table:table-cell>
          <table:table-cell table:formula="of:=AVERAGE([.F108:.G108])" office:value-type="float" office:value="0.113775" calcext:value-type="float">
            <text:p>0.11377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01" calcext:value-type="float">
            <text:p>0.1101</text:p>
          </table:table-cell>
          <table:table-cell table:formula="of:=AVERAGE([.D109:.E109])" office:value-type="float" office:value="0.11105" calcext:value-type="float">
            <text:p>0.11105</text:p>
          </table:table-cell>
          <table:table-cell table:formula="of:=[.F135]" office:value-type="float" office:value="0.10805" calcext:value-type="float">
            <text:p>0.10805</text:p>
          </table:table-cell>
          <table:table-cell table:formula="of:=AVERAGE([.F109:.G109])" office:value-type="float" office:value="0.10955" calcext:value-type="float">
            <text:p>0.1095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097" calcext:value-type="float">
            <text:p>0.1097</text:p>
          </table:table-cell>
          <table:table-cell table:formula="of:=AVERAGE([.D110:.E110])" office:value-type="float" office:value="0.11015" calcext:value-type="float">
            <text:p>0.11015</text:p>
          </table:table-cell>
          <table:table-cell table:formula="of:=[.F136]" office:value-type="float" office:value="0.1109" calcext:value-type="float">
            <text:p>0.1109</text:p>
          </table:table-cell>
          <table:table-cell table:formula="of:=AVERAGE([.F110:.G110])" office:value-type="float" office:value="0.110525" calcext:value-type="float">
            <text:p>0.1105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099" calcext:value-type="float">
            <text:p>0.1099</text:p>
          </table:table-cell>
          <table:table-cell table:formula="of:=AVERAGE([.D111:.E111])" office:value-type="float" office:value="0.1083" calcext:value-type="float">
            <text:p>0.1083</text:p>
          </table:table-cell>
          <table:table-cell table:formula="of:=[.F137]" office:value-type="float" office:value="0.1104" calcext:value-type="float">
            <text:p>0.1104</text:p>
          </table:table-cell>
          <table:table-cell table:formula="of:=AVERAGE([.F111:.G111])" office:value-type="float" office:value="0.10935" calcext:value-type="float">
            <text:p>0.1093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056" calcext:value-type="float">
            <text:p>0.1056</text:p>
          </table:table-cell>
          <table:table-cell table:formula="of:=AVERAGE([.D112:.E112])" office:value-type="float" office:value="0.1076" calcext:value-type="float">
            <text:p>0.1076</text:p>
          </table:table-cell>
          <table:table-cell table:formula="of:=[.F138]" office:value-type="float" office:value="0.1028" calcext:value-type="float">
            <text:p>0.1028</text:p>
          </table:table-cell>
          <table:table-cell table:formula="of:=AVERAGE([.F112:.G112])" office:value-type="float" office:value="0.1052" calcext:value-type="float">
            <text:p>0.105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121" calcext:value-type="float">
            <text:p>0.1121</text:p>
          </table:table-cell>
          <table:table-cell table:formula="of:=AVERAGE([.D113:.E113])" office:value-type="float" office:value="0.11085" calcext:value-type="float">
            <text:p>0.11085</text:p>
          </table:table-cell>
          <table:table-cell table:formula="of:=[.F139]" office:value-type="float" office:value="0.1132" calcext:value-type="float">
            <text:p>0.1132</text:p>
          </table:table-cell>
          <table:table-cell table:formula="of:=AVERAGE([.F113:.G113])" office:value-type="float" office:value="0.112025" calcext:value-type="float">
            <text:p>0.1120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075" calcext:value-type="float">
            <text:p>0.1075</text:p>
          </table:table-cell>
          <table:table-cell table:formula="of:=AVERAGE([.D114:.E114])" office:value-type="float" office:value="0.11095" calcext:value-type="float">
            <text:p>0.11095</text:p>
          </table:table-cell>
          <table:table-cell table:formula="of:=[.F140]" office:value-type="float" office:value="0.10465" calcext:value-type="float">
            <text:p>0.10465</text:p>
          </table:table-cell>
          <table:table-cell table:formula="of:=AVERAGE([.F114:.G114])" office:value-type="float" office:value="0.1078" calcext:value-type="float">
            <text:p>0.1078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129" calcext:value-type="float">
            <text:p>0.1129</text:p>
          </table:table-cell>
          <table:table-cell table:formula="of:=AVERAGE([.D115:.E115])" office:value-type="float" office:value="0.11405" calcext:value-type="float">
            <text:p>0.11405</text:p>
          </table:table-cell>
          <table:table-cell table:formula="of:=[.F141]" office:value-type="float" office:value="0.1158" calcext:value-type="float">
            <text:p>0.1158</text:p>
          </table:table-cell>
          <table:table-cell table:formula="of:=AVERAGE([.F115:.G115])" office:value-type="float" office:value="0.114925" calcext:value-type="float">
            <text:p>0.1149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1222" calcext:value-type="float">
            <text:p>0.1222</text:p>
          </table:table-cell>
          <table:table-cell table:formula="of:=AVERAGE([.D116:.E116])" office:value-type="float" office:value="0.1223" calcext:value-type="float">
            <text:p>0.1223</text:p>
          </table:table-cell>
          <table:table-cell table:formula="of:=[.F142]" office:value-type="float" office:value="0.1205" calcext:value-type="float">
            <text:p>0.1205</text:p>
          </table:table-cell>
          <table:table-cell table:formula="of:=AVERAGE([.F116:.G116])" office:value-type="float" office:value="0.1214" calcext:value-type="float">
            <text:p>0.1214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246" calcext:value-type="float">
            <text:p>0.1246</text:p>
          </table:table-cell>
          <table:table-cell table:formula="of:=AVERAGE([.D117:.E117])" office:value-type="float" office:value="0.12265" calcext:value-type="float">
            <text:p>0.12265</text:p>
          </table:table-cell>
          <table:table-cell table:formula="of:=[.F143]" office:value-type="float" office:value="0.1186" calcext:value-type="float">
            <text:p>0.1186</text:p>
          </table:table-cell>
          <table:table-cell table:formula="of:=AVERAGE([.F117:.G117])" office:value-type="float" office:value="0.120625" calcext:value-type="float">
            <text:p>0.1206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392" calcext:value-type="float">
            <text:p>0.1392</text:p>
          </table:table-cell>
          <table:table-cell table:formula="of:=AVERAGE([.D118:.E118])" office:value-type="float" office:value="0.13565" calcext:value-type="float">
            <text:p>0.13565</text:p>
          </table:table-cell>
          <table:table-cell table:formula="of:=[.F144]" office:value-type="float" office:value="0.13145" calcext:value-type="float">
            <text:p>0.13145</text:p>
          </table:table-cell>
          <table:table-cell table:formula="of:=AVERAGE([.F118:.G118])" office:value-type="float" office:value="0.13355" calcext:value-type="float">
            <text:p>0.1335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1369" calcext:value-type="float">
            <text:p>0.1369</text:p>
          </table:table-cell>
          <table:table-cell table:formula="of:=AVERAGE([.D119:.E119])" office:value-type="float" office:value="0.1316" calcext:value-type="float">
            <text:p>0.1316</text:p>
          </table:table-cell>
          <table:table-cell table:formula="of:=[.F145]" office:value-type="float" office:value="0.1267" calcext:value-type="float">
            <text:p>0.1267</text:p>
          </table:table-cell>
          <table:table-cell table:formula="of:=AVERAGE([.F119:.G119])" office:value-type="float" office:value="0.12915" calcext:value-type="float">
            <text:p>0.1291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1422" calcext:value-type="float">
            <text:p>0.1422</text:p>
          </table:table-cell>
          <table:table-cell table:formula="of:=AVERAGE([.D120:.E120])" office:value-type="float" office:value="0.1407" calcext:value-type="float">
            <text:p>0.1407</text:p>
          </table:table-cell>
          <table:table-cell table:formula="of:=[.F146]" office:value-type="float" office:value="0.13895" calcext:value-type="float">
            <text:p>0.13895</text:p>
          </table:table-cell>
          <table:table-cell table:formula="of:=AVERAGE([.F120:.G120])" office:value-type="float" office:value="0.139825" calcext:value-type="float">
            <text:p>0.1398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1383" calcext:value-type="float">
            <text:p>0.1383</text:p>
          </table:table-cell>
          <table:table-cell table:formula="of:=AVERAGE([.D121:.E121])" office:value-type="float" office:value="0.13845" calcext:value-type="float">
            <text:p>0.13845</text:p>
          </table:table-cell>
          <table:table-cell table:formula="of:=[.F147]" office:value-type="float" office:value="0.1395" calcext:value-type="float">
            <text:p>0.1395</text:p>
          </table:table-cell>
          <table:table-cell table:formula="of:=AVERAGE([.F121:.G121])" office:value-type="float" office:value="0.138975" calcext:value-type="float">
            <text:p>0.13897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412" calcext:value-type="float">
            <text:p>0.1412</text:p>
          </table:table-cell>
          <table:table-cell table:formula="of:=AVERAGE([.D122:.E122])" office:value-type="float" office:value="0.14125" calcext:value-type="float">
            <text:p>0.14125</text:p>
          </table:table-cell>
          <table:table-cell table:formula="of:=[.F148]" office:value-type="float" office:value="0.1426" calcext:value-type="float">
            <text:p>0.1426</text:p>
          </table:table-cell>
          <table:table-cell table:formula="of:=AVERAGE([.F122:.G122])" office:value-type="float" office:value="0.141925" calcext:value-type="float">
            <text:p>0.1419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1445" calcext:value-type="float">
            <text:p>0.1445</text:p>
          </table:table-cell>
          <table:table-cell table:formula="of:=AVERAGE([.D123:.E123])" office:value-type="float" office:value="0.14735" calcext:value-type="float">
            <text:p>0.14735</text:p>
          </table:table-cell>
          <table:table-cell table:formula="of:=[.F149]" office:value-type="float" office:value="0.14525" calcext:value-type="float">
            <text:p>0.14525</text:p>
          </table:table-cell>
          <table:table-cell table:formula="of:=AVERAGE([.F123:.G123])" office:value-type="float" office:value="0.1463" calcext:value-type="float">
            <text:p>0.1463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449" calcext:value-type="float">
            <text:p>0.1449</text:p>
          </table:table-cell>
          <table:table-cell table:formula="of:=AVERAGE([.D124:.E124])" office:value-type="float" office:value="0.1453" calcext:value-type="float">
            <text:p>0.1453</text:p>
          </table:table-cell>
          <table:table-cell table:formula="of:=[.F150]" office:value-type="float" office:value="0.147" calcext:value-type="float">
            <text:p>0.147</text:p>
          </table:table-cell>
          <table:table-cell table:formula="of:=AVERAGE([.F124:.G124])" office:value-type="float" office:value="0.14615" calcext:value-type="float">
            <text:p>0.1461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1333" calcext:value-type="float">
            <text:p>0.1333</text:p>
          </table:table-cell>
          <table:table-cell table:formula="of:=AVERAGE([.D125:.E125])" office:value-type="float" office:value="0.13495" calcext:value-type="float">
            <text:p>0.13495</text:p>
          </table:table-cell>
          <table:table-cell table:formula="of:=[.F151]" office:value-type="float" office:value="0.13135" calcext:value-type="float">
            <text:p>0.13135</text:p>
          </table:table-cell>
          <table:table-cell table:formula="of:=AVERAGE([.F125:.G125])" office:value-type="float" office:value="0.13315" calcext:value-type="float">
            <text:p>0.1331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68" calcext:value-type="float">
            <text:p>0.1368</text:p>
          </table:table-cell>
          <table:table-cell table:formula="of:=AVERAGE([.D126:.E126])" office:value-type="float" office:value="0.1379" calcext:value-type="float">
            <text:p>0.1379</text:p>
          </table:table-cell>
          <table:table-cell table:formula="of:=[.F152]" office:value-type="float" office:value="0.13985" calcext:value-type="float">
            <text:p>0.13985</text:p>
          </table:table-cell>
          <table:table-cell table:formula="of:=AVERAGE([.F126:.G126])" office:value-type="float" office:value="0.138875" calcext:value-type="float">
            <text:p>0.138875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dju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121" calcext:value-type="float">
            <text:p>0.1121</text:p>
          </table:table-cell>
          <table:table-cell table:formula="of:=AVERAGE([.D131:.E131])" office:value-type="float" office:value="0.1111" calcext:value-type="float">
            <text:p>0.1111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152" calcext:value-type="float">
            <text:p>0.1152</text:p>
          </table:table-cell>
          <table:table-cell table:formula="of:=AVERAGE([.D132:.E132])" office:value-type="float" office:value="0.11455" calcext:value-type="float">
            <text:p>0.1145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103" calcext:value-type="float">
            <text:p>0.1103</text:p>
          </table:table-cell>
          <table:table-cell table:formula="of:=AVERAGE([.D133:.E133])" office:value-type="float" office:value="0.10905" calcext:value-type="float">
            <text:p>0.1090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1141" calcext:value-type="float">
            <text:p>0.1141</text:p>
          </table:table-cell>
          <table:table-cell table:formula="of:=AVERAGE([.D134:.E134])" office:value-type="float" office:value="0.1134" calcext:value-type="float">
            <text:p>0.1134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109" calcext:value-type="float">
            <text:p>0.1109</text:p>
          </table:table-cell>
          <table:table-cell table:formula="of:=AVERAGE([.D135:.E135])" office:value-type="float" office:value="0.10805" calcext:value-type="float">
            <text:p>0.10805</text:p>
          </table:table-cell>
          <table:table-cell table:number-columns-repeated="6"/>
          <table:table-cell office:value-type="string" calcext:value-type="string">
            <text:p>calc error</text:p>
          </table:table-cell>
          <table:table-cell office:value-type="string" calcext:value-type="string">
            <text:p>calc loops for err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089" calcext:value-type="float">
            <text:p>0.1089</text:p>
          </table:table-cell>
          <table:table-cell table:formula="of:=AVERAGE([.D136:.E136])" office:value-type="float" office:value="0.1109" calcext:value-type="float">
            <text:p>0.1109</text:p>
          </table:table-cell>
          <table:table-cell table:number-columns-repeated="5"/>
          <table:table-cell office:value-type="string" calcext:value-type="string">
            <text:p>loops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M137]*(1-[.M137])/([.N139]/[.M138])^2" office:value-type="float" office:value="1051657.822656" calcext:value-type="float">
            <text:p>1051657.82265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075" calcext:value-type="float">
            <text:p>0.1075</text:p>
          </table:table-cell>
          <table:table-cell table:formula="of:=AVERAGE([.D137:.E137])" office:value-type="float" office:value="0.1104" calcext:value-type="float">
            <text:p>0.1104</text:p>
          </table:table-cell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739" calcext:value-type="float">
            <text:p>0.073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1042" calcext:value-type="float">
            <text:p>0.1042</text:p>
          </table:table-cell>
          <table:table-cell table:formula="of:=AVERAGE([.D138:.E138])" office:value-type="float" office:value="0.1028" calcext:value-type="float">
            <text:p>0.1028</text:p>
          </table:table-cell>
          <table:table-cell table:number-columns-repeated="5"/>
          <table:table-cell office:value-type="string" calcext:value-type="string">
            <text:p>z</text:p>
          </table:table-cell>
          <table:table-cell office:value-type="float" office:value="1.96" calcext:value-type="float">
            <text:p>1.9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1171" calcext:value-type="float">
            <text:p>0.1171</text:p>
          </table:table-cell>
          <table:table-cell table:formula="of:=AVERAGE([.D139:.E139])" office:value-type="float" office:value="0.1132" calcext:value-type="float">
            <text:p>0.1132</text:p>
          </table:table-cell>
          <table:table-cell table:number-columns-repeated="5"/>
          <table:table-cell office:value-type="string" calcext:value-type="string">
            <text:p>error</text:p>
          </table:table-cell>
          <table:table-cell table:style-name="ce1" table:formula="of:=[.M138]*SQRT((1/[.M136])*[.M137]*(1-[.M137]))" office:value-type="float" office:value="0.00512751846085414" calcext:value-type="float">
            <text:p>0.005127518460854</text:p>
          </table:table-cell>
          <table:table-cell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062" calcext:value-type="float">
            <text:p>0.1062</text:p>
          </table:table-cell>
          <table:table-cell table:formula="of:=AVERAGE([.D140:.E140])" office:value-type="float" office:value="0.10465" calcext:value-type="float">
            <text:p>0.1046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137" calcext:value-type="float">
            <text:p>0.1137</text:p>
          </table:table-cell>
          <table:table-cell table:formula="of:=AVERAGE([.D141:.E141])" office:value-type="float" office:value="0.1158" calcext:value-type="float">
            <text:p>0.1158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226" calcext:value-type="float">
            <text:p>0.1226</text:p>
          </table:table-cell>
          <table:table-cell table:formula="of:=AVERAGE([.D142:.E142])" office:value-type="float" office:value="0.1205" calcext:value-type="float">
            <text:p>0.120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  <table:table-cell office:value-type="float" office:value="0.1172" calcext:value-type="float">
            <text:p>0.1172</text:p>
          </table:table-cell>
          <table:table-cell table:formula="of:=AVERAGE([.D143:.E143])" office:value-type="float" office:value="0.1186" calcext:value-type="float">
            <text:p>0.1186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69" calcext:value-type="float">
            <text:p>0.1269</text:p>
          </table:table-cell>
          <table:table-cell table:formula="of:=AVERAGE([.D144:.E144])" office:value-type="float" office:value="0.13145" calcext:value-type="float">
            <text:p>0.1314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236" calcext:value-type="float">
            <text:p>0.1236</text:p>
          </table:table-cell>
          <table:table-cell table:formula="of:=AVERAGE([.D145:.E145])" office:value-type="float" office:value="0.1267" calcext:value-type="float">
            <text:p>0.1267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9" calcext:value-type="float">
            <text:p>0.1389</text:p>
          </table:table-cell>
          <table:table-cell table:formula="of:=AVERAGE([.D146:.E146])" office:value-type="float" office:value="0.13895" calcext:value-type="float">
            <text:p>0.1389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1417" calcext:value-type="float">
            <text:p>0.1417</text:p>
          </table:table-cell>
          <table:table-cell table:formula="of:=AVERAGE([.D147:.E147])" office:value-type="float" office:value="0.1395" calcext:value-type="float">
            <text:p>0.139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437" calcext:value-type="float">
            <text:p>0.1437</text:p>
          </table:table-cell>
          <table:table-cell table:formula="of:=AVERAGE([.D148:.E148])" office:value-type="float" office:value="0.1426" calcext:value-type="float">
            <text:p>0.1426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434" calcext:value-type="float">
            <text:p>0.1434</text:p>
          </table:table-cell>
          <table:table-cell table:formula="of:=AVERAGE([.D149:.E149])" office:value-type="float" office:value="0.14525" calcext:value-type="float">
            <text:p>0.1452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477" calcext:value-type="float">
            <text:p>0.1477</text:p>
          </table:table-cell>
          <table:table-cell table:formula="of:=AVERAGE([.D150:.E150])" office:value-type="float" office:value="0.147" calcext:value-type="float">
            <text:p>0.147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313" calcext:value-type="float">
            <text:p>0.1313</text:p>
          </table:table-cell>
          <table:table-cell table:formula="of:=AVERAGE([.D151:.E151])" office:value-type="float" office:value="0.13135" calcext:value-type="float">
            <text:p>0.1313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396" calcext:value-type="float">
            <text:p>0.1396</text:p>
          </table:table-cell>
          <table:table-cell table:formula="of:=AVERAGE([.D152:.E152])" office:value-type="float" office:value="0.13985" calcext:value-type="float">
            <text:p>0.13985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non adjus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723" calcext:value-type="float">
            <text:p>0.072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79" calcext:value-type="float">
            <text:p>0.0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4" calcext:value-type="float">
            <text:p>0.0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682" calcext:value-type="float">
            <text:p>0.068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39" calcext:value-type="float">
            <text:p>0.07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724" calcext:value-type="float">
            <text:p>0.07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0742" calcext:value-type="float">
            <text:p>0.07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722" calcext:value-type="float">
            <text:p>0.07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04" calcext:value-type="float">
            <text:p>0.07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765" calcext:value-type="float">
            <text:p>0.0765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djuste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702" calcext:value-type="float">
            <text:p>0.07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38" calcext:value-type="float">
            <text:p>0.07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72" calcext:value-type="float">
            <text:p>0.0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723" calcext:value-type="float">
            <text:p>0.072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735" calcext:value-type="float">
            <text:p>0.07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704" calcext:value-type="float">
            <text:p>0.07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68" calcext:value-type="float">
            <text:p>0.06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69" calcext:value-type="float">
            <text:p>0.0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97" calcext:value-type="float">
            <text:p>0.069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727" calcext:value-type="float">
            <text:p>0.0727</text:p>
          </table:table-cell>
          <table:table-cell table:number-columns-repeated="14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3"/>
          <table:table-cell table:formula="of:=[.D169]" office:value-type="string" office:string-value=" exp len" calcext:value-type="string">
            <text:p><text:s/>exp le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non adjusted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170]" office:value-type="float" office:value="0" calcext:value-type="float">
            <text:p>0</text:p>
          </table:table-cell>
          <table:table-cell table:formula="of:=AVERAGE([.E170:.F170])" office:value-type="float" office:value="0.0718" calcext:value-type="float">
            <text:p>0.0718</text:p>
          </table:table-cell>
          <table:table-cell table:formula="of:=AVERAGE([.E157:.F157])" office:value-type="float" office:value="0.0749" calcext:value-type="float">
            <text:p>0.0749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171]" office:value-type="float" office:value="1" calcext:value-type="float">
            <text:p>1</text:p>
          </table:table-cell>
          <table:table-cell table:formula="of:=AVERAGE([.E171:.F171])" office:value-type="float" office:value="0.0728" calcext:value-type="float">
            <text:p>0.0728</text:p>
          </table:table-cell>
          <table:table-cell table:formula="of:=AVERAGE([.E158:.F158])" office:value-type="float" office:value="0.0769" calcext:value-type="float">
            <text:p>0.0769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172]" office:value-type="float" office:value="2" calcext:value-type="float">
            <text:p>2</text:p>
          </table:table-cell>
          <table:table-cell table:formula="of:=AVERAGE([.E172:.F172])" office:value-type="float" office:value="0.06795" calcext:value-type="float">
            <text:p>0.06795</text:p>
          </table:table-cell>
          <table:table-cell table:formula="of:=AVERAGE([.E159:.F159])" office:value-type="float" office:value="0.0759" calcext:value-type="float">
            <text:p>0.0759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173]" office:value-type="float" office:value="3" calcext:value-type="float">
            <text:p>3</text:p>
          </table:table-cell>
          <table:table-cell table:formula="of:=AVERAGE([.E173:.F173])" office:value-type="float" office:value="0.0703" calcext:value-type="float">
            <text:p>0.0703</text:p>
          </table:table-cell>
          <table:table-cell table:formula="of:=AVERAGE([.E160:.F160])" office:value-type="float" office:value="0.0719" calcext:value-type="float">
            <text:p>0.0719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174]" office:value-type="float" office:value="4" calcext:value-type="float">
            <text:p>4</text:p>
          </table:table-cell>
          <table:table-cell table:formula="of:=AVERAGE([.E174:.F174])" office:value-type="float" office:value="0.0736" calcext:value-type="float">
            <text:p>0.0736</text:p>
          </table:table-cell>
          <table:table-cell table:formula="of:=AVERAGE([.E161:.F161])" office:value-type="float" office:value="0.0729" calcext:value-type="float">
            <text:p>0.0729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175]" office:value-type="float" office:value="5" calcext:value-type="float">
            <text:p>5</text:p>
          </table:table-cell>
          <table:table-cell table:formula="of:=AVERAGE([.E175:.F175])" office:value-type="float" office:value="0.07075" calcext:value-type="float">
            <text:p>0.07075</text:p>
          </table:table-cell>
          <table:table-cell table:formula="of:=AVERAGE([.E162:.F162])" office:value-type="float" office:value="0.07265" calcext:value-type="float">
            <text:p>0.0726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176]" office:value-type="float" office:value="6" calcext:value-type="float">
            <text:p>6</text:p>
          </table:table-cell>
          <table:table-cell table:formula="of:=AVERAGE([.E176:.F176])" office:value-type="float" office:value="0.06905" calcext:value-type="float">
            <text:p>0.06905</text:p>
          </table:table-cell>
          <table:table-cell table:formula="of:=AVERAGE([.E163:.F163])" office:value-type="float" office:value="0.07425" calcext:value-type="float">
            <text:p>0.0742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177]" office:value-type="float" office:value="7" calcext:value-type="float">
            <text:p>7</text:p>
          </table:table-cell>
          <table:table-cell table:formula="of:=AVERAGE([.E177:.F177])" office:value-type="float" office:value="0.0694" calcext:value-type="float">
            <text:p>0.0694</text:p>
          </table:table-cell>
          <table:table-cell table:formula="of:=AVERAGE([.E164:.F164])" office:value-type="float" office:value="0.074" calcext:value-type="float">
            <text:p>0.074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178]" office:value-type="float" office:value="8" calcext:value-type="float">
            <text:p>8</text:p>
          </table:table-cell>
          <table:table-cell table:formula="of:=AVERAGE([.E178:.F178])" office:value-type="float" office:value="0.06925" calcext:value-type="float">
            <text:p>0.06925</text:p>
          </table:table-cell>
          <table:table-cell table:formula="of:=AVERAGE([.E165:.F165])" office:value-type="float" office:value="0.0737" calcext:value-type="float">
            <text:p>0.0737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179]" office:value-type="float" office:value="9" calcext:value-type="float">
            <text:p>9</text:p>
          </table:table-cell>
          <table:table-cell table:formula="of:=AVERAGE([.E179:.F179])" office:value-type="float" office:value="0.0724" calcext:value-type="float">
            <text:p>0.0724</text:p>
          </table:table-cell>
          <table:table-cell table:formula="of:=AVERAGE([.E166:.F166])" office:value-type="float" office:value="0.07495" calcext:value-type="float">
            <text:p>0.07495</text:p>
          </table:table-cell>
          <table:table-cell table:number-columns-repeated="14"/>
        </table:table-row>
        <table:table-row table:style-name="ro1" table:number-rows-repeated="33"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7235" calcext:value-type="float">
            <text:p>0.072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7345" calcext:value-type="float">
            <text:p>0.07345</text:p>
          </table:table-cell>
          <table:table-cell office:value-type="float" office:value="0.07255" calcext:value-type="float">
            <text:p>0.07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0.07105" calcext:value-type="float">
            <text:p>0.071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746" calcext:value-type="float">
            <text:p>0.07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7265" calcext:value-type="float">
            <text:p>0.07265</text:p>
          </table:table-cell>
          <table:table-cell office:value-type="float" office:value="0.07555" calcext:value-type="float">
            <text:p>0.075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.25" calcext:value-type="float">
            <text:p>1.25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784" calcext:value-type="float">
            <text:p>0.07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0717" calcext:value-type="float">
            <text:p>0.07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.75" calcext:value-type="float">
            <text:p>1.7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711" calcext:value-type="float">
            <text:p>0.07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0699" calcext:value-type="float">
            <text:p>0.06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.25" calcext:value-type="float">
            <text:p>2.25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0703" calcext:value-type="float">
            <text:p>0.07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.5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7465" calcext:value-type="float">
            <text:p>0.074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.75" calcext:value-type="float">
            <text:p>2.75</text:p>
          </table:table-cell>
          <table:table-cell office:value-type="float" office:value="0.07305" calcext:value-type="float">
            <text:p>0.07305</text:p>
          </table:table-cell>
          <table:table-cell office:value-type="float" office:value="0.0753" calcext:value-type="float">
            <text:p>0.07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7745" calcext:value-type="float">
            <text:p>0.07745</text:p>
          </table:table-cell>
          <table:table-cell office:value-type="float" office:value="0.07105" calcext:value-type="float">
            <text:p>0.071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.25" calcext:value-type="float">
            <text:p>3.25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6945" calcext:value-type="float">
            <text:p>0.069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.5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737" calcext:value-type="float">
            <text:p>0.073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.75" calcext:value-type="float">
            <text:p>3.75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679" calcext:value-type="float">
            <text:p>0.06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39" calcext:value-type="float">
            <text:p>0.07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25" calcext:value-type="float">
            <text:p>4.25</text:p>
          </table:table-cell>
          <table:table-cell office:value-type="float" office:value="0.06965" calcext:value-type="float">
            <text:p>0.06965</text:p>
          </table:table-cell>
          <table:table-cell office:value-type="float" office:value="0.0702" calcext:value-type="float">
            <text:p>0.07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0.0728" calcext:value-type="float">
            <text:p>0.07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75" calcext:value-type="float">
            <text:p>4.75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677" calcext:value-type="float">
            <text:p>0.06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687" calcext:value-type="float">
            <text:p>0.06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.25" calcext:value-type="float">
            <text:p>5.25</text:p>
          </table:table-cell>
          <table:table-cell office:value-type="float" office:value="0.06755" calcext:value-type="float">
            <text:p>0.06755</text:p>
          </table:table-cell>
          <table:table-cell office:value-type="float" office:value="0.0701" calcext:value-type="float">
            <text:p>0.07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.5" calcext:value-type="float">
            <text:p>5.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62" calcext:value-type="float">
            <text:p>0.06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.75" calcext:value-type="float">
            <text:p>5.75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6735" calcext:value-type="float">
            <text:p>0.067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712" calcext:value-type="float">
            <text:p>0.07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.25" calcext:value-type="float">
            <text:p>6.25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7265" calcext:value-type="float">
            <text:p>0.072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.5" calcext:value-type="float">
            <text:p>6.5</text:p>
          </table:table-cell>
          <table:table-cell office:value-type="float" office:value="0.06645" calcext:value-type="float">
            <text:p>0.06645</text:p>
          </table:table-cell>
          <table:table-cell office:value-type="float" office:value="0.0643" calcext:value-type="float">
            <text:p>0.06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.75" calcext:value-type="float">
            <text:p>6.75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06985" calcext:value-type="float">
            <text:p>0.0698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71" calcext:value-type="float">
            <text:p>0.0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float" office:value="0.06585" calcext:value-type="float">
            <text:p>0.06585</text:p>
          </table:table-cell>
          <table:table-cell office:value-type="float" office:value="0.067" calcext:value-type="float">
            <text:p>0.0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.5" calcext:value-type="float">
            <text:p>7.5</text:p>
          </table:table-cell>
          <table:table-cell office:value-type="float" office:value="0.07205" calcext:value-type="float">
            <text:p>0.07205</text:p>
          </table:table-cell>
          <table:table-cell office:value-type="float" office:value="0.06875" calcext:value-type="float">
            <text:p>0.068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.75" calcext:value-type="float">
            <text:p>7.75</text:p>
          </table:table-cell>
          <table:table-cell table:number-columns-repeated="2" office:value-type="float" office:value="0.0679" calcext:value-type="float">
            <text:p>0.06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7265" calcext:value-type="float">
            <text:p>0.07265</text:p>
          </table:table-cell>
          <table:table-cell office:value-type="float" office:value="0.0715" calcext:value-type="float">
            <text:p>0.07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.25" calcext:value-type="float">
            <text:p>8.25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7105" calcext:value-type="float">
            <text:p>0.071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.5" calcext:value-type="float">
            <text:p>8.5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721" calcext:value-type="float">
            <text:p>0.07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.75" calcext:value-type="float">
            <text:p>8.75</text:p>
          </table:table-cell>
          <table:table-cell office:value-type="float" office:value="0.07245" calcext:value-type="float">
            <text:p>0.07245</text:p>
          </table:table-cell>
          <table:table-cell office:value-type="float" office:value="0.06995" calcext:value-type="float">
            <text:p>0.069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739" calcext:value-type="float">
            <text:p>0.07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.25" calcext:value-type="float">
            <text:p>9.25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925" calcext:value-type="float">
            <text:p>0.069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.5" calcext:value-type="float">
            <text:p>9.5</text:p>
          </table:table-cell>
          <table:table-cell office:value-type="float" office:value="0.07275" calcext:value-type="float">
            <text:p>0.07275</text:p>
          </table:table-cell>
          <table:table-cell office:value-type="float" office:value="0.07035" calcext:value-type="float">
            <text:p>0.070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.75" calcext:value-type="float">
            <text:p>9.75</text:p>
          </table:table-cell>
          <table:table-cell office:value-type="float" office:value="0.07765" calcext:value-type="float">
            <text:p>0.07765</text:p>
          </table:table-cell>
          <table:table-cell office:value-type="float" office:value="0.0767" calcext:value-type="float">
            <text:p>0.0767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7299" calcext:value-type="float">
            <text:p>0.07299</text:p>
          </table:table-cell>
          <table:table-cell office:value-type="float" office:value="0.07233" calcext:value-type="float">
            <text:p>0.072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07422" calcext:value-type="float">
            <text:p>0.074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7069" calcext:value-type="float">
            <text:p>0.07069</text:p>
          </table:table-cell>
          <table:table-cell office:value-type="float" office:value="0.07012" calcext:value-type="float">
            <text:p>0.070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07411" calcext:value-type="float">
            <text:p>0.074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7314" calcext:value-type="float">
            <text:p>0.07314</text:p>
          </table:table-cell>
          <table:table-cell office:value-type="float" office:value="0.07238" calcext:value-type="float">
            <text:p>0.072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7023" calcext:value-type="float">
            <text:p>0.07023</text:p>
          </table:table-cell>
          <table:table-cell office:value-type="float" office:value="0.07003" calcext:value-type="float">
            <text:p>0.070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0.06979" calcext:value-type="float">
            <text:p>0.069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7033" calcext:value-type="float">
            <text:p>0.070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6946" calcext:value-type="float">
            <text:p>0.06946</text:p>
          </table:table-cell>
          <table:table-cell office:value-type="float" office:value="0.07153" calcext:value-type="float">
            <text:p>0.071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7128" calcext:value-type="float">
            <text:p>0.07128</text:p>
          </table:table-cell>
          <table:table-cell office:value-type="float" office:value="0.07226" calcext:value-type="float">
            <text:p>0.07226</text:p>
          </table:table-cell>
          <table:table-cell table:number-columns-repeated="1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IRST USEFUL DATA</text:p>
          </table:table-cell>
          <table:table-cell table:number-columns-repeated="2"/>
          <table:table-cell office:value-type="string" calcext:value-type="string">
            <text:p>15k sample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197733333333333" calcext:value-type="float">
            <text:p>0.197733333333333</text:p>
          </table:table-cell>
          <table:table-cell office:value-type="float" office:value="0.198533333333333" calcext:value-type="float">
            <text:p>0.198533333333333</text:p>
          </table:table-cell>
          <table:table-cell table:formula="of:=AVERAGE([.E289:.F289])" office:value-type="float" office:value="0.198133333333333" calcext:value-type="float">
            <text:p>0.1981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1998" calcext:value-type="float">
            <text:p>0.1998</text:p>
          </table:table-cell>
          <table:table-cell table:formula="of:=AVERAGE([.E290:.F290])" office:value-type="float" office:value="0.2015" calcext:value-type="float">
            <text:p>0.20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98266666666667" calcext:value-type="float">
            <text:p>0.198266666666667</text:p>
          </table:table-cell>
          <table:table-cell office:value-type="float" office:value="0.2054" calcext:value-type="float">
            <text:p>0.2054</text:p>
          </table:table-cell>
          <table:table-cell table:formula="of:=AVERAGE([.E291:.F291])" office:value-type="float" office:value="0.201833333333333" calcext:value-type="float">
            <text:p>0.2018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198866666666667" calcext:value-type="float">
            <text:p>0.198866666666667</text:p>
          </table:table-cell>
          <table:table-cell table:formula="of:=AVERAGE([.E292:.F292])" office:value-type="float" office:value="0.202033333333333" calcext:value-type="float">
            <text:p>0.2020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1266666666667" calcext:value-type="float">
            <text:p>0.201266666666667</text:p>
          </table:table-cell>
          <table:table-cell table:formula="of:=AVERAGE([.E293:.F293])" office:value-type="float" office:value="0.204133333333333" calcext:value-type="float">
            <text:p>0.2041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.25" calcext:value-type="float">
            <text:p>1.25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01933333333333" calcext:value-type="float">
            <text:p>0.201933333333333</text:p>
          </table:table-cell>
          <table:table-cell table:formula="of:=AVERAGE([.E294:.F294])" office:value-type="float" office:value="0.202566666666667" calcext:value-type="float">
            <text:p>0.2025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0.200133333333333" calcext:value-type="float">
            <text:p>0.200133333333333</text:p>
          </table:table-cell>
          <table:table-cell office:value-type="float" office:value="0.203" calcext:value-type="float">
            <text:p>0.203</text:p>
          </table:table-cell>
          <table:table-cell table:formula="of:=AVERAGE([.E295:.F295])" office:value-type="float" office:value="0.201566666666667" calcext:value-type="float">
            <text:p>0.2015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.75" calcext:value-type="float">
            <text:p>1.75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208466666666667" calcext:value-type="float">
            <text:p>0.208466666666667</text:p>
          </table:table-cell>
          <table:table-cell table:formula="of:=AVERAGE([.E296:.F296])" office:value-type="float" office:value="0.206133333333333" calcext:value-type="float">
            <text:p>0.2061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201866666666667" calcext:value-type="float">
            <text:p>0.201866666666667</text:p>
          </table:table-cell>
          <table:table-cell office:value-type="float" office:value="0.2056" calcext:value-type="float">
            <text:p>0.2056</text:p>
          </table:table-cell>
          <table:table-cell table:formula="of:=AVERAGE([.E297:.F297])" office:value-type="float" office:value="0.203733333333333" calcext:value-type="float">
            <text:p>0.2037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.25" calcext:value-type="float">
            <text:p>2.2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table:formula="of:=AVERAGE([.E298:.F298])" office:value-type="float" office:value="0.2075" calcext:value-type="float">
            <text:p>0.20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.5</text:p>
          </table:table-cell>
          <table:table-cell office:value-type="float" office:value="0.209733333333333" calcext:value-type="float">
            <text:p>0.209733333333333</text:p>
          </table:table-cell>
          <table:table-cell office:value-type="float" office:value="0.209" calcext:value-type="float">
            <text:p>0.209</text:p>
          </table:table-cell>
          <table:table-cell table:formula="of:=AVERAGE([.E299:.F299])" office:value-type="float" office:value="0.209366666666667" calcext:value-type="float">
            <text:p>0.2093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.75" calcext:value-type="float">
            <text:p>2.7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8" calcext:value-type="float">
            <text:p>0.208</text:p>
          </table:table-cell>
          <table:table-cell table:formula="of:=AVERAGE([.E300:.F300])" office:value-type="float" office:value="0.2095" calcext:value-type="float">
            <text:p>0.20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197733333333333" calcext:value-type="float">
            <text:p>0.197733333333333</text:p>
          </table:table-cell>
          <table:table-cell office:value-type="float" office:value="0.210066666666667" calcext:value-type="float">
            <text:p>0.210066666666667</text:p>
          </table:table-cell>
          <table:table-cell table:formula="of:=AVERAGE([.E301:.F301])" office:value-type="float" office:value="0.2039" calcext:value-type="float">
            <text:p>0.20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.25" calcext:value-type="float">
            <text:p>3.25</text:p>
          </table:table-cell>
          <table:table-cell office:value-type="float" office:value="0.213266666666667" calcext:value-type="float">
            <text:p>0.213266666666667</text:p>
          </table:table-cell>
          <table:table-cell office:value-type="float" office:value="0.211933333333333" calcext:value-type="float">
            <text:p>0.211933333333333</text:p>
          </table:table-cell>
          <table:table-cell table:formula="of:=AVERAGE([.E302:.F302])" office:value-type="float" office:value="0.2126" calcext:value-type="float">
            <text:p>0.21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.5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07666666666667" calcext:value-type="float">
            <text:p>0.207666666666667</text:p>
          </table:table-cell>
          <table:table-cell table:formula="of:=AVERAGE([.E303:.F303])" office:value-type="float" office:value="0.207433333333333" calcext:value-type="float">
            <text:p>0.2074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.75" calcext:value-type="float">
            <text:p>3.75</text:p>
          </table:table-cell>
          <table:table-cell office:value-type="float" office:value="0.207933333333333" calcext:value-type="float">
            <text:p>0.207933333333333</text:p>
          </table:table-cell>
          <table:table-cell office:value-type="float" office:value="0.214066666666667" calcext:value-type="float">
            <text:p>0.214066666666667</text:p>
          </table:table-cell>
          <table:table-cell table:formula="of:=AVERAGE([.E304:.F304])" office:value-type="float" office:value="0.211" calcext:value-type="float">
            <text:p>0.2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6" calcext:value-type="float">
            <text:p>0.2126</text:p>
          </table:table-cell>
          <table:table-cell table:formula="of:=AVERAGE([.E305:.F305])" office:value-type="float" office:value="0.2103" calcext:value-type="float">
            <text:p>0.21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.25" calcext:value-type="float">
            <text:p>4.25</text:p>
          </table:table-cell>
          <table:table-cell office:value-type="float" office:value="0.204466666666667" calcext:value-type="float">
            <text:p>0.204466666666667</text:p>
          </table:table-cell>
          <table:table-cell office:value-type="float" office:value="0.205533333333333" calcext:value-type="float">
            <text:p>0.205533333333333</text:p>
          </table:table-cell>
          <table:table-cell table:formula="of:=AVERAGE([.E306:.F306])" office:value-type="float" office:value="0.205" calcext:value-type="float">
            <text:p>0.2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float" office:value="0.214266666666667" calcext:value-type="float">
            <text:p>0.214266666666667</text:p>
          </table:table-cell>
          <table:table-cell office:value-type="float" office:value="0.215866666666667" calcext:value-type="float">
            <text:p>0.215866666666667</text:p>
          </table:table-cell>
          <table:table-cell table:formula="of:=AVERAGE([.E307:.F307])" office:value-type="float" office:value="0.215066666666667" calcext:value-type="float">
            <text:p>0.2150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.75" calcext:value-type="float">
            <text:p>4.75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2066" calcext:value-type="float">
            <text:p>0.2066</text:p>
          </table:table-cell>
          <table:table-cell table:formula="of:=AVERAGE([.E308:.F308])" office:value-type="float" office:value="0.2052" calcext:value-type="float">
            <text:p>0.205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2046" calcext:value-type="float">
            <text:p>0.2046</text:p>
          </table:table-cell>
          <table:table-cell office:value-type="float" office:value="0.2076" calcext:value-type="float">
            <text:p>0.2076</text:p>
          </table:table-cell>
          <table:table-cell table:formula="of:=AVERAGE([.E309:.F309])" office:value-type="float" office:value="0.2061" calcext:value-type="float">
            <text:p>0.20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25" calcext:value-type="float">
            <text:p>5.25</text:p>
          </table:table-cell>
          <table:table-cell office:value-type="float" office:value="0.207666666666667" calcext:value-type="float">
            <text:p>0.207666666666667</text:p>
          </table:table-cell>
          <table:table-cell office:value-type="float" office:value="0.206266666666667" calcext:value-type="float">
            <text:p>0.206266666666667</text:p>
          </table:table-cell>
          <table:table-cell table:formula="of:=AVERAGE([.E310:.F310])" office:value-type="float" office:value="0.206966666666667" calcext:value-type="float">
            <text:p>0.2069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5" calcext:value-type="float">
            <text:p>5.5</text:p>
          </table:table-cell>
          <table:table-cell office:value-type="float" office:value="0.209266666666667" calcext:value-type="float">
            <text:p>0.209266666666667</text:p>
          </table:table-cell>
          <table:table-cell office:value-type="float" office:value="0.213533333333333" calcext:value-type="float">
            <text:p>0.213533333333333</text:p>
          </table:table-cell>
          <table:table-cell table:formula="of:=AVERAGE([.E311:.F311])" office:value-type="float" office:value="0.2114" calcext:value-type="float">
            <text:p>0.21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75" calcext:value-type="float">
            <text:p>5.75</text:p>
          </table:table-cell>
          <table:table-cell office:value-type="float" office:value="0.211466666666667" calcext:value-type="float">
            <text:p>0.211466666666667</text:p>
          </table:table-cell>
          <table:table-cell office:value-type="float" office:value="0.213866666666667" calcext:value-type="float">
            <text:p>0.213866666666667</text:p>
          </table:table-cell>
          <table:table-cell table:formula="of:=AVERAGE([.E312:.F312])" office:value-type="float" office:value="0.212666666666667" calcext:value-type="float">
            <text:p>0.2126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209933333333333" calcext:value-type="float">
            <text:p>0.209933333333333</text:p>
          </table:table-cell>
          <table:table-cell table:formula="of:=AVERAGE([.E313:.F313])" office:value-type="float" office:value="0.210166666666667" calcext:value-type="float">
            <text:p>0.2101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.25" calcext:value-type="float">
            <text:p>6.25</text:p>
          </table:table-cell>
          <table:table-cell office:value-type="float" office:value="0.222933333333333" calcext:value-type="float">
            <text:p>0.222933333333333</text:p>
          </table:table-cell>
          <table:table-cell office:value-type="float" office:value="0.218466666666667" calcext:value-type="float">
            <text:p>0.218466666666667</text:p>
          </table:table-cell>
          <table:table-cell table:formula="of:=AVERAGE([.E314:.F314])" office:value-type="float" office:value="0.2207" calcext:value-type="float">
            <text:p>0.220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.5" calcext:value-type="float">
            <text:p>6.5</text:p>
          </table:table-cell>
          <table:table-cell office:value-type="float" office:value="0.217933333333333" calcext:value-type="float">
            <text:p>0.217933333333333</text:p>
          </table:table-cell>
          <table:table-cell office:value-type="float" office:value="0.217333333333333" calcext:value-type="float">
            <text:p>0.217333333333333</text:p>
          </table:table-cell>
          <table:table-cell table:formula="of:=AVERAGE([.E315:.F315])" office:value-type="float" office:value="0.217633333333333" calcext:value-type="float">
            <text:p>0.2176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.75" calcext:value-type="float">
            <text:p>6.75</text:p>
          </table:table-cell>
          <table:table-cell office:value-type="float" office:value="0.213733333333333" calcext:value-type="float">
            <text:p>0.213733333333333</text:p>
          </table:table-cell>
          <table:table-cell office:value-type="float" office:value="0.211" calcext:value-type="float">
            <text:p>0.211</text:p>
          </table:table-cell>
          <table:table-cell table:formula="of:=AVERAGE([.E316:.F316])" office:value-type="float" office:value="0.212366666666667" calcext:value-type="float">
            <text:p>0.2123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215466666666667" calcext:value-type="float">
            <text:p>0.215466666666667</text:p>
          </table:table-cell>
          <table:table-cell office:value-type="float" office:value="0.214333333333333" calcext:value-type="float">
            <text:p>0.214333333333333</text:p>
          </table:table-cell>
          <table:table-cell table:formula="of:=AVERAGE([.E317:.F317])" office:value-type="float" office:value="0.2149" calcext:value-type="float">
            <text:p>0.21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2333333333333" calcext:value-type="float">
            <text:p>0.222333333333333</text:p>
          </table:table-cell>
          <table:table-cell table:formula="of:=AVERAGE([.E318:.F318])" office:value-type="float" office:value="0.219666666666667" calcext:value-type="float">
            <text:p>0.2196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.5" calcext:value-type="float">
            <text:p>7.5</text:p>
          </table:table-cell>
          <table:table-cell office:value-type="float" office:value="0.240933333333333" calcext:value-type="float">
            <text:p>0.240933333333333</text:p>
          </table:table-cell>
          <table:table-cell office:value-type="float" office:value="0.230266666666667" calcext:value-type="float">
            <text:p>0.230266666666667</text:p>
          </table:table-cell>
          <table:table-cell table:formula="of:=AVERAGE([.E319:.F319])" office:value-type="float" office:value="0.2356" calcext:value-type="float">
            <text:p>0.23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.75" calcext:value-type="float">
            <text:p>7.75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240666666666667" calcext:value-type="float">
            <text:p>0.240666666666667</text:p>
          </table:table-cell>
          <table:table-cell table:formula="of:=AVERAGE([.E320:.F320])" office:value-type="float" office:value="0.237" calcext:value-type="float">
            <text:p>0.2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239533333333333" calcext:value-type="float">
            <text:p>0.239533333333333</text:p>
          </table:table-cell>
          <table:table-cell table:formula="of:=AVERAGE([.E321:.F321])" office:value-type="float" office:value="0.237866666666667" calcext:value-type="float">
            <text:p>0.2378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.25" calcext:value-type="float">
            <text:p>8.25</text:p>
          </table:table-cell>
          <table:table-cell office:value-type="float" office:value="0.236133333333333" calcext:value-type="float">
            <text:p>0.236133333333333</text:p>
          </table:table-cell>
          <table:table-cell office:value-type="float" office:value="0.241066666666667" calcext:value-type="float">
            <text:p>0.241066666666667</text:p>
          </table:table-cell>
          <table:table-cell table:formula="of:=AVERAGE([.E322:.F322])" office:value-type="float" office:value="0.2386" calcext:value-type="float">
            <text:p>0.238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.5" calcext:value-type="float">
            <text:p>8.5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242666666666667" calcext:value-type="float">
            <text:p>0.242666666666667</text:p>
          </table:table-cell>
          <table:table-cell table:formula="of:=AVERAGE([.E323:.F323])" office:value-type="float" office:value="0.243433333333333" calcext:value-type="float">
            <text:p>0.2434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.75" calcext:value-type="float">
            <text:p>8.75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260333333333333" calcext:value-type="float">
            <text:p>0.260333333333333</text:p>
          </table:table-cell>
          <table:table-cell table:formula="of:=AVERAGE([.E324:.F324])" office:value-type="float" office:value="0.256866666666667" calcext:value-type="float">
            <text:p>0.2568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266866666666667" calcext:value-type="float">
            <text:p>0.266866666666667</text:p>
          </table:table-cell>
          <table:table-cell table:formula="of:=AVERAGE([.E325:.F325])" office:value-type="float" office:value="0.264533333333333" calcext:value-type="float">
            <text:p>0.2645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.25" calcext:value-type="float">
            <text:p>9.2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278466666666667" calcext:value-type="float">
            <text:p>0.278466666666667</text:p>
          </table:table-cell>
          <table:table-cell table:formula="of:=AVERAGE([.E326:.F326])" office:value-type="float" office:value="0.276333333333333" calcext:value-type="float">
            <text:p>0.2763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.5" calcext:value-type="float">
            <text:p>9.5</text:p>
          </table:table-cell>
          <table:table-cell office:value-type="float" office:value="0.286866666666667" calcext:value-type="float">
            <text:p>0.286866666666667</text:p>
          </table:table-cell>
          <table:table-cell office:value-type="float" office:value="0.283066666666667" calcext:value-type="float">
            <text:p>0.283066666666667</text:p>
          </table:table-cell>
          <table:table-cell table:formula="of:=AVERAGE([.E327:.F327])" office:value-type="float" office:value="0.284966666666667" calcext:value-type="float">
            <text:p>0.2849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.75" calcext:value-type="float">
            <text:p>9.75</text:p>
          </table:table-cell>
          <table:table-cell office:value-type="float" office:value="0.297133333333333" calcext:value-type="float">
            <text:p>0.297133333333333</text:p>
          </table:table-cell>
          <table:table-cell office:value-type="float" office:value="0.2956" calcext:value-type="float">
            <text:p>0.2956</text:p>
          </table:table-cell>
          <table:table-cell table:formula="of:=AVERAGE([.E328:.F328])" office:value-type="float" office:value="0.296366666666667" calcext:value-type="float">
            <text:p>0.2963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297866666666667" calcext:value-type="float">
            <text:p>0.297866666666667</text:p>
          </table:table-cell>
          <table:table-cell office:value-type="float" office:value="0.298533333333333" calcext:value-type="float">
            <text:p>0.298533333333333</text:p>
          </table:table-cell>
          <table:table-cell table:formula="of:=AVERAGE([.E329:.F329])" office:value-type="float" office:value="0.2982" calcext:value-type="float">
            <text:p>0.298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.25" calcext:value-type="float">
            <text:p>10.25</text:p>
          </table:table-cell>
          <table:table-cell office:value-type="float" office:value="0.325533333333333" calcext:value-type="float">
            <text:p>0.325533333333333</text:p>
          </table:table-cell>
          <table:table-cell office:value-type="float" office:value="0.3174" calcext:value-type="float">
            <text:p>0.3174</text:p>
          </table:table-cell>
          <table:table-cell table:formula="of:=AVERAGE([.E330:.F330])" office:value-type="float" office:value="0.321466666666667" calcext:value-type="float">
            <text:p>0.3214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.5" calcext:value-type="float">
            <text:p>10.5</text:p>
          </table:table-cell>
          <table:table-cell office:value-type="float" office:value="0.326666666666667" calcext:value-type="float">
            <text:p>0.326666666666667</text:p>
          </table:table-cell>
          <table:table-cell office:value-type="float" office:value="0.326733333333333" calcext:value-type="float">
            <text:p>0.326733333333333</text:p>
          </table:table-cell>
          <table:table-cell table:formula="of:=AVERAGE([.E331:.F331])" office:value-type="float" office:value="0.3267" calcext:value-type="float">
            <text:p>0.32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.75" calcext:value-type="float">
            <text:p>10.75</text:p>
          </table:table-cell>
          <table:table-cell office:value-type="float" office:value="0.345133333333333" calcext:value-type="float">
            <text:p>0.345133333333333</text:p>
          </table:table-cell>
          <table:table-cell office:value-type="float" office:value="0.352866666666667" calcext:value-type="float">
            <text:p>0.352866666666667</text:p>
          </table:table-cell>
          <table:table-cell table:formula="of:=AVERAGE([.E332:.F332])" office:value-type="float" office:value="0.349" calcext:value-type="float">
            <text:p>0.3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6333333333333" calcext:value-type="float">
            <text:p>0.356333333333333</text:p>
          </table:table-cell>
          <table:table-cell table:formula="of:=AVERAGE([.E333:.F333])" office:value-type="float" office:value="0.353666666666667" calcext:value-type="float">
            <text:p>0.3536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0.366066666666667" calcext:value-type="float">
            <text:p>0.366066666666667</text:p>
          </table:table-cell>
          <table:table-cell table:formula="of:=AVERAGE([.E334:.F334])" office:value-type="float" office:value="0.366066666666667" calcext:value-type="float">
            <text:p>0.3660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.5" calcext:value-type="float">
            <text:p>11.5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375333333333333" calcext:value-type="float">
            <text:p>0.375333333333333</text:p>
          </table:table-cell>
          <table:table-cell table:formula="of:=AVERAGE([.E335:.F335])" office:value-type="float" office:value="0.377766666666667" calcext:value-type="float">
            <text:p>0.3777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.75" calcext:value-type="float">
            <text:p>11.75</text:p>
          </table:table-cell>
          <table:table-cell office:value-type="float" office:value="0.386133333333333" calcext:value-type="float">
            <text:p>0.386133333333333</text:p>
          </table:table-cell>
          <table:table-cell office:value-type="float" office:value="0.376333333333333" calcext:value-type="float">
            <text:p>0.376333333333333</text:p>
          </table:table-cell>
          <table:table-cell table:formula="of:=AVERAGE([.E336:.F336])" office:value-type="float" office:value="0.381233333333333" calcext:value-type="float">
            <text:p>0.3812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382666666666667" calcext:value-type="float">
            <text:p>0.382666666666667</text:p>
          </table:table-cell>
          <table:table-cell office:value-type="float" office:value="0.380266666666667" calcext:value-type="float">
            <text:p>0.380266666666667</text:p>
          </table:table-cell>
          <table:table-cell table:formula="of:=AVERAGE([.E337:.F337])" office:value-type="float" office:value="0.381466666666667" calcext:value-type="float">
            <text:p>0.3814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.25" calcext:value-type="float">
            <text:p>12.2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401" calcext:value-type="float">
            <text:p>0.401</text:p>
          </table:table-cell>
          <table:table-cell table:formula="of:=AVERAGE([.E338:.F338])" office:value-type="float" office:value="0.3963" calcext:value-type="float">
            <text:p>0.39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.5" calcext:value-type="float">
            <text:p>12.5</text:p>
          </table:table-cell>
          <table:table-cell office:value-type="float" office:value="0.409266666666667" calcext:value-type="float">
            <text:p>0.409266666666667</text:p>
          </table:table-cell>
          <table:table-cell office:value-type="float" office:value="0.410666666666667" calcext:value-type="float">
            <text:p>0.410666666666667</text:p>
          </table:table-cell>
          <table:table-cell table:formula="of:=AVERAGE([.E339:.F339])" office:value-type="float" office:value="0.409966666666667" calcext:value-type="float">
            <text:p>0.4099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.75" calcext:value-type="float">
            <text:p>12.75</text:p>
          </table:table-cell>
          <table:table-cell office:value-type="float" office:value="0.425266666666667" calcext:value-type="float">
            <text:p>0.425266666666667</text:p>
          </table:table-cell>
          <table:table-cell office:value-type="float" office:value="0.418266666666667" calcext:value-type="float">
            <text:p>0.418266666666667</text:p>
          </table:table-cell>
          <table:table-cell table:formula="of:=AVERAGE([.E340:.F340])" office:value-type="float" office:value="0.421766666666667" calcext:value-type="float">
            <text:p>0.4217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.430333333333333" calcext:value-type="float">
            <text:p>0.430333333333333</text:p>
          </table:table-cell>
          <table:table-cell office:value-type="float" office:value="0.4254" calcext:value-type="float">
            <text:p>0.4254</text:p>
          </table:table-cell>
          <table:table-cell table:formula="of:=AVERAGE([.E341:.F341])" office:value-type="float" office:value="0.427866666666667" calcext:value-type="float">
            <text:p>0.4278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3.25" calcext:value-type="float">
            <text:p>13.25</text:p>
          </table:table-cell>
          <table:table-cell office:value-type="float" office:value="0.439533333333333" calcext:value-type="float">
            <text:p>0.439533333333333</text:p>
          </table:table-cell>
          <table:table-cell office:value-type="float" office:value="0.443" calcext:value-type="float">
            <text:p>0.443</text:p>
          </table:table-cell>
          <table:table-cell table:formula="of:=AVERAGE([.E342:.F342])" office:value-type="float" office:value="0.441266666666667" calcext:value-type="float">
            <text:p>0.4412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3.5" calcext:value-type="float">
            <text:p>13.5</text:p>
          </table:table-cell>
          <table:table-cell office:value-type="float" office:value="0.444466666666667" calcext:value-type="float">
            <text:p>0.444466666666667</text:p>
          </table:table-cell>
          <table:table-cell office:value-type="float" office:value="0.441" calcext:value-type="float">
            <text:p>0.441</text:p>
          </table:table-cell>
          <table:table-cell table:formula="of:=AVERAGE([.E343:.F343])" office:value-type="float" office:value="0.442733333333333" calcext:value-type="float">
            <text:p>0.4427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3.75" calcext:value-type="float">
            <text:p>13.75</text:p>
          </table:table-cell>
          <table:table-cell office:value-type="float" office:value="0.446466666666667" calcext:value-type="float">
            <text:p>0.446466666666667</text:p>
          </table:table-cell>
          <table:table-cell office:value-type="float" office:value="0.436133333333333" calcext:value-type="float">
            <text:p>0.436133333333333</text:p>
          </table:table-cell>
          <table:table-cell table:formula="of:=AVERAGE([.E344:.F344])" office:value-type="float" office:value="0.4413" calcext:value-type="float">
            <text:p>0.44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.442333333333333" calcext:value-type="float">
            <text:p>0.442333333333333</text:p>
          </table:table-cell>
          <table:table-cell office:value-type="float" office:value="0.436733333333333" calcext:value-type="float">
            <text:p>0.436733333333333</text:p>
          </table:table-cell>
          <table:table-cell table:formula="of:=AVERAGE([.E345:.F345])" office:value-type="float" office:value="0.439533333333333" calcext:value-type="float">
            <text:p>0.4395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.25" calcext:value-type="float">
            <text:p>14.25</text:p>
          </table:table-cell>
          <table:table-cell office:value-type="float" office:value="0.452933333333333" calcext:value-type="float">
            <text:p>0.452933333333333</text:p>
          </table:table-cell>
          <table:table-cell office:value-type="float" office:value="0.4404" calcext:value-type="float">
            <text:p>0.4404</text:p>
          </table:table-cell>
          <table:table-cell table:formula="of:=AVERAGE([.E346:.F346])" office:value-type="float" office:value="0.446666666666667" calcext:value-type="float">
            <text:p>0.4466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.5" calcext:value-type="float">
            <text:p>14.5</text:p>
          </table:table-cell>
          <table:table-cell office:value-type="float" office:value="0.458066666666667" calcext:value-type="float">
            <text:p>0.458066666666667</text:p>
          </table:table-cell>
          <table:table-cell office:value-type="float" office:value="0.463533333333333" calcext:value-type="float">
            <text:p>0.463533333333333</text:p>
          </table:table-cell>
          <table:table-cell table:formula="of:=AVERAGE([.E347:.F347])" office:value-type="float" office:value="0.4608" calcext:value-type="float">
            <text:p>0.46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.75" calcext:value-type="float">
            <text:p>14.75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462" calcext:value-type="float">
            <text:p>0.462</text:p>
          </table:table-cell>
          <table:table-cell table:formula="of:=AVERAGE([.E348:.F348])" office:value-type="float" office:value="0.4613" calcext:value-type="float">
            <text:p>0.46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459066666666667" calcext:value-type="float">
            <text:p>0.459066666666667</text:p>
          </table:table-cell>
          <table:table-cell office:value-type="float" office:value="0.465" calcext:value-type="float">
            <text:p>0.465</text:p>
          </table:table-cell>
          <table:table-cell table:formula="of:=AVERAGE([.E349:.F349])" office:value-type="float" office:value="0.462033333333333" calcext:value-type="float">
            <text:p>0.4620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.25" calcext:value-type="float">
            <text:p>15.25</text:p>
          </table:table-cell>
          <table:table-cell office:value-type="float" office:value="0.4722" calcext:value-type="float">
            <text:p>0.4722</text:p>
          </table:table-cell>
          <table:table-cell office:value-type="float" office:value="0.472933333333333" calcext:value-type="float">
            <text:p>0.472933333333333</text:p>
          </table:table-cell>
          <table:table-cell table:formula="of:=AVERAGE([.E350:.F350])" office:value-type="float" office:value="0.472566666666667" calcext:value-type="float">
            <text:p>0.4725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.5" calcext:value-type="float">
            <text:p>15.5</text:p>
          </table:table-cell>
          <table:table-cell office:value-type="float" office:value="0.473933333333333" calcext:value-type="float">
            <text:p>0.473933333333333</text:p>
          </table:table-cell>
          <table:table-cell office:value-type="float" office:value="0.480933333333333" calcext:value-type="float">
            <text:p>0.480933333333333</text:p>
          </table:table-cell>
          <table:table-cell table:formula="of:=AVERAGE([.E351:.F351])" office:value-type="float" office:value="0.477433333333333" calcext:value-type="float">
            <text:p>0.4774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.75" calcext:value-type="float">
            <text:p>15.75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476" calcext:value-type="float">
            <text:p>0.476</text:p>
          </table:table-cell>
          <table:table-cell table:formula="of:=AVERAGE([.E352:.F352])" office:value-type="float" office:value="0.4732" calcext:value-type="float">
            <text:p>0.47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0.468933333333333" calcext:value-type="float">
            <text:p>0.468933333333333</text:p>
          </table:table-cell>
          <table:table-cell table:formula="of:=AVERAGE([.E353:.F353])" office:value-type="float" office:value="0.474466666666667" calcext:value-type="float">
            <text:p>0.4744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.25" calcext:value-type="float">
            <text:p>16.25</text:p>
          </table:table-cell>
          <table:table-cell office:value-type="float" office:value="0.476933333333333" calcext:value-type="float">
            <text:p>0.476933333333333</text:p>
          </table:table-cell>
          <table:table-cell office:value-type="float" office:value="0.473466666666667" calcext:value-type="float">
            <text:p>0.473466666666667</text:p>
          </table:table-cell>
          <table:table-cell table:formula="of:=AVERAGE([.E354:.F354])" office:value-type="float" office:value="0.4752" calcext:value-type="float">
            <text:p>0.475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.5" calcext:value-type="float">
            <text:p>16.5</text:p>
          </table:table-cell>
          <table:table-cell office:value-type="float" office:value="0.491133333333333" calcext:value-type="float">
            <text:p>0.491133333333333</text:p>
          </table:table-cell>
          <table:table-cell office:value-type="float" office:value="0.483333333333333" calcext:value-type="float">
            <text:p>0.483333333333333</text:p>
          </table:table-cell>
          <table:table-cell table:formula="of:=AVERAGE([.E355:.F355])" office:value-type="float" office:value="0.487233333333333" calcext:value-type="float">
            <text:p>0.4872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.75" calcext:value-type="float">
            <text:p>16.75</text:p>
          </table:table-cell>
          <table:table-cell office:value-type="float" office:value="0.474133333333333" calcext:value-type="float">
            <text:p>0.474133333333333</text:p>
          </table:table-cell>
          <table:table-cell office:value-type="float" office:value="0.4826" calcext:value-type="float">
            <text:p>0.4826</text:p>
          </table:table-cell>
          <table:table-cell table:formula="of:=AVERAGE([.E356:.F356])" office:value-type="float" office:value="0.478366666666667" calcext:value-type="float">
            <text:p>0.4783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0.488533333333333" calcext:value-type="float">
            <text:p>0.488533333333333</text:p>
          </table:table-cell>
          <table:table-cell office:value-type="float" office:value="0.4774" calcext:value-type="float">
            <text:p>0.4774</text:p>
          </table:table-cell>
          <table:table-cell table:formula="of:=AVERAGE([.E357:.F357])" office:value-type="float" office:value="0.482966666666667" calcext:value-type="float">
            <text:p>0.4829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7.25" calcext:value-type="float">
            <text:p>17.25</text:p>
          </table:table-cell>
          <table:table-cell office:value-type="float" office:value="0.486733333333333" calcext:value-type="float">
            <text:p>0.486733333333333</text:p>
          </table:table-cell>
          <table:table-cell office:value-type="float" office:value="0.4828" calcext:value-type="float">
            <text:p>0.4828</text:p>
          </table:table-cell>
          <table:table-cell table:formula="of:=AVERAGE([.E358:.F358])" office:value-type="float" office:value="0.484766666666667" calcext:value-type="float">
            <text:p>0.4847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7.5" calcext:value-type="float">
            <text:p>17.5</text:p>
          </table:table-cell>
          <table:table-cell office:value-type="float" office:value="0.4908" calcext:value-type="float">
            <text:p>0.4908</text:p>
          </table:table-cell>
          <table:table-cell office:value-type="float" office:value="0.488133333333333" calcext:value-type="float">
            <text:p>0.488133333333333</text:p>
          </table:table-cell>
          <table:table-cell table:formula="of:=AVERAGE([.E359:.F359])" office:value-type="float" office:value="0.489466666666667" calcext:value-type="float">
            <text:p>0.4894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7.75" calcext:value-type="float">
            <text:p>17.75</text:p>
          </table:table-cell>
          <table:table-cell office:value-type="float" office:value="0.483866666666667" calcext:value-type="float">
            <text:p>0.483866666666667</text:p>
          </table:table-cell>
          <table:table-cell office:value-type="float" office:value="0.4894" calcext:value-type="float">
            <text:p>0.4894</text:p>
          </table:table-cell>
          <table:table-cell table:formula="of:=AVERAGE([.E360:.F360])" office:value-type="float" office:value="0.486633333333333" calcext:value-type="float">
            <text:p>0.4866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0.473533333333333" calcext:value-type="float">
            <text:p>0.473533333333333</text:p>
          </table:table-cell>
          <table:table-cell office:value-type="float" office:value="0.4796" calcext:value-type="float">
            <text:p>0.4796</text:p>
          </table:table-cell>
          <table:table-cell table:formula="of:=AVERAGE([.E361:.F361])" office:value-type="float" office:value="0.476566666666667" calcext:value-type="float">
            <text:p>0.4765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8.25" calcext:value-type="float">
            <text:p>18.25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489666666666667" calcext:value-type="float">
            <text:p>0.489666666666667</text:p>
          </table:table-cell>
          <table:table-cell table:formula="of:=AVERAGE([.E362:.F362])" office:value-type="float" office:value="0.488733333333333" calcext:value-type="float">
            <text:p>0.4887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8.5" calcext:value-type="float">
            <text:p>18.5</text:p>
          </table:table-cell>
          <table:table-cell office:value-type="float" office:value="0.493666666666667" calcext:value-type="float">
            <text:p>0.493666666666667</text:p>
          </table:table-cell>
          <table:table-cell office:value-type="float" office:value="0.486866666666667" calcext:value-type="float">
            <text:p>0.486866666666667</text:p>
          </table:table-cell>
          <table:table-cell table:formula="of:=AVERAGE([.E363:.F363])" office:value-type="float" office:value="0.490266666666667" calcext:value-type="float">
            <text:p>0.4902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8.75" calcext:value-type="float">
            <text:p>18.7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4333333333333" calcext:value-type="float">
            <text:p>0.494333333333333</text:p>
          </table:table-cell>
          <table:table-cell table:formula="of:=AVERAGE([.E364:.F364])" office:value-type="float" office:value="0.493166666666667" calcext:value-type="float">
            <text:p>0.4931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28" calcext:value-type="float">
            <text:p>0.4828</text:p>
          </table:table-cell>
          <table:table-cell table:formula="of:=AVERAGE([.E365:.F365])" office:value-type="float" office:value="0.4859" calcext:value-type="float">
            <text:p>0.48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9.25" calcext:value-type="float">
            <text:p>19.25</text:p>
          </table:table-cell>
          <table:table-cell office:value-type="float" office:value="0.490733333333333" calcext:value-type="float">
            <text:p>0.490733333333333</text:p>
          </table:table-cell>
          <table:table-cell office:value-type="float" office:value="0.4902" calcext:value-type="float">
            <text:p>0.4902</text:p>
          </table:table-cell>
          <table:table-cell table:formula="of:=AVERAGE([.E366:.F366])" office:value-type="float" office:value="0.490466666666667" calcext:value-type="float">
            <text:p>0.4904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9.5" calcext:value-type="float">
            <text:p>19.5</text:p>
          </table:table-cell>
          <table:table-cell office:value-type="float" office:value="0.490066666666667" calcext:value-type="float">
            <text:p>0.490066666666667</text:p>
          </table:table-cell>
          <table:table-cell office:value-type="float" office:value="0.4852" calcext:value-type="float">
            <text:p>0.4852</text:p>
          </table:table-cell>
          <table:table-cell table:formula="of:=AVERAGE([.E367:.F367])" office:value-type="float" office:value="0.487633333333333" calcext:value-type="float">
            <text:p>0.4876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9.75" calcext:value-type="float">
            <text:p>19.75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933333333333" calcext:value-type="float">
            <text:p>0.483933333333333</text:p>
          </table:table-cell>
          <table:table-cell table:formula="of:=AVERAGE([.E368:.F368])" office:value-type="float" office:value="0.487066666666667" calcext:value-type="float">
            <text:p>0.4870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492933333333333" calcext:value-type="float">
            <text:p>0.492933333333333</text:p>
          </table:table-cell>
          <table:table-cell office:value-type="float" office:value="0.4848" calcext:value-type="float">
            <text:p>0.4848</text:p>
          </table:table-cell>
          <table:table-cell table:formula="of:=AVERAGE([.E369:.F369])" office:value-type="float" office:value="0.488866666666667" calcext:value-type="float">
            <text:p>0.4888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.25" calcext:value-type="float">
            <text:p>20.25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4838" calcext:value-type="float">
            <text:p>0.4838</text:p>
          </table:table-cell>
          <table:table-cell table:formula="of:=AVERAGE([.E370:.F370])" office:value-type="float" office:value="0.4881" calcext:value-type="float">
            <text:p>0.48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.5" calcext:value-type="float">
            <text:p>20.5</text:p>
          </table:table-cell>
          <table:table-cell office:value-type="float" office:value="0.495133333333333" calcext:value-type="float">
            <text:p>0.495133333333333</text:p>
          </table:table-cell>
          <table:table-cell office:value-type="float" office:value="0.4976" calcext:value-type="float">
            <text:p>0.4976</text:p>
          </table:table-cell>
          <table:table-cell table:formula="of:=AVERAGE([.E371:.F371])" office:value-type="float" office:value="0.496366666666667" calcext:value-type="float">
            <text:p>0.4963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.75" calcext:value-type="float">
            <text:p>20.75</text:p>
          </table:table-cell>
          <table:table-cell office:value-type="float" office:value="0.492066666666667" calcext:value-type="float">
            <text:p>0.492066666666667</text:p>
          </table:table-cell>
          <table:table-cell office:value-type="float" office:value="0.495933333333333" calcext:value-type="float">
            <text:p>0.495933333333333</text:p>
          </table:table-cell>
          <table:table-cell table:formula="of:=AVERAGE([.E372:.F372])" office:value-type="float" office:value="0.494" calcext:value-type="float">
            <text:p>0.4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491866666666667" calcext:value-type="float">
            <text:p>0.491866666666667</text:p>
          </table:table-cell>
          <table:table-cell table:formula="of:=AVERAGE([.E373:.F373])" office:value-type="float" office:value="0.488533333333333" calcext:value-type="float">
            <text:p>0.4885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1.25" calcext:value-type="float">
            <text:p>21.25</text:p>
          </table:table-cell>
          <table:table-cell office:value-type="float" office:value="0.493866666666667" calcext:value-type="float">
            <text:p>0.493866666666667</text:p>
          </table:table-cell>
          <table:table-cell office:value-type="float" office:value="0.499066666666667" calcext:value-type="float">
            <text:p>0.499066666666667</text:p>
          </table:table-cell>
          <table:table-cell table:formula="of:=AVERAGE([.E374:.F374])" office:value-type="float" office:value="0.496466666666667" calcext:value-type="float">
            <text:p>0.4964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1.5" calcext:value-type="float">
            <text:p>21.5</text:p>
          </table:table-cell>
          <table:table-cell office:value-type="float" office:value="0.489933333333333" calcext:value-type="float">
            <text:p>0.489933333333333</text:p>
          </table:table-cell>
          <table:table-cell office:value-type="float" office:value="0.4976" calcext:value-type="float">
            <text:p>0.4976</text:p>
          </table:table-cell>
          <table:table-cell table:formula="of:=AVERAGE([.E375:.F375])" office:value-type="float" office:value="0.493766666666667" calcext:value-type="float">
            <text:p>0.4937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1.75" calcext:value-type="float">
            <text:p>21.75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495266666666667" calcext:value-type="float">
            <text:p>0.495266666666667</text:p>
          </table:table-cell>
          <table:table-cell table:formula="of:=AVERAGE([.E376:.F376])" office:value-type="float" office:value="0.492033333333333" calcext:value-type="float">
            <text:p>0.4920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.486333333333333" calcext:value-type="float">
            <text:p>0.486333333333333</text:p>
          </table:table-cell>
          <table:table-cell office:value-type="float" office:value="0.488333333333333" calcext:value-type="float">
            <text:p>0.488333333333333</text:p>
          </table:table-cell>
          <table:table-cell table:formula="of:=AVERAGE([.E377:.F377])" office:value-type="float" office:value="0.487333333333333" calcext:value-type="float">
            <text:p>0.4873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2.25" calcext:value-type="float">
            <text:p>22.25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495333333333333" calcext:value-type="float">
            <text:p>0.495333333333333</text:p>
          </table:table-cell>
          <table:table-cell table:formula="of:=AVERAGE([.E378:.F378])" office:value-type="float" office:value="0.492366666666667" calcext:value-type="float">
            <text:p>0.4923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2.5" calcext:value-type="float">
            <text:p>22.5</text:p>
          </table:table-cell>
          <table:table-cell office:value-type="float" office:value="0.496333333333333" calcext:value-type="float">
            <text:p>0.496333333333333</text:p>
          </table:table-cell>
          <table:table-cell office:value-type="float" office:value="0.499066666666667" calcext:value-type="float">
            <text:p>0.499066666666667</text:p>
          </table:table-cell>
          <table:table-cell table:formula="of:=AVERAGE([.E379:.F379])" office:value-type="float" office:value="0.4977" calcext:value-type="float">
            <text:p>0.497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2.75" calcext:value-type="float">
            <text:p>22.75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497" calcext:value-type="float">
            <text:p>0.497</text:p>
          </table:table-cell>
          <table:table-cell table:formula="of:=AVERAGE([.E380:.F380])" office:value-type="float" office:value="0.4931" calcext:value-type="float">
            <text:p>0.49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.493733333333333" calcext:value-type="float">
            <text:p>0.493733333333333</text:p>
          </table:table-cell>
          <table:table-cell office:value-type="float" office:value="0.498533333333333" calcext:value-type="float">
            <text:p>0.498533333333333</text:p>
          </table:table-cell>
          <table:table-cell table:formula="of:=AVERAGE([.E381:.F381])" office:value-type="float" office:value="0.496133333333333" calcext:value-type="float">
            <text:p>0.4961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.25" calcext:value-type="float">
            <text:p>23.25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496133333333333" calcext:value-type="float">
            <text:p>0.496133333333333</text:p>
          </table:table-cell>
          <table:table-cell table:formula="of:=AVERAGE([.E382:.F382])" office:value-type="float" office:value="0.495466666666667" calcext:value-type="float">
            <text:p>0.4954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.5" calcext:value-type="float">
            <text:p>23.5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492266666666667" calcext:value-type="float">
            <text:p>0.492266666666667</text:p>
          </table:table-cell>
          <table:table-cell table:formula="of:=AVERAGE([.E383:.F383])" office:value-type="float" office:value="0.490233333333333" calcext:value-type="float">
            <text:p>0.4902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.75" calcext:value-type="float">
            <text:p>23.75</text:p>
          </table:table-cell>
          <table:table-cell office:value-type="float" office:value="0.492466666666667" calcext:value-type="float">
            <text:p>0.492466666666667</text:p>
          </table:table-cell>
          <table:table-cell office:value-type="float" office:value="0.4922" calcext:value-type="float">
            <text:p>0.4922</text:p>
          </table:table-cell>
          <table:table-cell table:formula="of:=AVERAGE([.E384:.F384])" office:value-type="float" office:value="0.492333333333333" calcext:value-type="float">
            <text:p>0.4923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4904" calcext:value-type="float">
            <text:p>0.4904</text:p>
          </table:table-cell>
          <table:table-cell table:formula="of:=AVERAGE([.E385:.F385])" office:value-type="float" office:value="0.4891" calcext:value-type="float">
            <text:p>0.48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4.25" calcext:value-type="float">
            <text:p>24.25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488733333333333" calcext:value-type="float">
            <text:p>0.488733333333333</text:p>
          </table:table-cell>
          <table:table-cell table:formula="of:=AVERAGE([.E386:.F386])" office:value-type="float" office:value="0.498466666666667" calcext:value-type="float">
            <text:p>0.4984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4.5" calcext:value-type="float">
            <text:p>24.5</text:p>
          </table:table-cell>
          <table:table-cell office:value-type="float" office:value="0.494666666666667" calcext:value-type="float">
            <text:p>0.494666666666667</text:p>
          </table:table-cell>
          <table:table-cell office:value-type="float" office:value="0.496266666666667" calcext:value-type="float">
            <text:p>0.496266666666667</text:p>
          </table:table-cell>
          <table:table-cell table:formula="of:=AVERAGE([.E387:.F387])" office:value-type="float" office:value="0.495466666666667" calcext:value-type="float">
            <text:p>0.4954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4.75" calcext:value-type="float">
            <text:p>24.75</text:p>
          </table:table-cell>
          <table:table-cell office:value-type="float" office:value="0.486866666666667" calcext:value-type="float">
            <text:p>0.486866666666667</text:p>
          </table:table-cell>
          <table:table-cell office:value-type="float" office:value="0.491733333333333" calcext:value-type="float">
            <text:p>0.491733333333333</text:p>
          </table:table-cell>
          <table:table-cell table:formula="of:=AVERAGE([.E388:.F388])" office:value-type="float" office:value="0.4893" calcext:value-type="float">
            <text:p>0.489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0.483866666666667" calcext:value-type="float">
            <text:p>0.483866666666667</text:p>
          </table:table-cell>
          <table:table-cell office:value-type="float" office:value="0.498066666666667" calcext:value-type="float">
            <text:p>0.498066666666667</text:p>
          </table:table-cell>
          <table:table-cell table:formula="of:=AVERAGE([.E389:.F389])" office:value-type="float" office:value="0.490966666666667" calcext:value-type="float">
            <text:p>0.4909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5.25" calcext:value-type="float">
            <text:p>25.25</text:p>
          </table:table-cell>
          <table:table-cell office:value-type="float" office:value="0.493266666666667" calcext:value-type="float">
            <text:p>0.493266666666667</text:p>
          </table:table-cell>
          <table:table-cell office:value-type="float" office:value="0.4928" calcext:value-type="float">
            <text:p>0.4928</text:p>
          </table:table-cell>
          <table:table-cell table:formula="of:=AVERAGE([.E390:.F390])" office:value-type="float" office:value="0.493033333333333" calcext:value-type="float">
            <text:p>0.4930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5.5" calcext:value-type="float">
            <text:p>25.5</text:p>
          </table:table-cell>
          <table:table-cell office:value-type="float" office:value="0.488333333333333" calcext:value-type="float">
            <text:p>0.488333333333333</text:p>
          </table:table-cell>
          <table:table-cell office:value-type="float" office:value="0.500066666666667" calcext:value-type="float">
            <text:p>0.500066666666667</text:p>
          </table:table-cell>
          <table:table-cell table:formula="of:=AVERAGE([.E391:.F391])" office:value-type="float" office:value="0.4942" calcext:value-type="float">
            <text:p>0.494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5.75" calcext:value-type="float">
            <text:p>25.7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0733333333333" calcext:value-type="float">
            <text:p>0.490733333333333</text:p>
          </table:table-cell>
          <table:table-cell table:formula="of:=AVERAGE([.E392:.F392])" office:value-type="float" office:value="0.490866666666667" calcext:value-type="float">
            <text:p>0.4908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.485933333333333" calcext:value-type="float">
            <text:p>0.485933333333333</text:p>
          </table:table-cell>
          <table:table-cell office:value-type="float" office:value="0.498333333333333" calcext:value-type="float">
            <text:p>0.498333333333333</text:p>
          </table:table-cell>
          <table:table-cell table:formula="of:=AVERAGE([.E393:.F393])" office:value-type="float" office:value="0.492133333333333" calcext:value-type="float">
            <text:p>0.492133333333333</text:p>
          </table:table-cell>
          <table:table-cell table:number-columns-repeated="13"/>
        </table:table-row>
      </table:table>
      <table:table table:name="Sheet5" table:style-name="ta1">
        <table:shapes>
          <draw:frame draw:z-index="0" draw:style-name="gr1" draw:text-style-name="P1" svg:width="159.98mm" svg:height="89.86mm" svg:x="197.7mm" svg:y="7.98mm">
            <loext:p draw:notify-on-update-of-ranges="Sheet5.C2:Sheet5.C23 Sheet5.D1:Sheet5.D1 Sheet5.D2:Sheet5.D23 Sheet5.C2:Sheet5.C23 Sheet5.E1:Sheet5.E1 Sheet5.E2:Sheet5.E23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159.97mm" svg:height="89.87mm" svg:x="193.25mm" svg:y="106.87mm">
            <loext:p draw:notify-on-update-of-ranges="Sheet5.C2:Sheet5.C23 Sheet5.F2:Sheet5.F23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159.97mm" svg:height="89.75mm" svg:x="183.1mm" svg:y="255.13mm">
            <loext:p draw:notify-on-update-of-ranges="Sheet5.D54:Sheet5.D54 Sheet5.D55:Sheet5.D94 Sheet5.E54:Sheet5.E54 Sheet5.E55:Sheet5.E94 Sheet5.D54:Sheet5.D54 Sheet5.D55:Sheet5.D94 Sheet5.F54:Sheet5.F54 Sheet5.F55:Sheet5.F94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159.97mm" svg:height="89.75mm" svg:x="232.94mm" svg:y="394.55mm">
            <loext:p draw:notify-on-update-of-ranges="Sheet5.D109:Sheet5.D118 Sheet5.E109:Sheet5.E118 Sheet5.D109:Sheet5.D118 Sheet5.F109:Sheet5.F118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092" calcext:value-type="float">
            <text:p>0.1092</text:p>
          </table:table-cell>
          <table:table-cell table:formula="of:=AVERAGE([.D2:.E2])" office:value-type="float" office:value="0.1083" calcext:value-type="float">
            <text:p>0.1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121" calcext:value-type="float">
            <text:p>0.1121</text:p>
          </table:table-cell>
          <table:table-cell table:formula="of:=AVERAGE([.D3:.E3])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047" calcext:value-type="float">
            <text:p>0.1047</text:p>
          </table:table-cell>
          <table:table-cell table:formula="of:=AVERAGE([.D4:.E4])" office:value-type="float" office:value="0.10655" calcext:value-type="float">
            <text:p>0.106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5" calcext:value-type="float">
            <text:p>0.1165</text:p>
          </table:table-cell>
          <table:table-cell table:formula="of:=AVERAGE([.D5:.E5])" office:value-type="float" office:value="0.11775" calcext:value-type="float">
            <text:p>0.117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086" calcext:value-type="float">
            <text:p>0.1086</text:p>
          </table:table-cell>
          <table:table-cell table:formula="of:=AVERAGE([.D6:.E6])" office:value-type="float" office:value="0.11215" calcext:value-type="float">
            <text:p>0.112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1105" calcext:value-type="float">
            <text:p>0.1105</text:p>
          </table:table-cell>
          <table:table-cell table:formula="of:=AVERAGE([.D7:.E7])" office:value-type="float" office:value="0.11015" calcext:value-type="float">
            <text:p>0.11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068" calcext:value-type="float">
            <text:p>0.1068</text:p>
          </table:table-cell>
          <table:table-cell table:formula="of:=AVERAGE([.D8:.E8])" office:value-type="float" office:value="0.11215" calcext:value-type="float">
            <text:p>0.112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054" calcext:value-type="float">
            <text:p>0.1054</text:p>
          </table:table-cell>
          <table:table-cell table:formula="of:=AVERAGE([.D9:.E9])" office:value-type="float" office:value="0.1045" calcext:value-type="float">
            <text:p>0.10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104" calcext:value-type="float">
            <text:p>0.1104</text:p>
          </table:table-cell>
          <table:table-cell table:formula="of:=AVERAGE([.D10:.E10])" office:value-type="float" office:value="0.1105" calcext:value-type="float">
            <text:p>0.1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1108" calcext:value-type="float">
            <text:p>0.1108</text:p>
          </table:table-cell>
          <table:table-cell table:formula="of:=AVERAGE([.D11:.E11])" office:value-type="float" office:value="0.1105" calcext:value-type="float">
            <text:p>0.1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211" calcext:value-type="float">
            <text:p>0.1211</text:p>
          </table:table-cell>
          <table:table-cell table:formula="of:=AVERAGE([.D12:.E12])" office:value-type="float" office:value="0.12035" calcext:value-type="float">
            <text:p>0.120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176" calcext:value-type="float">
            <text:p>0.1176</text:p>
          </table:table-cell>
          <table:table-cell table:formula="of:=AVERAGE([.D13:.E13])" office:value-type="float" office:value="0.1191" calcext:value-type="float">
            <text:p>0.11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" calcext:value-type="float">
            <text:p>0.12</text:p>
          </table:table-cell>
          <table:table-cell table:formula="of:=AVERAGE([.D14:.E14])"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1307" calcext:value-type="float">
            <text:p>0.1307</text:p>
          </table:table-cell>
          <table:table-cell table:formula="of:=AVERAGE([.D15:.E15])" office:value-type="float" office:value="0.1332" calcext:value-type="float">
            <text:p>0.1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133" calcext:value-type="float">
            <text:p>0.133</text:p>
          </table:table-cell>
          <table:table-cell table:formula="of:=AVERAGE([.D16:.E16])" office:value-type="float" office:value="0.13295" calcext:value-type="float">
            <text:p>0.13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1379" calcext:value-type="float">
            <text:p>0.1379</text:p>
          </table:table-cell>
          <table:table-cell table:formula="of:=AVERAGE([.D17:.E17])" office:value-type="float" office:value="0.1333" calcext:value-type="float">
            <text:p>0.1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415" calcext:value-type="float">
            <text:p>0.1415</text:p>
          </table:table-cell>
          <table:table-cell table:formula="of:=AVERAGE([.D18:.E18])" office:value-type="float" office:value="0.1392" calcext:value-type="float">
            <text:p>0.13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1431" calcext:value-type="float">
            <text:p>0.1431</text:p>
          </table:table-cell>
          <table:table-cell table:formula="of:=AVERAGE([.D19:.E19])" office:value-type="float" office:value="0.1432" calcext:value-type="float">
            <text:p>0.14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414" calcext:value-type="float">
            <text:p>0.1414</text:p>
          </table:table-cell>
          <table:table-cell table:formula="of:=AVERAGE([.D20:.E20])" office:value-type="float" office:value="0.14415" calcext:value-type="float">
            <text:p>0.144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1447" calcext:value-type="float">
            <text:p>0.1447</text:p>
          </table:table-cell>
          <table:table-cell table:formula="of:=AVERAGE([.D21:.E21])" office:value-type="float" office:value="0.1447" calcext:value-type="float">
            <text:p>0.14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1311" calcext:value-type="float">
            <text:p>0.1311</text:p>
          </table:table-cell>
          <table:table-cell table:formula="of:=AVERAGE([.D22:.E22])" office:value-type="float" office:value="0.1336" calcext:value-type="float">
            <text:p>0.1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1383" calcext:value-type="float">
            <text:p>0.1383</text:p>
          </table:table-cell>
          <table:table-cell table:formula="of:=AVERAGE([.D23:.E23])" office:value-type="float" office:value="0.14085" calcext:value-type="float">
            <text:p>0.14085</text:p>
          </table:table-cell>
        </table:table-row>
        <table:table-row table:style-name="ro1" table:number-rows-repeated="30">
          <table:table-cell table:number-columns-repeated="6"/>
        </table:table-row>
        <table:table-row table:style-name="ro1">
          <table:table-cell/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7235" calcext:value-type="float">
            <text:p>0.0723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7345" calcext:value-type="float">
            <text:p>0.07345</text:p>
          </table:table-cell>
          <table:table-cell office:value-type="float" office:value="0.07255" calcext:value-type="float">
            <text:p>0.07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0.07105" calcext:value-type="float">
            <text:p>0.071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7265" calcext:value-type="float">
            <text:p>0.07265</text:p>
          </table:table-cell>
          <table:table-cell office:value-type="float" office:value="0.07555" calcext:value-type="float">
            <text:p>0.075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.25" calcext:value-type="float">
            <text:p>1.25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784" calcext:value-type="float">
            <text:p>0.078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0717" calcext:value-type="float">
            <text:p>0.071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.75" calcext:value-type="float">
            <text:p>1.7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711" calcext:value-type="float">
            <text:p>0.07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0699" calcext:value-type="float">
            <text:p>0.06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.25" calcext:value-type="float">
            <text:p>2.25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0703" calcext:value-type="float">
            <text:p>0.07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.5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7465" calcext:value-type="float">
            <text:p>0.0746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.75" calcext:value-type="float">
            <text:p>2.75</text:p>
          </table:table-cell>
          <table:table-cell office:value-type="float" office:value="0.07305" calcext:value-type="float">
            <text:p>0.07305</text:p>
          </table:table-cell>
          <table:table-cell office:value-type="float" office:value="0.0753" calcext:value-type="float">
            <text:p>0.07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7745" calcext:value-type="float">
            <text:p>0.07745</text:p>
          </table:table-cell>
          <table:table-cell office:value-type="float" office:value="0.07105" calcext:value-type="float">
            <text:p>0.071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.25" calcext:value-type="float">
            <text:p>3.25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6945" calcext:value-type="float">
            <text:p>0.069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.5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737" calcext:value-type="float">
            <text:p>0.073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.75" calcext:value-type="float">
            <text:p>3.75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39" calcext:value-type="float">
            <text:p>0.073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25" calcext:value-type="float">
            <text:p>4.25</text:p>
          </table:table-cell>
          <table:table-cell office:value-type="float" office:value="0.06965" calcext:value-type="float">
            <text:p>0.06965</text:p>
          </table:table-cell>
          <table:table-cell office:value-type="float" office:value="0.0702" calcext:value-type="float">
            <text:p>0.070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75" calcext:value-type="float">
            <text:p>4.75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687" calcext:value-type="float">
            <text:p>0.06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.25" calcext:value-type="float">
            <text:p>5.25</text:p>
          </table:table-cell>
          <table:table-cell office:value-type="float" office:value="0.06755" calcext:value-type="float">
            <text:p>0.06755</text:p>
          </table:table-cell>
          <table:table-cell office:value-type="float" office:value="0.0701" calcext:value-type="float">
            <text:p>0.070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.5" calcext:value-type="float">
            <text:p>5.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62" calcext:value-type="float">
            <text:p>0.06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.75" calcext:value-type="float">
            <text:p>5.75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6735" calcext:value-type="float">
            <text:p>0.0673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712" calcext:value-type="float">
            <text:p>0.07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.25" calcext:value-type="float">
            <text:p>6.25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7265" calcext:value-type="float">
            <text:p>0.0726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.5" calcext:value-type="float">
            <text:p>6.5</text:p>
          </table:table-cell>
          <table:table-cell office:value-type="float" office:value="0.06645" calcext:value-type="float">
            <text:p>0.06645</text:p>
          </table:table-cell>
          <table:table-cell office:value-type="float" office:value="0.0643" calcext:value-type="float">
            <text:p>0.064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.75" calcext:value-type="float">
            <text:p>6.75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06985" calcext:value-type="float">
            <text:p>0.0698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float" office:value="0.06585" calcext:value-type="float">
            <text:p>0.06585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.5" calcext:value-type="float">
            <text:p>7.5</text:p>
          </table:table-cell>
          <table:table-cell office:value-type="float" office:value="0.07205" calcext:value-type="float">
            <text:p>0.07205</text:p>
          </table:table-cell>
          <table:table-cell office:value-type="float" office:value="0.06875" calcext:value-type="float">
            <text:p>0.068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.75" calcext:value-type="float">
            <text:p>7.75</text:p>
          </table:table-cell>
          <table:table-cell table:number-columns-repeated="2" office:value-type="float" office:value="0.0679" calcext:value-type="float">
            <text:p>0.067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7265" calcext:value-type="float">
            <text:p>0.07265</text:p>
          </table:table-cell>
          <table:table-cell office:value-type="float" office:value="0.0715" calcext:value-type="float">
            <text:p>0.07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.25" calcext:value-type="float">
            <text:p>8.25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7105" calcext:value-type="float">
            <text:p>0.071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.5" calcext:value-type="float">
            <text:p>8.5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.75" calcext:value-type="float">
            <text:p>8.75</text:p>
          </table:table-cell>
          <table:table-cell office:value-type="float" office:value="0.07245" calcext:value-type="float">
            <text:p>0.07245</text:p>
          </table:table-cell>
          <table:table-cell office:value-type="float" office:value="0.06995" calcext:value-type="float">
            <text:p>0.069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739" calcext:value-type="float">
            <text:p>0.073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.25" calcext:value-type="float">
            <text:p>9.25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925" calcext:value-type="float">
            <text:p>0.069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.5" calcext:value-type="float">
            <text:p>9.5</text:p>
          </table:table-cell>
          <table:table-cell office:value-type="float" office:value="0.07275" calcext:value-type="float">
            <text:p>0.07275</text:p>
          </table:table-cell>
          <table:table-cell office:value-type="float" office:value="0.07035" calcext:value-type="float">
            <text:p>0.0703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.75" calcext:value-type="float">
            <text:p>9.75</text:p>
          </table:table-cell>
          <table:table-cell office:value-type="float" office:value="0.07765" calcext:value-type="float">
            <text:p>0.07765</text:p>
          </table:table-cell>
          <table:table-cell office:value-type="float" office:value="0.0767" calcext:value-type="float">
            <text:p>0.0767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778" calcext:value-type="float">
            <text:p>0.07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53" calcext:value-type="float">
            <text:p>0.08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72" calcext:value-type="float">
            <text:p>0.077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792" calcext:value-type="float">
            <text:p>0.07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922" calcext:value-type="float">
            <text:p>0.09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1006" calcext:value-type="float">
            <text:p>0.1006</text:p>
          </table:table-cell>
        </table:table-row>
      </table:table>
      <table:named-expressions/>
      <table:database-ranges>
        <table:database-range table:name="__Anonymous_Sheet_DB__0" table:target-range-address="Sheet1.H3:Sheet1.I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08:39:37.6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6:14:59.984447000</meta:creation-date>
    <meta:editing-duration>P4DT20M5S</meta:editing-duration>
    <meta:editing-cycles>9</meta:editing-cycles>
    <meta:generator>LibreOffice/5.3.4.2$Windows_X86_64 LibreOffice_project/f82d347ccc0be322489bf7da61d7e4ad13fe2ff3</meta:generator>
    <dc:date>2017-10-15T23:06:17.659000000</dc:date>
    <meta:document-statistic meta:table-count="5" meta:cell-count="3662" meta:object-count="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scatter" chart:style-name="ch1">
        <chart:legend chart:legend-position="end" svg:x="13.247cm" svg:y="4.203cm" style:legend-expansion="high" chart:style-name="ch2"/>
        <chart:plot-area chart:style-name="ch3" table:cell-range-address="Sheet1.H19:Sheet1.I28" svg:x="0.32cm" svg:y="0.179cm" svg:width="12.607cm" svg:height="8.639cm">
          <chartooo:coordinate-region svg:x="1.453cm" svg:y="0.374cm" svg:width="11.279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9:Sheet1.I28" chart:class="chart:scatter">
            <chart:domain table:cell-range-address="Sheet1.H19:Sheet1.H28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19:Sheet1.H28</svg:desc>
                </draw:g>
              </table:table-cell>
              <table:table-cell office:value-type="float" office:value="NaN">
                <text:p>NaN</text:p>
                <draw:g>
                  <svg:desc>Sheet1.I19:Sheet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32235">
                <text:p>0.32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84">
                <text:p>0.3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31955">
                <text:p>0.31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18">
                <text:p>0.3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2285">
                <text:p>0.32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8cm" svg:y="3.96cm" style:legend-expansion="high" chart:style-name="ch2"/>
        <chart:plot-area chart:style-name="ch3" table:cell-range-address="Sheet1.G148:Sheet1.I157 Sheet1.H147:Sheet1.I147" chart:data-source-has-labels="row" svg:x="0.32cm" svg:y="0.18cm" svg:width="12.358cm" svg:height="8.64cm">
          <chartooo:coordinate-region svg:x="1.259cm" svg:y="0.375cm" svg:width="11.224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48:Sheet1.H157" chart:label-cell-address="Sheet1.H147:Sheet1.H147" chart:class="chart:scatter">
            <chart:domain table:cell-range-address="Sheet1.G148:Sheet1.G157"/>
            <chart:data-point chart:repeated="10"/>
          </chart:series>
          <chart:series chart:style-name="ch7" chart:values-cell-range-address="Sheet1.I148:Sheet1.I157" chart:label-cell-address="Sheet1.I147:Sheet1.I147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 q1 failure </text:p>
                <draw:g>
                  <svg:desc>Sheet1.H147:Sheet1.H147</svg:desc>
                </draw:g>
              </table:table-cell>
              <table:table-cell office:value-type="string">
                <text:p> q2 failure </text:p>
                <draw:g>
                  <svg:desc>Sheet1.I147:Sheet1.I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148:Sheet1.G157</svg:desc>
                </draw:g>
              </table:table-cell>
              <table:table-cell office:value-type="float" office:value="0.069">
                <text:p>0.069</text:p>
                <draw:g>
                  <svg:desc>Sheet1.H148:Sheet1.H157</svg:desc>
                </draw:g>
              </table:table-cell>
              <table:table-cell office:value-type="float" office:value="0.0615">
                <text:p>0.0615</text:p>
                <draw:g>
                  <svg:desc>Sheet1.I148:Sheet1.I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65">
                <text:p>0.0565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1">
                <text:p>0.061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68">
                <text:p>0.068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695">
                <text:p>0.069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66">
                <text:p>0.06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61">
                <text:p>0.061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95">
                <text:p>0.069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9">
                <text:p>0.059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745">
                <text:p>0.0745</text:p>
              </table:table-cell>
              <table:table-cell office:value-type="float" office:value="0.065">
                <text:p>0.0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67cm" svg:height="16.257cm" xlink:href=".." xlink:type="simple" chart:class="chart:scatter" chart:style-name="ch1">
        <chart:legend chart:legend-position="end" svg:x="12.763cm" svg:y="7.116cm" style:legend-expansion="high" chart:style-name="ch2"/>
        <chart:plot-area chart:style-name="ch3" table:cell-range-address="Sheet3.G34:Sheet3.K43 Sheet3.H33:Sheet3.K33" chart:data-source-has-labels="row" svg:x="0.319cm" svg:y="0.325cm" svg:width="12.125cm" svg:height="15.607cm">
          <chartooo:coordinate-region svg:x="1.27cm" svg:y="0.516cm" svg:width="10.973cm" svg:height="14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H34:Sheet3.H43" chart:label-cell-address="Sheet3.H33:Sheet3.H33" chart:class="chart:scatter">
            <chart:domain table:cell-range-address="Sheet3.G34:Sheet3.G43"/>
            <chart:data-point chart:repeated="10"/>
          </chart:series>
          <chart:series chart:style-name="ch7" chart:values-cell-range-address="Sheet3.I34:Sheet3.I43" chart:label-cell-address="Sheet3.I33:Sheet3.I33" chart:class="chart:scatter">
            <chart:data-point chart:repeated="10"/>
          </chart:series>
          <chart:series chart:style-name="ch8" chart:values-cell-range-address="Sheet3.J34:Sheet3.J43" chart:label-cell-address="Sheet3.J33:Sheet3.J33" chart:class="chart:scatter">
            <chart:data-point chart:repeated="10"/>
          </chart:series>
          <chart:series chart:style-name="ch9" chart:values-cell-range-address="Sheet3.K34:Sheet3.K43" chart:label-cell-address="Sheet3.K33:Sheet3.K33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q1</text:p>
                <draw:g>
                  <svg:desc>Sheet3.H33:Sheet3.H33</svg:desc>
                </draw:g>
              </table:table-cell>
              <table:table-cell office:value-type="string">
                <text:p>q2</text:p>
                <draw:g>
                  <svg:desc>Sheet3.I33:Sheet3.I33</svg:desc>
                </draw:g>
              </table:table-cell>
              <table:table-cell office:value-type="string">
                <text:p>q1 unadjust</text:p>
                <draw:g>
                  <svg:desc>Sheet3.J33:Sheet3.J33</svg:desc>
                </draw:g>
              </table:table-cell>
              <table:table-cell office:value-type="string">
                <text:p>q2 unadjust</text:p>
                <draw:g>
                  <svg:desc>Sheet3.K33:Sheet3.K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34:Sheet3.G43</svg:desc>
                </draw:g>
              </table:table-cell>
              <table:table-cell office:value-type="float" office:value="0.0584166666667">
                <text:p>0.0584166666667</text:p>
                <draw:g>
                  <svg:desc>Sheet3.H34:Sheet3.H43</svg:desc>
                </draw:g>
              </table:table-cell>
              <table:table-cell office:value-type="float" office:value="0.0494166666667">
                <text:p>0.0494166666667</text:p>
                <draw:g>
                  <svg:desc>Sheet3.I34:Sheet3.I43</svg:desc>
                </draw:g>
              </table:table-cell>
              <table:table-cell office:value-type="float" office:value="0.0675">
                <text:p>0.0675</text:p>
                <draw:g>
                  <svg:desc>Sheet3.J34:Sheet3.J43</svg:desc>
                </draw:g>
              </table:table-cell>
              <table:table-cell office:value-type="float" office:value="0.0545">
                <text:p>0.0545</text:p>
                <draw:g>
                  <svg:desc>Sheet3.K34:Sheet3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90833333333">
                <text:p>0.0590833333333</text:p>
              </table:table-cell>
              <table:table-cell office:value-type="float" office:value="0.0485">
                <text:p>0.0485</text:p>
              </table:table-cell>
              <table:table-cell office:value-type="float" office:value="0.0675">
                <text:p>0.0675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225">
                <text:p>0.06225</text:p>
              </table:table-cell>
              <table:table-cell office:value-type="float" office:value="0.0520833333333">
                <text:p>0.0520833333333</text:p>
              </table:table-cell>
              <table:table-cell office:value-type="float" office:value="0.0675">
                <text:p>0.0675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665833333333">
                <text:p>0.0665833333333</text:p>
              </table:table-cell>
              <table:table-cell office:value-type="float" office:value="0.0545">
                <text:p>0.0545</text:p>
              </table:table-cell>
              <table:table-cell office:value-type="float" office:value="0.0675">
                <text:p>0.0675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656666666667">
                <text:p>0.0656666666667</text:p>
              </table:table-cell>
              <table:table-cell office:value-type="float" office:value="0.0540833333333">
                <text:p>0.0540833333333</text:p>
              </table:table-cell>
              <table:table-cell office:value-type="float" office:value="0.0675">
                <text:p>0.0675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613333333333">
                <text:p>0.0613333333333</text:p>
              </table:table-cell>
              <table:table-cell office:value-type="float" office:value="0.0495833333333">
                <text:p>0.0495833333333</text:p>
              </table:table-cell>
              <table:table-cell office:value-type="float" office:value="0.0675">
                <text:p>0.0675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619166666667">
                <text:p>0.0619166666667</text:p>
              </table:table-cell>
              <table:table-cell office:value-type="float" office:value="0.0490833333333">
                <text:p>0.0490833333333</text:p>
              </table:table-cell>
              <table:table-cell office:value-type="float" office:value="0.0675">
                <text:p>0.0675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709166666667">
                <text:p>0.0709166666667</text:p>
              </table:table-cell>
              <table:table-cell office:value-type="float" office:value="0.0579166666667">
                <text:p>0.0579166666667</text:p>
              </table:table-cell>
              <table:table-cell office:value-type="float" office:value="0.0675">
                <text:p>0.0675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738333333333">
                <text:p>0.0738333333333</text:p>
              </table:table-cell>
              <table:table-cell office:value-type="float" office:value="0.0571666666667">
                <text:p>0.0571666666667</text:p>
              </table:table-cell>
              <table:table-cell office:value-type="float" office:value="0.0675">
                <text:p>0.0675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700833333333">
                <text:p>0.0700833333333</text:p>
              </table:table-cell>
              <table:table-cell office:value-type="float" office:value="0.05725">
                <text:p>0.05725</text:p>
              </table:table-cell>
              <table:table-cell office:value-type="float" office:value="0.0675">
                <text:p>0.0675</text:p>
              </table:table-cell>
              <table:table-cell office:value-type="float" office:value="0.0545">
                <text:p>0.054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MacOSX_X86_64 LibreOffice_project/7074905676c47b82bbcfbea1aeefc84afe1c50e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5cm" chart:style-name="ch2">
          <text:p>full range</text:p>
        </chart:title>
        <chart:subtitle svg:x="6.633cm" svg:y="1.266cm" chart:style-name="ch3">
          <text:p>same as above</text:p>
        </chart:subtitle>
        <chart:legend chart:legend-position="end" svg:x="13.104cm" svg:y="3.96cm" style:legend-expansion="high" chart:style-name="ch4"/>
        <chart:plot-area chart:style-name="ch5" table:cell-range-address="Sheet3.G69:Sheet3.I100" svg:x="1.296cm" svg:y="2.085cm" svg:width="11.488cm" svg:height="5.789cm">
          <chartooo:coordinate-region svg:x="2.235cm" svg:y="2.28cm" svg:width="10.353cm" svg:height="4.955cm"/>
          <chart:axis chart:dimension="x" chart:name="primary-x" chart:style-name="ch6">
            <chart:title svg:x="5.863cm" svg:y="8.055cm" chart:style-name="ch7">
              <text:p>expected length</text:p>
            </chart:title>
          </chart:axis>
          <chart:axis chart:dimension="y" chart:name="primary-y" chart:style-name="ch6">
            <chart:title svg:x="0.451cm" svg:y="5.786cm" chart:style-name="ch8">
              <text:p>failure rate</text:p>
            </chart:title>
            <chart:grid chart:style-name="ch9" chart:class="major"/>
          </chart:axis>
          <chart:series chart:style-name="ch10" chart:values-cell-range-address="Sheet3.H69:Sheet3.H100" chart:class="chart:scatter">
            <chart:domain table:cell-range-address="Sheet3.G69:Sheet3.G100"/>
            <chart:data-point chart:repeated="32"/>
          </chart:series>
          <chart:series chart:style-name="ch11" chart:values-cell-range-address="Sheet3.I69:Sheet3.I100" chart:class="chart:scatte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69:Sheet3.G100</svg:desc>
                </draw:g>
              </table:table-cell>
              <table:table-cell office:value-type="float" office:value="0.121583333333">
                <text:p>0.121583333333</text:p>
                <draw:g>
                  <svg:desc>Sheet3.H69:Sheet3.H100</svg:desc>
                </draw:g>
              </table:table-cell>
              <table:table-cell office:value-type="float" office:value="0.101666666667">
                <text:p>0.101666666667</text:p>
                <draw:g>
                  <svg:desc>Sheet3.I69:Sheet3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24416666667">
                <text:p>0.124416666667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1925">
                <text:p>0.11925</text:p>
              </table:table-cell>
              <table:table-cell office:value-type="float" office:value="0.0989166666667">
                <text:p>0.09891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3083333333">
                <text:p>0.123083333333</text:p>
              </table:table-cell>
              <table:table-cell office:value-type="float" office:value="0.100666666667">
                <text:p>0.10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26916666667">
                <text:p>0.12691666666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2425">
                <text:p>0.12425</text:p>
              </table:table-cell>
              <table:table-cell office:value-type="float" office:value="0.104416666667">
                <text:p>0.10441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28333333333">
                <text:p>0.128333333333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29333333333">
                <text:p>0.129333333333</text:p>
              </table:table-cell>
              <table:table-cell office:value-type="float" office:value="0.106833333333">
                <text:p>0.1068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875">
                <text:p>0.13875</text:p>
              </table:table-cell>
              <table:table-cell office:value-type="float" office:value="0.11425">
                <text:p>0.11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4416666667">
                <text:p>0.134416666667</text:p>
              </table:table-cell>
              <table:table-cell office:value-type="float" office:value="0.109333333333">
                <text:p>0.109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17833333333">
                <text:p>0.117833333333</text:p>
              </table:table-cell>
              <table:table-cell office:value-type="float" office:value="0.0979166666667">
                <text:p>0.09791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165">
                <text:p>0.1165</text:p>
              </table:table-cell>
              <table:table-cell office:value-type="float" office:value="0.0941666666667">
                <text:p>0.094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4166666667">
                <text:p>0.134166666667</text:p>
              </table:table-cell>
              <table:table-cell office:value-type="float" office:value="0.111916666667">
                <text:p>0.11191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505">
                <text:p>0.1505</text:p>
              </table:table-cell>
              <table:table-cell office:value-type="float" office:value="0.128083333333">
                <text:p>0.12808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52833333333">
                <text:p>0.152833333333</text:p>
              </table:table-cell>
              <table:table-cell office:value-type="float" office:value="0.127083333333">
                <text:p>0.12708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495">
                <text:p>0.1495</text:p>
              </table:table-cell>
              <table:table-cell office:value-type="float" office:value="0.122083333333">
                <text:p>0.12208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55083333333">
                <text:p>0.155083333333</text:p>
              </table:table-cell>
              <table:table-cell office:value-type="float" office:value="0.129666666667">
                <text:p>0.129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49166666667">
                <text:p>0.149166666667</text:p>
              </table:table-cell>
              <table:table-cell office:value-type="float" office:value="0.123416666667">
                <text:p>0.12341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42833333333">
                <text:p>0.142833333333</text:p>
              </table:table-cell>
              <table:table-cell office:value-type="float" office:value="0.117416666667">
                <text:p>0.11741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41333333333">
                <text:p>0.141333333333</text:p>
              </table:table-cell>
              <table:table-cell office:value-type="float" office:value="0.115583333333">
                <text:p>0.11558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29333333333">
                <text:p>0.129333333333</text:p>
              </table:table-cell>
              <table:table-cell office:value-type="float" office:value="0.107416666667">
                <text:p>0.10741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4">
                <text:p>0.134</text:p>
              </table:table-cell>
              <table:table-cell office:value-type="float" office:value="0.113666666667">
                <text:p>0.113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2583333333">
                <text:p>0.132583333333</text:p>
              </table:table-cell>
              <table:table-cell office:value-type="float" office:value="0.110833333333">
                <text:p>0.1108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25833333333">
                <text:p>0.125833333333</text:p>
              </table:table-cell>
              <table:table-cell office:value-type="float" office:value="0.10275">
                <text:p>0.10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25333333333">
                <text:p>0.125333333333</text:p>
              </table:table-cell>
              <table:table-cell office:value-type="float" office:value="0.105166666667">
                <text:p>0.1051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265">
                <text:p>0.1265</text:p>
              </table:table-cell>
              <table:table-cell office:value-type="float" office:value="0.102833333333">
                <text:p>0.1028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22833333333">
                <text:p>0.122833333333</text:p>
              </table:table-cell>
              <table:table-cell office:value-type="float" office:value="0.103583333333">
                <text:p>0.10358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2925">
                <text:p>0.12925</text:p>
              </table:table-cell>
              <table:table-cell office:value-type="float" office:value="0.108166666667">
                <text:p>0.1081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25">
                <text:p>0.125</text:p>
              </table:table-cell>
              <table:table-cell office:value-type="float" office:value="0.103333333333">
                <text:p>0.10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27833333333">
                <text:p>0.127833333333</text:p>
              </table:table-cell>
              <table:table-cell office:value-type="float" office:value="0.105583333333">
                <text:p>0.10558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25416666667">
                <text:p>0.125416666667</text:p>
              </table:table-cell>
              <table:table-cell office:value-type="float" office:value="0.104416666667">
                <text:p>0.10441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25833333333">
                <text:p>0.125833333333</text:p>
              </table:table-cell>
              <table:table-cell office:value-type="float" office:value="0.1035">
                <text:p>0.103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32cm" xlink:href=".." xlink:type="simple" chart:class="chart:scatter" chart:style-name="ch1">
        <chart:title svg:x="7.108cm" svg:y="0.315cm" chart:style-name="ch2">
          <text:p>average</text:p>
        </chart:title>
        <chart:legend chart:legend-position="end" svg:x="13.181cm" svg:y="4.221cm" style:legend-expansion="high" chart:style-name="ch3"/>
        <chart:plot-area chart:style-name="ch4" table:cell-range-address="Sheet3.J69:Sheet3.J100" svg:x="0.32cm" svg:y="1.266cm" svg:width="12.541cm" svg:height="7.586cm">
          <chartooo:coordinate-region svg:x="1.259cm" svg:y="1.461cm" svg:width="11.406cm" svg:height="6.7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3.J69:Sheet3.J100" chart:class="chart:scatte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625">
                <text:p>0.111625</text:p>
                <draw:g>
                  <svg:desc>Sheet3.J69:Sheet3.J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7083333335">
                <text:p>0.1137083333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908333333335">
                <text:p>0.10908333333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875">
                <text:p>0.11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79583333335">
                <text:p>0.1179583333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43333333335">
                <text:p>0.1143333333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69166666665">
                <text:p>0.1169166666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8083333333">
                <text:p>0.118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65">
                <text:p>0.1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1875">
                <text:p>0.1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787499999985">
                <text:p>0.10787499999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33333333335">
                <text:p>0.10533333333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3041666667">
                <text:p>0.123041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92916666665">
                <text:p>0.1392916666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958333333">
                <text:p>0.139958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57916666665">
                <text:p>0.1357916666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2375">
                <text:p>0.142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6291666667">
                <text:p>0.136291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0125">
                <text:p>0.130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8458333333">
                <text:p>0.128458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8375">
                <text:p>0.118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38333333335">
                <text:p>0.1238333333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1708333333">
                <text:p>0.121708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42916666665">
                <text:p>0.11429166666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525">
                <text:p>0.11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46666666665">
                <text:p>0.1146666666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3208333333">
                <text:p>0.113208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87083333335">
                <text:p>0.1187083333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1666666665">
                <text:p>0.1141666666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6708333333">
                <text:p>0.116708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4916666667">
                <text:p>0.11491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46666666665">
                <text:p>0.114666666666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9cm" svg:y="0.315cm" chart:style-name="ch2">
          <text:p>Improved Vs. Original Code</text:p>
        </chart:title>
        <chart:subtitle svg:x="4.958cm" svg:y="1.266cm" chart:style-name="ch3">
          <text:p>walk length 32. -&gt; expected 5.0156</text:p>
        </chart:subtitle>
        <chart:legend chart:legend-position="end" svg:x="12.575cm" svg:y="3.96cm" style:legend-expansion="high" chart:style-name="ch4"/>
        <chart:plot-area chart:style-name="ch5" table:cell-range-address="Sheet4.G2:Sheet4.I11 Sheet4.H1:Sheet4.I1" chart:data-source-has-labels="row" svg:x="1.296cm" svg:y="2.085cm" svg:width="10.959cm" svg:height="5.789cm">
          <chartooo:coordinate-region svg:x="2.235cm" svg:y="2.28cm" svg:width="9.824cm" svg:height="4.955cm"/>
          <chart:axis chart:dimension="x" chart:name="primary-x" chart:style-name="ch6">
            <chart:title svg:x="5.236cm" svg:y="8.055cm" chart:style-name="ch7">
              <text:p>expected walk length</text:p>
            </chart:title>
          </chart:axis>
          <chart:axis chart:dimension="y" chart:name="primary-y" chart:style-name="ch6">
            <chart:title svg:x="0.451cm" svg:y="5.786cm" chart:style-name="ch8">
              <text:p>failure rate</text:p>
            </chart:title>
            <chart:grid chart:style-name="ch9" chart:class="major"/>
          </chart:axis>
          <chart:series chart:style-name="ch10" chart:values-cell-range-address="Sheet4.H2:Sheet4.H11" chart:label-cell-address="Sheet4.H1:Sheet4.H1" chart:class="chart:scatter">
            <chart:domain table:cell-range-address="Sheet4.G2:Sheet4.G11"/>
            <chart:data-point chart:repeated="10"/>
          </chart:series>
          <chart:series chart:style-name="ch11" chart:values-cell-range-address="Sheet4.I2:Sheet4.I11" chart:label-cell-address="Sheet4.I1:Sheet4.I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djusted</text:p>
                <draw:g>
                  <svg:desc>Sheet4.H1:Sheet4.H1</svg:desc>
                </draw:g>
              </table:table-cell>
              <table:table-cell office:value-type="string">
                <text:p>Non-adjusted</text:p>
                <draw:g>
                  <svg:desc>Sheet4.I1:Sheet4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G2:Sheet4.G11</svg:desc>
                </draw:g>
              </table:table-cell>
              <table:table-cell office:value-type="float" office:value="0.0539166666667">
                <text:p>0.0539166666667</text:p>
                <draw:g>
                  <svg:desc>Sheet4.H2:Sheet4.H11</svg:desc>
                </draw:g>
              </table:table-cell>
              <table:table-cell office:value-type="float" office:value="0.061">
                <text:p>0.061</text:p>
                <draw:g>
                  <svg:desc>Sheet4.I2:Sheet4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379166666665">
                <text:p>0.0537916666666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716666666665">
                <text:p>0.0571666666666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6054166666665">
                <text:p>0.0605416666666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59875">
                <text:p>0.05987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554583333333">
                <text:p>0.0554583333333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555">
                <text:p>0.055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44166666667">
                <text:p>0.0644166666667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55">
                <text:p>0.065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6366666666665">
                <text:p>0.06366666666665</text:p>
              </table:table-cell>
              <table:table-cell office:value-type="float" office:value="0.061">
                <text:p>0.0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8cm" svg:y="3.96cm" style:legend-expansion="high" chart:style-name="ch2"/>
        <chart:plot-area chart:style-name="ch3" table:cell-range-address="Sheet1.G171:Sheet1.I191 Sheet1.H170:Sheet1.I170" chart:data-source-has-labels="row" svg:x="0.32cm" svg:y="0.18cm" svg:width="12.358cm" svg:height="8.64cm">
          <chartooo:coordinate-region svg:x="1.259cm" svg:y="0.375cm" svg:width="11.223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71:Sheet1.H191" chart:label-cell-address="Sheet1.H170:Sheet1.H170" chart:class="chart:scatter">
            <chart:domain table:cell-range-address="Sheet1.G171:Sheet1.G191"/>
            <chart:data-point chart:repeated="21"/>
          </chart:series>
          <chart:series chart:style-name="ch7" chart:values-cell-range-address="Sheet1.I171:Sheet1.I191" chart:label-cell-address="Sheet1.I170:Sheet1.I170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 q1 failure </text:p>
                <draw:g>
                  <svg:desc>Sheet1.H170:Sheet1.H170</svg:desc>
                </draw:g>
              </table:table-cell>
              <table:table-cell office:value-type="string">
                <text:p> q2 failure </text:p>
                <draw:g>
                  <svg:desc>Sheet1.I170:Sheet1.I1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171:Sheet1.G191</svg:desc>
                </draw:g>
              </table:table-cell>
              <table:table-cell office:value-type="float" office:value="0.07">
                <text:p>0.07</text:p>
                <draw:g>
                  <svg:desc>Sheet1.H171:Sheet1.H191</svg:desc>
                </draw:g>
              </table:table-cell>
              <table:table-cell office:value-type="float" office:value="0.0564">
                <text:p>0.0564</text:p>
                <draw:g>
                  <svg:desc>Sheet1.I171:Sheet1.I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39">
                <text:p>0.0639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41">
                <text:p>0.0641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663">
                <text:p>0.0663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03">
                <text:p>0.0703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698">
                <text:p>0.0698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63">
                <text:p>0.063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93">
                <text:p>0.069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62">
                <text:p>0.0662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642">
                <text:p>0.0642</text:p>
              </table:table-cell>
              <table:table-cell office:value-type="float" office:value="0.0527">
                <text:p>0.0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43">
                <text:p>0.0643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617">
                <text:p>0.061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641">
                <text:p>0.0641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669">
                <text:p>0.0669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68">
                <text:p>0.068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67">
                <text:p>0.067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708">
                <text:p>0.0708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69">
                <text:p>0.0669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637">
                <text:p>0.0637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61">
                <text:p>0.061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697">
                <text:p>0.0697</text:p>
              </table:table-cell>
              <table:table-cell office:value-type="float" office:value="0.0564">
                <text:p>0.056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7cm" xlink:href=".." xlink:type="simple" chart:class="chart:scatter" chart:style-name="ch1">
        <chart:legend chart:legend-position="end" svg:x="13.066cm" svg:y="3.953cm" style:legend-expansion="high" chart:style-name="ch2"/>
        <chart:plot-area chart:style-name="ch3" table:cell-range-address="Sheet4.E31:Sheet4.G38" svg:x="0.319cm" svg:y="0.179cm" svg:width="12.428cm" svg:height="8.629cm">
          <chartooo:coordinate-region svg:x="1.258cm" svg:y="0.375cm" svg:width="11.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31:Sheet4.F38" chart:class="chart:scatter">
            <chart:domain table:cell-range-address="Sheet4.E31:Sheet4.E38"/>
            <chart:data-point chart:repeated="8"/>
          </chart:series>
          <chart:series chart:style-name="ch7" chart:values-cell-range-address="Sheet4.G31:Sheet4.G38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E31:Sheet4.E38</svg:desc>
                </draw:g>
              </table:table-cell>
              <table:table-cell office:value-type="float" office:value="0.0598">
                <text:p>0.0598</text:p>
                <draw:g>
                  <svg:desc>Sheet4.F31:Sheet4.F38</svg:desc>
                </draw:g>
              </table:table-cell>
              <table:table-cell office:value-type="float" office:value="0.0582">
                <text:p>0.0582</text:p>
                <draw:g>
                  <svg:desc>Sheet4.G31:Sheet4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84">
                <text:p>0.058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74">
                <text:p>0.0574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574">
                <text:p>0.0574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526">
                <text:p>0.052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524">
                <text:p>0.0524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06">
                <text:p>0.0606</text:p>
              </table:table-cell>
              <table:table-cell office:value-type="float" office:value="0.0566">
                <text:p>0.05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21cm" svg:y="3.96cm" style:legend-expansion="high" chart:style-name="ch2"/>
        <chart:plot-area chart:style-name="ch3" table:cell-range-address="Sheet4.J81:Sheet4.L89 Sheet4.K80:Sheet4.L80" chart:data-source-has-labels="row" svg:x="0.32cm" svg:y="0.18cm" svg:width="13.081cm" svg:height="8.64cm">
          <chartooo:coordinate-region svg:x="1.453cm" svg:y="0.375cm" svg:width="11.849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K81:Sheet4.K89" chart:label-cell-address="Sheet4.K80:Sheet4.K80" chart:class="chart:scatter">
            <chart:domain table:cell-range-address="Sheet4.J81:Sheet4.J89"/>
            <chart:data-point chart:repeated="9"/>
          </chart:series>
          <chart:series chart:style-name="ch7" chart:values-cell-range-address="Sheet4.L81:Sheet4.L89" chart:label-cell-address="Sheet4.L80:Sheet4.L80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on</text:p>
                <draw:g>
                  <svg:desc>Sheet4.K80:Sheet4.K80</svg:desc>
                </draw:g>
              </table:table-cell>
              <table:table-cell office:value-type="string">
                <text:p>adjust</text:p>
                <draw:g>
                  <svg:desc>Sheet4.L80:Sheet4.L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J81:Sheet4.J89</svg:desc>
                </draw:g>
              </table:table-cell>
              <table:table-cell office:value-type="float" office:value="0.10855">
                <text:p>0.10855</text:p>
                <draw:g>
                  <svg:desc>Sheet4.K81:Sheet4.K89</svg:desc>
                </draw:g>
              </table:table-cell>
              <table:table-cell office:value-type="float" office:value="0.1111">
                <text:p>0.1111</text:p>
                <draw:g>
                  <svg:desc>Sheet4.L81:Sheet4.L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185">
                <text:p>0.11185</text:p>
              </table:table-cell>
              <table:table-cell office:value-type="float" office:value="0.11455">
                <text:p>0.11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084">
                <text:p>0.1084</text:p>
              </table:table-cell>
              <table:table-cell office:value-type="float" office:value="0.10905">
                <text:p>0.10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1415">
                <text:p>0.11415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1105">
                <text:p>0.11105</text:p>
              </table:table-cell>
              <table:table-cell office:value-type="float" office:value="0.10805">
                <text:p>0.10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1015">
                <text:p>0.11015</text:p>
              </table:table-cell>
              <table:table-cell office:value-type="float" office:value="0.1109">
                <text:p>0.1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083">
                <text:p>0.1083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076">
                <text:p>0.1076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1085">
                <text:p>0.11085</text:p>
              </table:table-cell>
              <table:table-cell office:value-type="float" office:value="0.1132">
                <text:p>0.113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4cm" svg:y="4.205cm" style:legend-expansion="high" chart:style-name="ch2"/>
        <chart:plot-area chart:style-name="ch3" table:cell-range-address="Sheet4.E31:Sheet4.E41 Sheet4.H31:Sheet4.H41" svg:x="0.32cm" svg:y="0.18cm" svg:width="12.464cm" svg:height="8.64cm">
          <chartooo:coordinate-region svg:x="1.259cm" svg:y="0.375cm" svg:width="11.329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H31:Sheet4.H41" chart:class="chart:scatter">
            <chart:domain table:cell-range-address="Sheet4.E31:Sheet4.E41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E31:Sheet4.E41</svg:desc>
                </draw:g>
              </table:table-cell>
              <table:table-cell office:value-type="float" office:value="0.059">
                <text:p>0.059</text:p>
                <draw:g>
                  <svg:desc>Sheet4.H31:Sheet4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543">
                <text:p>0.0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586">
                <text:p>0.0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86">
                <text:p>0.0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593">
                <text:p>0.059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3.96cm" style:legend-expansion="high" chart:style-name="ch2"/>
        <chart:plot-area chart:style-name="ch3" table:cell-range-address="Sheet4.C105:Sheet4.C126 Sheet4.F104:Sheet4.G126" chart:data-source-has-labels="row" svg:x="0.32cm" svg:y="0.18cm" svg:width="13.434cm" svg:height="8.64cm">
          <chartooo:coordinate-region svg:x="1.259cm" svg:y="0.375cm" svg:width="12.299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105:Sheet4.F126" chart:label-cell-address="Sheet4.F104:Sheet4.F104" chart:class="chart:scatter">
            <chart:domain table:cell-range-address="Sheet4.C105:Sheet4.C126"/>
            <chart:data-point chart:repeated="22"/>
          </chart:series>
          <chart:series chart:style-name="ch7" chart:values-cell-range-address="Sheet4.G105:Sheet4.G126" chart:label-cell-address="Sheet4.G104:Sheet4.G104" chart:class="chart:scatte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n</text:p>
                <draw:g>
                  <svg:desc>Sheet4.F104:Sheet4.F104</svg:desc>
                </draw:g>
              </table:table-cell>
              <table:table-cell office:value-type="string">
                <text:p>adj</text:p>
                <draw:g>
                  <svg:desc>Sheet4.G104:Sheet4.G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C105:Sheet4.C126</svg:desc>
                </draw:g>
              </table:table-cell>
              <table:table-cell office:value-type="float" office:value="0.10855">
                <text:p>0.10855</text:p>
                <draw:g>
                  <svg:desc>Sheet4.F105:Sheet4.F126</svg:desc>
                </draw:g>
              </table:table-cell>
              <table:table-cell office:value-type="float" office:value="0.1111">
                <text:p>0.1111</text:p>
                <draw:g>
                  <svg:desc>Sheet4.G105:Sheet4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185">
                <text:p>0.11185</text:p>
              </table:table-cell>
              <table:table-cell office:value-type="float" office:value="0.11455">
                <text:p>0.11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084">
                <text:p>0.1084</text:p>
              </table:table-cell>
              <table:table-cell office:value-type="float" office:value="0.10905">
                <text:p>0.10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1415">
                <text:p>0.11415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1105">
                <text:p>0.11105</text:p>
              </table:table-cell>
              <table:table-cell office:value-type="float" office:value="0.10805">
                <text:p>0.10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1015">
                <text:p>0.11015</text:p>
              </table:table-cell>
              <table:table-cell office:value-type="float" office:value="0.1109">
                <text:p>0.1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083">
                <text:p>0.1083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076">
                <text:p>0.1076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1085">
                <text:p>0.11085</text:p>
              </table:table-cell>
              <table:table-cell office:value-type="float" office:value="0.1132">
                <text:p>0.1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1095">
                <text:p>0.11095</text:p>
              </table:table-cell>
              <table:table-cell office:value-type="float" office:value="0.10465">
                <text:p>0.10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1405">
                <text:p>0.11405</text:p>
              </table:table-cell>
              <table:table-cell office:value-type="float" office:value="0.1158">
                <text:p>0.1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223">
                <text:p>0.1223</text:p>
              </table:table-cell>
              <table:table-cell office:value-type="float" office:value="0.1205">
                <text:p>0.1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2265">
                <text:p>0.12265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565">
                <text:p>0.13565</text:p>
              </table:table-cell>
              <table:table-cell office:value-type="float" office:value="0.13145">
                <text:p>0.13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16">
                <text:p>0.1316</text:p>
              </table:table-cell>
              <table:table-cell office:value-type="float" office:value="0.1267">
                <text:p>0.1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407">
                <text:p>0.1407</text:p>
              </table:table-cell>
              <table:table-cell office:value-type="float" office:value="0.13895">
                <text:p>0.13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845">
                <text:p>0.13845</text:p>
              </table:table-cell>
              <table:table-cell office:value-type="float" office:value="0.1395">
                <text:p>0.1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4125">
                <text:p>0.14125</text:p>
              </table:table-cell>
              <table:table-cell office:value-type="float" office:value="0.1426">
                <text:p>0.1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4735">
                <text:p>0.14735</text:p>
              </table:table-cell>
              <table:table-cell office:value-type="float" office:value="0.14525">
                <text:p>0.14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453">
                <text:p>0.1453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495">
                <text:p>0.13495</text:p>
              </table:table-cell>
              <table:table-cell office:value-type="float" office:value="0.13135">
                <text:p>0.13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79">
                <text:p>0.1379</text:p>
              </table:table-cell>
              <table:table-cell office:value-type="float" office:value="0.13985">
                <text:p>0.1398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318cm" svg:height="7.489cm" xlink:href=".." xlink:type="simple" chart:class="chart:scatter" chart:style-name="ch1">
        <chart:plot-area chart:style-name="ch2" table:cell-range-address="Sheet1.H3:Sheet1.I12 Sheet1.I2:Sheet1.I2" chart:data-source-has-labels="row" svg:x="0.266cm" svg:y="0.149cm" svg:width="12.786cm" svg:height="7.191cm">
          <chartooo:coordinate-region svg:x="1.399cm" svg:y="0.344cm" svg:width="11.457cm" svg:height="6.35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I3:Sheet1.I12" chart:label-cell-address="Sheet1.I2:Sheet1.I2" chart:class="chart:scatter">
            <chart:domain table:cell-range-address="Sheet1.H3:Sheet1.H12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verage failure rate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H3:Sheet1.H12</svg:desc>
                </draw:g>
              </table:table-cell>
              <table:table-cell office:value-type="float" office:value="0.3033">
                <text:p>0.3033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0445">
                <text:p>0.30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0955">
                <text:p>0.30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1055">
                <text:p>0.3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0745">
                <text:p>0.30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31405">
                <text:p>0.31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31425">
                <text:p>0.31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3172">
                <text:p>0.3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32655">
                <text:p>0.32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87cm" xlink:href=".." xlink:type="simple" chart:class="chart:scatter" chart:style-name="ch1">
        <chart:legend chart:legend-position="end" svg:x="12.997cm" svg:y="3.953cm" style:legend-expansion="high" chart:style-name="ch2"/>
        <chart:plot-area chart:style-name="ch3" table:cell-range-address="Sheet5.C1:Sheet5.E23" chart:data-source-has-labels="row" svg:x="0.319cm" svg:y="0.179cm" svg:width="12.359cm" svg:height="8.629cm">
          <chartooo:coordinate-region svg:x="1.258cm" svg:y="0.374cm" svg:width="11.225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D2:Sheet5.D23" chart:label-cell-address="Sheet5.D1:Sheet5.D1" chart:class="chart:scatter">
            <chart:domain table:cell-range-address="Sheet5.C2:Sheet5.C23"/>
            <chart:data-point chart:repeated="22"/>
          </chart:series>
          <chart:series chart:style-name="ch7" chart:values-cell-range-address="Sheet5.E2:Sheet5.E23" chart:label-cell-address="Sheet5.E1:Sheet5.E1" chart:class="chart:scatte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q1 failure</text:p>
                <draw:g>
                  <svg:desc>Sheet5.D1:Sheet5.D1</svg:desc>
                </draw:g>
              </table:table-cell>
              <table:table-cell office:value-type="string">
                <text:p> q2 failure 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C2:Sheet5.C23</svg:desc>
                </draw:g>
              </table:table-cell>
              <table:table-cell office:value-type="float" office:value="0.1074">
                <text:p>0.1074</text:p>
                <draw:g>
                  <svg:desc>Sheet5.D2:Sheet5.D23</svg:desc>
                </draw:g>
              </table:table-cell>
              <table:table-cell office:value-type="float" office:value="0.1092">
                <text:p>0.1092</text:p>
                <draw:g>
                  <svg:desc>Sheet5.E2:Sheet5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079">
                <text:p>0.1079</text:p>
              </table:table-cell>
              <table:table-cell office:value-type="float" office:value="0.1121">
                <text:p>0.1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084">
                <text:p>0.1084</text:p>
              </table:table-cell>
              <table:table-cell office:value-type="float" office:value="0.1047">
                <text:p>0.1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19">
                <text:p>0.119</text:p>
              </table:table-cell>
              <table:table-cell office:value-type="float" office:value="0.1165">
                <text:p>0.1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157">
                <text:p>0.1157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098">
                <text:p>0.1098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75">
                <text:p>0.1175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036">
                <text:p>0.1036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106">
                <text:p>0.1106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102">
                <text:p>0.1102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196">
                <text:p>0.1196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206">
                <text:p>0.1206</text:p>
              </table:table-cell>
              <table:table-cell office:value-type="float" office:value="0.1176">
                <text:p>0.1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28">
                <text:p>0.1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57">
                <text:p>0.1357</text:p>
              </table:table-cell>
              <table:table-cell office:value-type="float" office:value="0.1307">
                <text:p>0.1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29">
                <text:p>0.1329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287">
                <text:p>0.1287</text:p>
              </table:table-cell>
              <table:table-cell office:value-type="float" office:value="0.1379">
                <text:p>0.1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69">
                <text:p>0.1369</text:p>
              </table:table-cell>
              <table:table-cell office:value-type="float" office:value="0.1415">
                <text:p>0.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433">
                <text:p>0.1433</text:p>
              </table:table-cell>
              <table:table-cell office:value-type="float" office:value="0.1431">
                <text:p>0.1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469">
                <text:p>0.1469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447">
                <text:p>0.1447</text:p>
              </table:table-cell>
              <table:table-cell office:value-type="float" office:value="0.1447">
                <text:p>0.1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61">
                <text:p>0.1361</text:p>
              </table:table-cell>
              <table:table-cell office:value-type="float" office:value="0.1311">
                <text:p>0.13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434">
                <text:p>0.1434</text:p>
              </table:table-cell>
              <table:table-cell office:value-type="float" office:value="0.1383">
                <text:p>0.138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88cm" xlink:href=".." xlink:type="simple" chart:class="chart:scatter" chart:style-name="ch1">
        <chart:legend chart:legend-position="end" svg:x="13.137cm" svg:y="4.199cm" style:legend-expansion="high" chart:style-name="ch2"/>
        <chart:plot-area chart:style-name="ch3" table:cell-range-address="Sheet5.C2:Sheet5.C23 Sheet5.F2:Sheet5.F23" svg:x="0.319cm" svg:y="0.179cm" svg:width="12.499cm" svg:height="8.63cm">
          <chartooo:coordinate-region svg:x="1.258cm" svg:y="0.374cm" svg:width="11.364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F2:Sheet5.F23" chart:class="chart:scatter">
            <chart:domain table:cell-range-address="Sheet5.C2:Sheet5.C23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C2:Sheet5.C23</svg:desc>
                </draw:g>
              </table:table-cell>
              <table:table-cell office:value-type="float" office:value="0.1083">
                <text:p>0.1083</text:p>
                <draw:g>
                  <svg:desc>Sheet5.F2:Sheet5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0655">
                <text:p>0.10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1775">
                <text:p>0.11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1215">
                <text:p>0.11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1015">
                <text:p>0.11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215">
                <text:p>0.11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2035">
                <text:p>0.12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32">
                <text:p>0.1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295">
                <text:p>0.13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33">
                <text:p>0.1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92">
                <text:p>0.1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432">
                <text:p>0.1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4415">
                <text:p>0.14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447">
                <text:p>0.1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36">
                <text:p>0.13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4085">
                <text:p>0.1408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lower-limit="0.005" chart:error-upper-limit="0.00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7cm" xlink:href=".." xlink:type="simple" chart:class="chart:scatter" chart:style-name="ch1">
        <chart:legend chart:legend-position="end" svg:x="13.119cm" svg:y="3.953cm" style:legend-expansion="high" chart:style-name="ch2"/>
        <chart:plot-area chart:style-name="ch3" table:cell-range-address="Sheet4.D157:Sheet4.F166" svg:x="0.319cm" svg:y="0.179cm" svg:width="12.481cm" svg:height="8.629cm">
          <chartooo:coordinate-region svg:x="1.258cm" svg:y="0.374cm" svg:width="11.347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E157:Sheet4.E166" chart:class="chart:scatter">
            <chart:domain table:cell-range-address="Sheet4.D157:Sheet4.D166"/>
            <chart:error-indicator chart:style-name="ch8" chart:dimension="y"/>
            <chart:data-point chart:repeated="10"/>
          </chart:series>
          <chart:series chart:style-name="ch9" chart:values-cell-range-address="Sheet4.F157:Sheet4.F166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157:Sheet4.D166</svg:desc>
                </draw:g>
              </table:table-cell>
              <table:table-cell office:value-type="float" office:value="0.0775">
                <text:p>0.0775</text:p>
                <draw:g>
                  <svg:desc>Sheet4.E157:Sheet4.E166</svg:desc>
                </draw:g>
              </table:table-cell>
              <table:table-cell office:value-type="float" office:value="0.0723">
                <text:p>0.0723</text:p>
                <draw:g>
                  <svg:desc>Sheet4.F157:Sheet4.F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8">
                <text:p>0.0748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78">
                <text:p>0.0778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56">
                <text:p>0.0756</text:p>
              </table:table-cell>
              <table:table-cell office:value-type="float" office:value="0.0682">
                <text:p>0.0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19">
                <text:p>0.0719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729">
                <text:p>0.0729</text:p>
              </table:table-cell>
              <table:table-cell office:value-type="float" office:value="0.0724">
                <text:p>0.0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743">
                <text:p>0.0743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758">
                <text:p>0.0758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77">
                <text:p>0.077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734">
                <text:p>0.0734</text:p>
              </table:table-cell>
              <table:table-cell office:value-type="float" office:value="0.0765">
                <text:p>0.076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lower-limit="0.005" chart:error-upper-limit="0.00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2cm" xlink:href=".." xlink:type="simple" chart:class="chart:scatter" chart:style-name="ch1">
        <chart:legend chart:legend-position="end" svg:x="13.12cm" svg:y="3.961cm" style:legend-expansion="high" chart:style-name="ch2"/>
        <chart:plot-area chart:style-name="ch3" table:cell-range-address="Sheet4.D170:Sheet4.F179" svg:x="0.319cm" svg:y="0.18cm" svg:width="12.482cm" svg:height="8.642cm">
          <chartooo:coordinate-region svg:x="1.258cm" svg:y="0.375cm" svg:width="11.347cm" svg:height="7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E170:Sheet4.E179" chart:class="chart:scatter">
            <chart:domain table:cell-range-address="Sheet4.D170:Sheet4.D179"/>
            <chart:error-indicator chart:style-name="ch8" chart:dimension="y"/>
            <chart:data-point chart:repeated="10"/>
          </chart:series>
          <chart:series chart:style-name="ch9" chart:values-cell-range-address="Sheet4.F170:Sheet4.F179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170:Sheet4.D179</svg:desc>
                </draw:g>
              </table:table-cell>
              <table:table-cell office:value-type="float" office:value="0.0734">
                <text:p>0.0734</text:p>
                <draw:g>
                  <svg:desc>Sheet4.E170:Sheet4.E179</svg:desc>
                </draw:g>
              </table:table-cell>
              <table:table-cell office:value-type="float" office:value="0.0702">
                <text:p>0.0702</text:p>
                <draw:g>
                  <svg:desc>Sheet4.F170:Sheet4.F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18">
                <text:p>0.0718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39">
                <text:p>0.063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683">
                <text:p>0.0683</text:p>
              </table:table-cell>
              <table:table-cell office:value-type="float" office:value="0.0723">
                <text:p>0.0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37">
                <text:p>0.0737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711">
                <text:p>0.0711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701">
                <text:p>0.0701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98">
                <text:p>0.0698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88">
                <text:p>0.0688</text:p>
              </table:table-cell>
              <table:table-cell office:value-type="float" office:value="0.0697">
                <text:p>0.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721">
                <text:p>0.0721</text:p>
              </table:table-cell>
              <table:table-cell office:value-type="float" office:value="0.0727">
                <text:p>0.072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2cm" xlink:href=".." xlink:type="simple" chart:class="chart:scatter" chart:style-name="ch1">
        <chart:legend chart:legend-position="end" svg:x="12.644cm" svg:y="3.961cm" style:legend-expansion="high" chart:style-name="ch2"/>
        <chart:plot-area chart:style-name="ch3" table:cell-range-address="Sheet4.D186:Sheet4.F196" chart:data-source-has-labels="row" svg:x="0.319cm" svg:y="0.18cm" svg:width="12.006cm" svg:height="8.642cm">
          <chartooo:coordinate-region svg:x="1.452cm" svg:y="0.375cm" svg:width="10.677cm" svg:height="7.8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E187:Sheet4.E196" chart:label-cell-address="Sheet4.E186:Sheet4.E186" chart:class="chart:scatter">
            <chart:domain table:cell-range-address="Sheet4.D187:Sheet4.D196"/>
            <chart:data-point chart:repeated="10"/>
          </chart:series>
          <chart:series chart:style-name="ch7" chart:values-cell-range-address="Sheet4.F187:Sheet4.F196" chart:label-cell-address="Sheet4.F186:Sheet4.F186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djusted</text:p>
                <draw:g>
                  <svg:desc>Sheet4.E186:Sheet4.E186</svg:desc>
                </draw:g>
              </table:table-cell>
              <table:table-cell office:value-type="string">
                <text:p>non adjusted</text:p>
                <draw:g>
                  <svg:desc>Sheet4.F186:Sheet4.F1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187:Sheet4.D196</svg:desc>
                </draw:g>
              </table:table-cell>
              <table:table-cell office:value-type="float" office:value="0.0718">
                <text:p>0.0718</text:p>
                <draw:g>
                  <svg:desc>Sheet4.E187:Sheet4.E196</svg:desc>
                </draw:g>
              </table:table-cell>
              <table:table-cell office:value-type="float" office:value="0.0749">
                <text:p>0.0749</text:p>
                <draw:g>
                  <svg:desc>Sheet4.F187:Sheet4.F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28">
                <text:p>0.0728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795">
                <text:p>0.06795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03">
                <text:p>0.0703</text:p>
              </table:table-cell>
              <table:table-cell office:value-type="float" office:value="0.0719">
                <text:p>0.0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36">
                <text:p>0.0736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7075">
                <text:p>0.07075</text:p>
              </table:table-cell>
              <table:table-cell office:value-type="float" office:value="0.07265">
                <text:p>0.07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6905">
                <text:p>0.06905</text:p>
              </table:table-cell>
              <table:table-cell office:value-type="float" office:value="0.07425">
                <text:p>0.07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94">
                <text:p>0.0694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925">
                <text:p>0.06925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724">
                <text:p>0.0724</text:p>
              </table:table-cell>
              <table:table-cell office:value-type="float" office:value="0.07495">
                <text:p>0.0749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6cm" style:legend-expansion="high" chart:style-name="ch2"/>
        <chart:plot-area chart:style-name="ch3" table:cell-range-address="Sheet4.D230:Sheet4.F269" svg:x="0.32cm" svg:y="0.18cm" svg:width="12.481cm" svg:height="8.64cm">
          <chartooo:coordinate-region svg:x="1.259cm" svg:y="0.375cm" svg:width="11.346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E230:Sheet4.E269" chart:class="chart:scatter">
            <chart:domain table:cell-range-address="Sheet4.D230:Sheet4.D269"/>
            <chart:data-point chart:repeated="40"/>
          </chart:series>
          <chart:series chart:style-name="ch7" chart:values-cell-range-address="Sheet4.F230:Sheet4.F269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230:Sheet4.D269</svg:desc>
                </draw:g>
              </table:table-cell>
              <table:table-cell office:value-type="float" office:value="0.0715">
                <text:p>0.0715</text:p>
                <draw:g>
                  <svg:desc>Sheet4.E230:Sheet4.E269</svg:desc>
                </draw:g>
              </table:table-cell>
              <table:table-cell office:value-type="float" office:value="0.07235">
                <text:p>0.07235</text:p>
                <draw:g>
                  <svg:desc>Sheet4.F230:Sheet4.F2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7345">
                <text:p>0.07345</text:p>
              </table:table-cell>
              <table:table-cell office:value-type="float" office:value="0.07255">
                <text:p>0.07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7535">
                <text:p>0.07535</text:p>
              </table:table-cell>
              <table:table-cell office:value-type="float" office:value="0.07105">
                <text:p>0.07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0729">
                <text:p>0.0729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7265">
                <text:p>0.07265</text:p>
              </table:table-cell>
              <table:table-cell office:value-type="float" office:value="0.07555">
                <text:p>0.07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0.0776">
                <text:p>0.0776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717">
                <text:p>0.0717</text:p>
              </table:table-cell>
              <table:table-cell office:value-type="float" office:value="0.0717">
                <text:p>0.0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0.0687">
                <text:p>0.0687</text:p>
              </table:table-cell>
              <table:table-cell office:value-type="float" office:value="0.0711">
                <text:p>0.0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7005">
                <text:p>0.07005</text:p>
              </table:table-cell>
              <table:table-cell office:value-type="float" office:value="0.0699">
                <text:p>0.0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0.07005">
                <text:p>0.07005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0.0728">
                <text:p>0.0728</text:p>
              </table:table-cell>
              <table:table-cell office:value-type="float" office:value="0.07465">
                <text:p>0.07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0.07305">
                <text:p>0.07305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07745">
                <text:p>0.07745</text:p>
              </table:table-cell>
              <table:table-cell office:value-type="float" office:value="0.07105">
                <text:p>0.07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0.0733">
                <text:p>0.0733</text:p>
              </table:table-cell>
              <table:table-cell office:value-type="float" office:value="0.06945">
                <text:p>0.06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0.0726">
                <text:p>0.0726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0.0719">
                <text:p>0.0719</text:p>
              </table:table-cell>
              <table:table-cell office:value-type="float" office:value="0.0679">
                <text:p>0.0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0731">
                <text:p>0.0731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0.06965">
                <text:p>0.06965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0.07485">
                <text:p>0.07485</text:p>
              </table:table-cell>
              <table:table-cell office:value-type="float" office:value="0.0728">
                <text:p>0.0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0.06625">
                <text:p>0.06625</text:p>
              </table:table-cell>
              <table:table-cell office:value-type="float" office:value="0.0677">
                <text:p>0.0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6995">
                <text:p>0.06995</text:p>
              </table:table-cell>
              <table:table-cell office:value-type="float" office:value="0.0687">
                <text:p>0.0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0.06755">
                <text:p>0.06755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0646">
                <text:p>0.0646</text:p>
              </table:table-cell>
              <table:table-cell office:value-type="float" office:value="0.0662">
                <text:p>0.06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0.0711">
                <text:p>0.0711</text:p>
              </table:table-cell>
              <table:table-cell office:value-type="float" office:value="0.06735">
                <text:p>0.06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0705">
                <text:p>0.0705</text:p>
              </table:table-cell>
              <table:table-cell office:value-type="float" office:value="0.0712">
                <text:p>0.0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0.0704">
                <text:p>0.0704</text:p>
              </table:table-cell>
              <table:table-cell office:value-type="float" office:value="0.07265">
                <text:p>0.07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0.06645">
                <text:p>0.06645</text:p>
              </table:table-cell>
              <table:table-cell office:value-type="float" office:value="0.0643">
                <text:p>0.0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0.07325">
                <text:p>0.07325</text:p>
              </table:table-cell>
              <table:table-cell office:value-type="float" office:value="0.06985">
                <text:p>0.06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0.0698">
                <text:p>0.069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0.06585">
                <text:p>0.0658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0.07205">
                <text:p>0.07205</text:p>
              </table:table-cell>
              <table:table-cell office:value-type="float" office:value="0.06875">
                <text:p>0.0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0.0679">
                <text:p>0.0679</text:p>
              </table:table-cell>
              <table:table-cell office:value-type="float" office:value="0.0679">
                <text:p>0.0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.07265">
                <text:p>0.07265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0.06995">
                <text:p>0.06995</text:p>
              </table:table-cell>
              <table:table-cell office:value-type="float" office:value="0.07105">
                <text:p>0.07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0.0752">
                <text:p>0.0752</text:p>
              </table:table-cell>
              <table:table-cell office:value-type="float" office:value="0.0721">
                <text:p>0.0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0.07245">
                <text:p>0.07245</text:p>
              </table:table-cell>
              <table:table-cell office:value-type="float" office:value="0.06995">
                <text:p>0.069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0.0727">
                <text:p>0.0727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0.0662">
                <text:p>0.0662</text:p>
              </table:table-cell>
              <table:table-cell office:value-type="float" office:value="0.06925">
                <text:p>0.06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0.07275">
                <text:p>0.07275</text:p>
              </table:table-cell>
              <table:table-cell office:value-type="float" office:value="0.07035">
                <text:p>0.070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0.07765">
                <text:p>0.07765</text:p>
              </table:table-cell>
              <table:table-cell office:value-type="float" office:value="0.0767">
                <text:p>0.07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scatter" chart:style-name="ch1">
        <chart:legend chart:legend-position="end" svg:x="13.119cm" svg:y="3.961cm" style:legend-expansion="high" chart:style-name="ch2"/>
        <chart:plot-area chart:style-name="ch3" table:cell-range-address="Sheet4.D271:Sheet4.F280" svg:x="0.319cm" svg:y="0.18cm" svg:width="12.481cm" svg:height="8.642cm">
          <chartooo:coordinate-region svg:x="1.258cm" svg:y="0.375cm" svg:width="11.347cm" svg:height="7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E271:Sheet4.E280" chart:class="chart:scatter">
            <chart:domain table:cell-range-address="Sheet4.D271:Sheet4.D280"/>
            <chart:data-point chart:repeated="10"/>
          </chart:series>
          <chart:series chart:style-name="ch8" chart:values-cell-range-address="Sheet4.F271:Sheet4.F280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271:Sheet4.D280</svg:desc>
                </draw:g>
              </table:table-cell>
              <table:table-cell office:value-type="float" office:value="0.07299">
                <text:p>0.07299</text:p>
                <draw:g>
                  <svg:desc>Sheet4.E271:Sheet4.E280</svg:desc>
                </draw:g>
              </table:table-cell>
              <table:table-cell office:value-type="float" office:value="0.07233">
                <text:p>0.07233</text:p>
                <draw:g>
                  <svg:desc>Sheet4.F271:Sheet4.F2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365">
                <text:p>0.07365</text:p>
              </table:table-cell>
              <table:table-cell office:value-type="float" office:value="0.07422">
                <text:p>0.07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069">
                <text:p>0.07069</text:p>
              </table:table-cell>
              <table:table-cell office:value-type="float" office:value="0.07012">
                <text:p>0.07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428">
                <text:p>0.07428</text:p>
              </table:table-cell>
              <table:table-cell office:value-type="float" office:value="0.07411">
                <text:p>0.07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314">
                <text:p>0.07314</text:p>
              </table:table-cell>
              <table:table-cell office:value-type="float" office:value="0.07238">
                <text:p>0.07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7023">
                <text:p>0.07023</text:p>
              </table:table-cell>
              <table:table-cell office:value-type="float" office:value="0.07003">
                <text:p>0.07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6969">
                <text:p>0.06969</text:p>
              </table:table-cell>
              <table:table-cell office:value-type="float" office:value="0.06979">
                <text:p>0.06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716">
                <text:p>0.0716</text:p>
              </table:table-cell>
              <table:table-cell office:value-type="float" office:value="0.07033">
                <text:p>0.07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946">
                <text:p>0.06946</text:p>
              </table:table-cell>
              <table:table-cell office:value-type="float" office:value="0.07153">
                <text:p>0.07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7128">
                <text:p>0.07128</text:p>
              </table:table-cell>
              <table:table-cell office:value-type="float" office:value="0.07226">
                <text:p>0.0722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2.996cm" svg:y="3.948cm" style:legend-expansion="high" chart:style-name="ch2"/>
        <chart:plot-area chart:style-name="ch3" table:cell-range-address="Sheet5.D54:Sheet5.F94" chart:data-source-has-labels="row" svg:x="0.319cm" svg:y="0.179cm" svg:width="12.358cm" svg:height="8.618cm">
          <chartooo:coordinate-region svg:x="1.258cm" svg:y="0.374cm" svg:width="11.223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E55:Sheet5.E94" chart:label-cell-address="Sheet5.E54:Sheet5.E54" chart:class="chart:scatter">
            <chart:domain table:cell-range-address="Sheet5.D55:Sheet5.D94"/>
            <chart:data-point chart:repeated="40"/>
          </chart:series>
          <chart:series chart:style-name="ch7" chart:values-cell-range-address="Sheet5.F55:Sheet5.F94" chart:label-cell-address="Sheet5.F54:Sheet5.F54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q1 failure</text:p>
                <draw:g>
                  <svg:desc>Sheet5.E54:Sheet5.E54</svg:desc>
                </draw:g>
              </table:table-cell>
              <table:table-cell office:value-type="string">
                <text:p> q2 failure </text:p>
                <draw:g>
                  <svg:desc>Sheet5.F54:Sheet5.F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D55:Sheet5.D94</svg:desc>
                </draw:g>
              </table:table-cell>
              <table:table-cell office:value-type="float" office:value="0.0715">
                <text:p>0.0715</text:p>
                <draw:g>
                  <svg:desc>Sheet5.E55:Sheet5.E94</svg:desc>
                </draw:g>
              </table:table-cell>
              <table:table-cell office:value-type="float" office:value="0.07235">
                <text:p>0.07235</text:p>
                <draw:g>
                  <svg:desc>Sheet5.F55:Sheet5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7345">
                <text:p>0.07345</text:p>
              </table:table-cell>
              <table:table-cell office:value-type="float" office:value="0.07255">
                <text:p>0.07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7535">
                <text:p>0.07535</text:p>
              </table:table-cell>
              <table:table-cell office:value-type="float" office:value="0.07105">
                <text:p>0.07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0729">
                <text:p>0.0729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7265">
                <text:p>0.07265</text:p>
              </table:table-cell>
              <table:table-cell office:value-type="float" office:value="0.07555">
                <text:p>0.07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0.0776">
                <text:p>0.0776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717">
                <text:p>0.0717</text:p>
              </table:table-cell>
              <table:table-cell office:value-type="float" office:value="0.0717">
                <text:p>0.0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0.0687">
                <text:p>0.0687</text:p>
              </table:table-cell>
              <table:table-cell office:value-type="float" office:value="0.0711">
                <text:p>0.0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7005">
                <text:p>0.07005</text:p>
              </table:table-cell>
              <table:table-cell office:value-type="float" office:value="0.0699">
                <text:p>0.0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0.07005">
                <text:p>0.07005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0.0728">
                <text:p>0.0728</text:p>
              </table:table-cell>
              <table:table-cell office:value-type="float" office:value="0.07465">
                <text:p>0.07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0.07305">
                <text:p>0.07305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07745">
                <text:p>0.07745</text:p>
              </table:table-cell>
              <table:table-cell office:value-type="float" office:value="0.07105">
                <text:p>0.07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0.0733">
                <text:p>0.0733</text:p>
              </table:table-cell>
              <table:table-cell office:value-type="float" office:value="0.06945">
                <text:p>0.06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0.0726">
                <text:p>0.0726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0.0719">
                <text:p>0.0719</text:p>
              </table:table-cell>
              <table:table-cell office:value-type="float" office:value="0.0679">
                <text:p>0.0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0731">
                <text:p>0.0731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0.06965">
                <text:p>0.06965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0.07485">
                <text:p>0.07485</text:p>
              </table:table-cell>
              <table:table-cell office:value-type="float" office:value="0.0728">
                <text:p>0.0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0.06625">
                <text:p>0.06625</text:p>
              </table:table-cell>
              <table:table-cell office:value-type="float" office:value="0.0677">
                <text:p>0.0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6995">
                <text:p>0.06995</text:p>
              </table:table-cell>
              <table:table-cell office:value-type="float" office:value="0.0687">
                <text:p>0.0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0.06755">
                <text:p>0.06755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0646">
                <text:p>0.0646</text:p>
              </table:table-cell>
              <table:table-cell office:value-type="float" office:value="0.0662">
                <text:p>0.06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0.0711">
                <text:p>0.0711</text:p>
              </table:table-cell>
              <table:table-cell office:value-type="float" office:value="0.06735">
                <text:p>0.06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0705">
                <text:p>0.0705</text:p>
              </table:table-cell>
              <table:table-cell office:value-type="float" office:value="0.0712">
                <text:p>0.0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0.0704">
                <text:p>0.0704</text:p>
              </table:table-cell>
              <table:table-cell office:value-type="float" office:value="0.07265">
                <text:p>0.07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0.06645">
                <text:p>0.06645</text:p>
              </table:table-cell>
              <table:table-cell office:value-type="float" office:value="0.0643">
                <text:p>0.0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0.07325">
                <text:p>0.07325</text:p>
              </table:table-cell>
              <table:table-cell office:value-type="float" office:value="0.06985">
                <text:p>0.06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0.0698">
                <text:p>0.069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0.06585">
                <text:p>0.0658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0.07205">
                <text:p>0.07205</text:p>
              </table:table-cell>
              <table:table-cell office:value-type="float" office:value="0.06875">
                <text:p>0.0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0.0679">
                <text:p>0.0679</text:p>
              </table:table-cell>
              <table:table-cell office:value-type="float" office:value="0.0679">
                <text:p>0.0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.07265">
                <text:p>0.07265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0.06995">
                <text:p>0.06995</text:p>
              </table:table-cell>
              <table:table-cell office:value-type="float" office:value="0.07105">
                <text:p>0.07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0.0752">
                <text:p>0.0752</text:p>
              </table:table-cell>
              <table:table-cell office:value-type="float" office:value="0.0721">
                <text:p>0.0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0.07245">
                <text:p>0.07245</text:p>
              </table:table-cell>
              <table:table-cell office:value-type="float" office:value="0.06995">
                <text:p>0.069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0.0727">
                <text:p>0.0727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0.0662">
                <text:p>0.0662</text:p>
              </table:table-cell>
              <table:table-cell office:value-type="float" office:value="0.06925">
                <text:p>0.06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0.07275">
                <text:p>0.07275</text:p>
              </table:table-cell>
              <table:table-cell office:value-type="float" office:value="0.07035">
                <text:p>0.070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0.07765">
                <text:p>0.07765</text:p>
              </table:table-cell>
              <table:table-cell office:value-type="float" office:value="0.0767">
                <text:p>0.076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119cm" svg:y="3.948cm" style:legend-expansion="high" chart:style-name="ch2"/>
        <chart:plot-area chart:style-name="ch3" table:cell-range-address="Sheet5.D109:Sheet5.F118" svg:x="0.319cm" svg:y="0.179cm" svg:width="12.481cm" svg:height="8.618cm">
          <chartooo:coordinate-region svg:x="1.258cm" svg:y="0.374cm" svg:width="11.347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E109:Sheet5.E118" chart:class="chart:scatter">
            <chart:domain table:cell-range-address="Sheet5.D109:Sheet5.D118"/>
            <chart:data-point chart:repeated="10"/>
          </chart:series>
          <chart:series chart:style-name="ch7" chart:values-cell-range-address="Sheet5.F109:Sheet5.F118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D109:Sheet5.D118</svg:desc>
                </draw:g>
              </table:table-cell>
              <table:table-cell office:value-type="float" office:value="0.071">
                <text:p>0.071</text:p>
                <draw:g>
                  <svg:desc>Sheet5.E109:Sheet5.E118</svg:desc>
                </draw:g>
              </table:table-cell>
              <table:table-cell office:value-type="float" office:value="0.0714">
                <text:p>0.0714</text:p>
                <draw:g>
                  <svg:desc>Sheet5.F109:Sheet5.F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94">
                <text:p>0.0794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42">
                <text:p>0.0742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38">
                <text:p>0.0738</text:p>
              </table:table-cell>
              <table:table-cell office:value-type="float" office:value="0.0778">
                <text:p>0.0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98">
                <text:p>0.0798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737">
                <text:p>0.0737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78">
                <text:p>0.078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772">
                <text:p>0.0772</text:p>
              </table:table-cell>
              <table:table-cell office:value-type="float" office:value="0.0792">
                <text:p>0.0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926">
                <text:p>0.0926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99">
                <text:p>0.0999</text:p>
              </table:table-cell>
              <table:table-cell office:value-type="float" office:value="0.1006">
                <text:p>0.100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6cm" style:legend-expansion="high" chart:style-name="ch2"/>
        <chart:plot-area chart:style-name="ch3" table:cell-range-address="Sheet4.D289:Sheet4.F393" svg:x="0.32cm" svg:y="0.18cm" svg:width="12.481cm" svg:height="8.64cm">
          <chartooo:coordinate-region svg:x="1.065cm" svg:y="0.376cm" svg:width="11.54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E289:Sheet4.E393" chart:class="chart:scatter">
            <chart:domain table:cell-range-address="Sheet4.D289:Sheet4.D393"/>
            <chart:data-point chart:repeated="105"/>
          </chart:series>
          <chart:series chart:style-name="ch7" chart:values-cell-range-address="Sheet4.F289:Sheet4.F393" chart:class="chart:scatte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289:Sheet4.D393</svg:desc>
                </draw:g>
              </table:table-cell>
              <table:table-cell office:value-type="float" office:value="0.197733333333333">
                <text:p>0.197733333333333</text:p>
                <draw:g>
                  <svg:desc>Sheet4.E289:Sheet4.E393</svg:desc>
                </draw:g>
              </table:table-cell>
              <table:table-cell office:value-type="float" office:value="0.198533333333333">
                <text:p>0.198533333333333</text:p>
                <draw:g>
                  <svg:desc>Sheet4.F289:Sheet4.F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2032">
                <text:p>0.2032</text:p>
              </table:table-cell>
              <table:table-cell office:value-type="float" office:value="0.1998">
                <text:p>0.1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198266666666667">
                <text:p>0.198266666666667</text:p>
              </table:table-cell>
              <table:table-cell office:value-type="float" office:value="0.2054">
                <text:p>0.2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2052">
                <text:p>0.2052</text:p>
              </table:table-cell>
              <table:table-cell office:value-type="float" office:value="0.198866666666667">
                <text:p>0.1988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07">
                <text:p>0.207</text:p>
              </table:table-cell>
              <table:table-cell office:value-type="float" office:value="0.201266666666667">
                <text:p>0.20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0.2032">
                <text:p>0.2032</text:p>
              </table:table-cell>
              <table:table-cell office:value-type="float" office:value="0.201933333333333">
                <text:p>0.2019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200133333333333">
                <text:p>0.200133333333333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0.2038">
                <text:p>0.2038</text:p>
              </table:table-cell>
              <table:table-cell office:value-type="float" office:value="0.208466666666667">
                <text:p>0.208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201866666666667">
                <text:p>0.201866666666667</text:p>
              </table:table-cell>
              <table:table-cell office:value-type="float" office:value="0.2056">
                <text:p>0.2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0.208">
                <text:p>0.208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0.209733333333333">
                <text:p>0.209733333333333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0.211">
                <text:p>0.211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197733333333333">
                <text:p>0.197733333333333</text:p>
              </table:table-cell>
              <table:table-cell office:value-type="float" office:value="0.210066666666667">
                <text:p>0.2100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0.213266666666667">
                <text:p>0.213266666666667</text:p>
              </table:table-cell>
              <table:table-cell office:value-type="float" office:value="0.211933333333333">
                <text:p>0.2119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0.2072">
                <text:p>0.2072</text:p>
              </table:table-cell>
              <table:table-cell office:value-type="float" office:value="0.207666666666667">
                <text:p>0.207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0.207933333333333">
                <text:p>0.207933333333333</text:p>
              </table:table-cell>
              <table:table-cell office:value-type="float" office:value="0.214066666666667">
                <text:p>0.2140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208">
                <text:p>0.208</text:p>
              </table:table-cell>
              <table:table-cell office:value-type="float" office:value="0.2126">
                <text:p>0.2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0.204466666666667">
                <text:p>0.204466666666667</text:p>
              </table:table-cell>
              <table:table-cell office:value-type="float" office:value="0.205533333333333">
                <text:p>0.2055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0.214266666666667">
                <text:p>0.214266666666667</text:p>
              </table:table-cell>
              <table:table-cell office:value-type="float" office:value="0.215866666666667">
                <text:p>0.2158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0.2038">
                <text:p>0.2038</text:p>
              </table:table-cell>
              <table:table-cell office:value-type="float" office:value="0.2066">
                <text:p>0.2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2046">
                <text:p>0.2046</text:p>
              </table:table-cell>
              <table:table-cell office:value-type="float" office:value="0.2076">
                <text:p>0.2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0.207666666666667">
                <text:p>0.207666666666667</text:p>
              </table:table-cell>
              <table:table-cell office:value-type="float" office:value="0.206266666666667">
                <text:p>0.2062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209266666666667">
                <text:p>0.209266666666667</text:p>
              </table:table-cell>
              <table:table-cell office:value-type="float" office:value="0.213533333333333">
                <text:p>0.2135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0.211466666666667">
                <text:p>0.211466666666667</text:p>
              </table:table-cell>
              <table:table-cell office:value-type="float" office:value="0.213866666666667">
                <text:p>0.2138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2104">
                <text:p>0.2104</text:p>
              </table:table-cell>
              <table:table-cell office:value-type="float" office:value="0.209933333333333">
                <text:p>0.2099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0.222933333333333">
                <text:p>0.222933333333333</text:p>
              </table:table-cell>
              <table:table-cell office:value-type="float" office:value="0.218466666666667">
                <text:p>0.2184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0.217933333333333">
                <text:p>0.217933333333333</text:p>
              </table:table-cell>
              <table:table-cell office:value-type="float" office:value="0.217333333333333">
                <text:p>0.217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0.213733333333333">
                <text:p>0.213733333333333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0.215466666666667">
                <text:p>0.215466666666667</text:p>
              </table:table-cell>
              <table:table-cell office:value-type="float" office:value="0.214333333333333">
                <text:p>0.214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0.217">
                <text:p>0.217</text:p>
              </table:table-cell>
              <table:table-cell office:value-type="float" office:value="0.222333333333333">
                <text:p>0.222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0.240933333333333">
                <text:p>0.240933333333333</text:p>
              </table:table-cell>
              <table:table-cell office:value-type="float" office:value="0.230266666666667">
                <text:p>0.2302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40666666666667">
                <text:p>0.240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.2362">
                <text:p>0.2362</text:p>
              </table:table-cell>
              <table:table-cell office:value-type="float" office:value="0.239533333333333">
                <text:p>0.2395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0.236133333333333">
                <text:p>0.236133333333333</text:p>
              </table:table-cell>
              <table:table-cell office:value-type="float" office:value="0.241066666666667">
                <text:p>0.2410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0.2442">
                <text:p>0.2442</text:p>
              </table:table-cell>
              <table:table-cell office:value-type="float" office:value="0.242666666666667">
                <text:p>0.242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0.2534">
                <text:p>0.2534</text:p>
              </table:table-cell>
              <table:table-cell office:value-type="float" office:value="0.260333333333333">
                <text:p>0.260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0.2622">
                <text:p>0.2622</text:p>
              </table:table-cell>
              <table:table-cell office:value-type="float" office:value="0.266866666666667">
                <text:p>0.2668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0.2742">
                <text:p>0.2742</text:p>
              </table:table-cell>
              <table:table-cell office:value-type="float" office:value="0.278466666666667">
                <text:p>0.2784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0.286866666666667">
                <text:p>0.286866666666667</text:p>
              </table:table-cell>
              <table:table-cell office:value-type="float" office:value="0.283066666666667">
                <text:p>0.2830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0.297133333333333">
                <text:p>0.297133333333333</text:p>
              </table:table-cell>
              <table:table-cell office:value-type="float" office:value="0.2956">
                <text:p>0.29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297866666666667">
                <text:p>0.297866666666667</text:p>
              </table:table-cell>
              <table:table-cell office:value-type="float" office:value="0.298533333333333">
                <text:p>0.2985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0.325533333333333">
                <text:p>0.325533333333333</text:p>
              </table:table-cell>
              <table:table-cell office:value-type="float" office:value="0.3174">
                <text:p>0.31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26733333333333">
                <text:p>0.3267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0.345133333333333">
                <text:p>0.345133333333333</text:p>
              </table:table-cell>
              <table:table-cell office:value-type="float" office:value="0.352866666666667">
                <text:p>0.3528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0.351">
                <text:p>0.351</text:p>
              </table:table-cell>
              <table:table-cell office:value-type="float" office:value="0.356333333333333">
                <text:p>0.356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0.366066666666667">
                <text:p>0.366066666666667</text:p>
              </table:table-cell>
              <table:table-cell office:value-type="float" office:value="0.366066666666667">
                <text:p>0.3660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0.3802">
                <text:p>0.3802</text:p>
              </table:table-cell>
              <table:table-cell office:value-type="float" office:value="0.375333333333333">
                <text:p>0.375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0.386133333333333">
                <text:p>0.386133333333333</text:p>
              </table:table-cell>
              <table:table-cell office:value-type="float" office:value="0.376333333333333">
                <text:p>0.376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0.382666666666667">
                <text:p>0.382666666666667</text:p>
              </table:table-cell>
              <table:table-cell office:value-type="float" office:value="0.380266666666667">
                <text:p>0.3802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0.3916">
                <text:p>0.3916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">
                <text:p>12.5</text:p>
              </table:table-cell>
              <table:table-cell office:value-type="float" office:value="0.409266666666667">
                <text:p>0.409266666666667</text:p>
              </table:table-cell>
              <table:table-cell office:value-type="float" office:value="0.410666666666667">
                <text:p>0.410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0.425266666666667">
                <text:p>0.425266666666667</text:p>
              </table:table-cell>
              <table:table-cell office:value-type="float" office:value="0.418266666666667">
                <text:p>0.4182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0.430333333333333">
                <text:p>0.430333333333333</text:p>
              </table:table-cell>
              <table:table-cell office:value-type="float" office:value="0.4254">
                <text:p>0.4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0.439533333333333">
                <text:p>0.439533333333333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">
                <text:p>13.5</text:p>
              </table:table-cell>
              <table:table-cell office:value-type="float" office:value="0.444466666666667">
                <text:p>0.444466666666667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0.446466666666667">
                <text:p>0.446466666666667</text:p>
              </table:table-cell>
              <table:table-cell office:value-type="float" office:value="0.436133333333333">
                <text:p>0.4361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0.442333333333333">
                <text:p>0.442333333333333</text:p>
              </table:table-cell>
              <table:table-cell office:value-type="float" office:value="0.436733333333333">
                <text:p>0.4367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0.452933333333333">
                <text:p>0.452933333333333</text:p>
              </table:table-cell>
              <table:table-cell office:value-type="float" office:value="0.4404">
                <text:p>0.4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0.458066666666667">
                <text:p>0.458066666666667</text:p>
              </table:table-cell>
              <table:table-cell office:value-type="float" office:value="0.463533333333333">
                <text:p>0.4635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0.4606">
                <text:p>0.4606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0.459066666666667">
                <text:p>0.459066666666667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5">
                <text:p>15.25</text:p>
              </table:table-cell>
              <table:table-cell office:value-type="float" office:value="0.4722">
                <text:p>0.4722</text:p>
              </table:table-cell>
              <table:table-cell office:value-type="float" office:value="0.472933333333333">
                <text:p>0.4729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5">
                <text:p>15.5</text:p>
              </table:table-cell>
              <table:table-cell office:value-type="float" office:value="0.473933333333333">
                <text:p>0.473933333333333</text:p>
              </table:table-cell>
              <table:table-cell office:value-type="float" office:value="0.480933333333333">
                <text:p>0.4809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5">
                <text:p>15.75</text:p>
              </table:table-cell>
              <table:table-cell office:value-type="float" office:value="0.4704">
                <text:p>0.4704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0.468933333333333">
                <text:p>0.4689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5">
                <text:p>16.25</text:p>
              </table:table-cell>
              <table:table-cell office:value-type="float" office:value="0.476933333333333">
                <text:p>0.476933333333333</text:p>
              </table:table-cell>
              <table:table-cell office:value-type="float" office:value="0.473466666666667">
                <text:p>0.4734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5">
                <text:p>16.5</text:p>
              </table:table-cell>
              <table:table-cell office:value-type="float" office:value="0.491133333333333">
                <text:p>0.491133333333333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5">
                <text:p>16.75</text:p>
              </table:table-cell>
              <table:table-cell office:value-type="float" office:value="0.474133333333333">
                <text:p>0.474133333333333</text:p>
              </table:table-cell>
              <table:table-cell office:value-type="float" office:value="0.4826">
                <text:p>0.48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0.488533333333333">
                <text:p>0.488533333333333</text:p>
              </table:table-cell>
              <table:table-cell office:value-type="float" office:value="0.4774">
                <text:p>0.47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25">
                <text:p>17.25</text:p>
              </table:table-cell>
              <table:table-cell office:value-type="float" office:value="0.486733333333333">
                <text:p>0.486733333333333</text:p>
              </table:table-cell>
              <table:table-cell office:value-type="float" office:value="0.4828">
                <text:p>0.4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5">
                <text:p>17.5</text:p>
              </table:table-cell>
              <table:table-cell office:value-type="float" office:value="0.4908">
                <text:p>0.4908</text:p>
              </table:table-cell>
              <table:table-cell office:value-type="float" office:value="0.488133333333333">
                <text:p>0.4881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5">
                <text:p>17.75</text:p>
              </table:table-cell>
              <table:table-cell office:value-type="float" office:value="0.483866666666667">
                <text:p>0.483866666666667</text:p>
              </table:table-cell>
              <table:table-cell office:value-type="float" office:value="0.4894">
                <text:p>0.4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0.473533333333333">
                <text:p>0.473533333333333</text:p>
              </table:table-cell>
              <table:table-cell office:value-type="float" office:value="0.4796">
                <text:p>0.4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25">
                <text:p>18.25</text:p>
              </table:table-cell>
              <table:table-cell office:value-type="float" office:value="0.4878">
                <text:p>0.4878</text:p>
              </table:table-cell>
              <table:table-cell office:value-type="float" office:value="0.489666666666667">
                <text:p>0.489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5">
                <text:p>18.5</text:p>
              </table:table-cell>
              <table:table-cell office:value-type="float" office:value="0.493666666666667">
                <text:p>0.493666666666667</text:p>
              </table:table-cell>
              <table:table-cell office:value-type="float" office:value="0.486866666666667">
                <text:p>0.4868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75">
                <text:p>18.75</text:p>
              </table:table-cell>
              <table:table-cell office:value-type="float" office:value="0.492">
                <text:p>0.492</text:p>
              </table:table-cell>
              <table:table-cell office:value-type="float" office:value="0.494333333333333">
                <text:p>0.494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0.489">
                <text:p>0.489</text:p>
              </table:table-cell>
              <table:table-cell office:value-type="float" office:value="0.4828">
                <text:p>0.48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25">
                <text:p>19.25</text:p>
              </table:table-cell>
              <table:table-cell office:value-type="float" office:value="0.490733333333333">
                <text:p>0.490733333333333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5">
                <text:p>19.5</text:p>
              </table:table-cell>
              <table:table-cell office:value-type="float" office:value="0.490066666666667">
                <text:p>0.490066666666667</text:p>
              </table:table-cell>
              <table:table-cell office:value-type="float" office:value="0.4852">
                <text:p>0.4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5">
                <text:p>19.75</text:p>
              </table:table-cell>
              <table:table-cell office:value-type="float" office:value="0.4902">
                <text:p>0.4902</text:p>
              </table:table-cell>
              <table:table-cell office:value-type="float" office:value="0.483933333333333">
                <text:p>0.4839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492933333333333">
                <text:p>0.492933333333333</text:p>
              </table:table-cell>
              <table:table-cell office:value-type="float" office:value="0.4848">
                <text:p>0.48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25">
                <text:p>20.25</text:p>
              </table:table-cell>
              <table:table-cell office:value-type="float" office:value="0.4924">
                <text:p>0.4924</text:p>
              </table:table-cell>
              <table:table-cell office:value-type="float" office:value="0.4838">
                <text:p>0.48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5">
                <text:p>20.5</text:p>
              </table:table-cell>
              <table:table-cell office:value-type="float" office:value="0.495133333333333">
                <text:p>0.495133333333333</text:p>
              </table:table-cell>
              <table:table-cell office:value-type="float" office:value="0.4976">
                <text:p>0.49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75">
                <text:p>20.75</text:p>
              </table:table-cell>
              <table:table-cell office:value-type="float" office:value="0.492066666666667">
                <text:p>0.492066666666667</text:p>
              </table:table-cell>
              <table:table-cell office:value-type="float" office:value="0.495933333333333">
                <text:p>0.4959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0.4852">
                <text:p>0.4852</text:p>
              </table:table-cell>
              <table:table-cell office:value-type="float" office:value="0.491866666666667">
                <text:p>0.4918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25">
                <text:p>21.25</text:p>
              </table:table-cell>
              <table:table-cell office:value-type="float" office:value="0.493866666666667">
                <text:p>0.493866666666667</text:p>
              </table:table-cell>
              <table:table-cell office:value-type="float" office:value="0.499066666666667">
                <text:p>0.4990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5">
                <text:p>21.5</text:p>
              </table:table-cell>
              <table:table-cell office:value-type="float" office:value="0.489933333333333">
                <text:p>0.489933333333333</text:p>
              </table:table-cell>
              <table:table-cell office:value-type="float" office:value="0.4976">
                <text:p>0.4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75">
                <text:p>21.75</text:p>
              </table:table-cell>
              <table:table-cell office:value-type="float" office:value="0.4888">
                <text:p>0.4888</text:p>
              </table:table-cell>
              <table:table-cell office:value-type="float" office:value="0.495266666666667">
                <text:p>0.4952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0.486333333333333">
                <text:p>0.486333333333333</text:p>
              </table:table-cell>
              <table:table-cell office:value-type="float" office:value="0.488333333333333">
                <text:p>0.488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25">
                <text:p>22.25</text:p>
              </table:table-cell>
              <table:table-cell office:value-type="float" office:value="0.4894">
                <text:p>0.4894</text:p>
              </table:table-cell>
              <table:table-cell office:value-type="float" office:value="0.495333333333333">
                <text:p>0.495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5">
                <text:p>22.5</text:p>
              </table:table-cell>
              <table:table-cell office:value-type="float" office:value="0.496333333333333">
                <text:p>0.496333333333333</text:p>
              </table:table-cell>
              <table:table-cell office:value-type="float" office:value="0.499066666666667">
                <text:p>0.4990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75">
                <text:p>22.75</text:p>
              </table:table-cell>
              <table:table-cell office:value-type="float" office:value="0.4892">
                <text:p>0.489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0.493733333333333">
                <text:p>0.493733333333333</text:p>
              </table:table-cell>
              <table:table-cell office:value-type="float" office:value="0.498533333333333">
                <text:p>0.4985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25">
                <text:p>23.25</text:p>
              </table:table-cell>
              <table:table-cell office:value-type="float" office:value="0.4948">
                <text:p>0.4948</text:p>
              </table:table-cell>
              <table:table-cell office:value-type="float" office:value="0.496133333333333">
                <text:p>0.4961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5">
                <text:p>23.5</text:p>
              </table:table-cell>
              <table:table-cell office:value-type="float" office:value="0.4882">
                <text:p>0.4882</text:p>
              </table:table-cell>
              <table:table-cell office:value-type="float" office:value="0.492266666666667">
                <text:p>0.4922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75">
                <text:p>23.75</text:p>
              </table:table-cell>
              <table:table-cell office:value-type="float" office:value="0.492466666666667">
                <text:p>0.492466666666667</text:p>
              </table:table-cell>
              <table:table-cell office:value-type="float" office:value="0.4922">
                <text:p>0.4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.4878">
                <text:p>0.4878</text:p>
              </table:table-cell>
              <table:table-cell office:value-type="float" office:value="0.4904">
                <text:p>0.4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25">
                <text:p>24.25</text:p>
              </table:table-cell>
              <table:table-cell office:value-type="float" office:value="0.5082">
                <text:p>0.5082</text:p>
              </table:table-cell>
              <table:table-cell office:value-type="float" office:value="0.488733333333333">
                <text:p>0.4887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5">
                <text:p>24.5</text:p>
              </table:table-cell>
              <table:table-cell office:value-type="float" office:value="0.494666666666667">
                <text:p>0.494666666666667</text:p>
              </table:table-cell>
              <table:table-cell office:value-type="float" office:value="0.496266666666667">
                <text:p>0.4962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75">
                <text:p>24.75</text:p>
              </table:table-cell>
              <table:table-cell office:value-type="float" office:value="0.486866666666667">
                <text:p>0.486866666666667</text:p>
              </table:table-cell>
              <table:table-cell office:value-type="float" office:value="0.491733333333333">
                <text:p>0.4917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0.483866666666667">
                <text:p>0.483866666666667</text:p>
              </table:table-cell>
              <table:table-cell office:value-type="float" office:value="0.498066666666667">
                <text:p>0.4980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5">
                <text:p>25.25</text:p>
              </table:table-cell>
              <table:table-cell office:value-type="float" office:value="0.493266666666667">
                <text:p>0.493266666666667</text:p>
              </table:table-cell>
              <table:table-cell office:value-type="float" office:value="0.4928">
                <text:p>0.4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5">
                <text:p>25.5</text:p>
              </table:table-cell>
              <table:table-cell office:value-type="float" office:value="0.488333333333333">
                <text:p>0.488333333333333</text:p>
              </table:table-cell>
              <table:table-cell office:value-type="float" office:value="0.500066666666667">
                <text:p>0.5000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75">
                <text:p>25.75</text:p>
              </table:table-cell>
              <table:table-cell office:value-type="float" office:value="0.491">
                <text:p>0.491</text:p>
              </table:table-cell>
              <table:table-cell office:value-type="float" office:value="0.490733333333333">
                <text:p>0.4907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">
                <text:p>26</text:p>
              </table:table-cell>
              <table:table-cell office:value-type="float" office:value="0.485933333333333">
                <text:p>0.485933333333333</text:p>
              </table:table-cell>
              <table:table-cell office:value-type="float" office:value="0.498333333333333">
                <text:p>0.49833333333333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2cm" svg:y="0.315cm" chart:style-name="ch2">
          <text:p>gaussian applied</text:p>
        </chart:title>
        <chart:subtitle svg:x="3.035cm" svg:y="1.266cm" chart:style-name="ch3">
          <text:p>20 000 loops, actual walk length of 5.01 (32 steps) L = 40 </text:p>
        </chart:subtitle>
        <chart:legend chart:legend-position="end" svg:x="13.033cm" svg:y="4.205cm" style:legend-expansion="high" chart:style-name="ch4"/>
        <chart:plot-area chart:style-name="ch5" table:cell-range-address="Sheet1.H50:Sheet1.I59 Sheet1.I49:Sheet1.I49" chart:data-source-has-labels="row" svg:x="1.296cm" svg:y="2.085cm" svg:width="11.417cm" svg:height="5.789cm">
          <chartooo:coordinate-region svg:x="2.429cm" svg:y="2.281cm" svg:width="10.088cm" svg:height="4.955cm"/>
          <chart:axis chart:dimension="x" chart:name="primary-x" chart:style-name="ch6">
            <chart:title svg:x="4.46cm" svg:y="8.055cm" chart:style-name="ch7">
              <text:p>expected walk length accounted for</text:p>
            </chart:title>
          </chart:axis>
          <chart:axis chart:dimension="y" chart:name="primary-y" chart:style-name="ch6">
            <chart:title svg:x="0.451cm" svg:y="5.786cm" chart:style-name="ch8">
              <text:p>failure rate</text:p>
            </chart:title>
            <chart:grid chart:style-name="ch9" chart:class="major"/>
          </chart:axis>
          <chart:series chart:style-name="ch10" chart:values-cell-range-address="Sheet1.I50:Sheet1.I59" chart:label-cell-address="Sheet1.I49:Sheet1.I49" chart:class="chart:scatter">
            <chart:domain table:cell-range-address="Sheet1.H50:Sheet1.H59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vg failure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0:Sheet1.H59</svg:desc>
                </draw:g>
              </table:table-cell>
              <table:table-cell office:value-type="float" office:value="0.445475">
                <text:p>0.445475</text:p>
                <draw:g>
                  <svg:desc>Sheet1.I50:Sheet1.I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46075">
                <text:p>0.446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457">
                <text:p>0.4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5185">
                <text:p>0.4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532">
                <text:p>0.4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47675">
                <text:p>0.447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55675">
                <text:p>0.455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54725">
                <text:p>0.454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5545">
                <text:p>0.455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6cm" style:legend-expansion="high" chart:style-name="ch2"/>
        <chart:plot-area chart:style-name="ch3" table:cell-range-address="Sheet1.E64:Sheet1.G73" svg:x="0.32cm" svg:y="0.18cm" svg:width="12.428cm" svg:height="8.64cm">
          <chartooo:coordinate-region svg:x="1.259cm" svg:y="0.375cm" svg:width="11.293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64:Sheet1.F73" chart:class="chart:scatter">
            <chart:domain table:cell-range-address="Sheet1.E64:Sheet1.E73"/>
            <chart:data-point chart:repeated="10"/>
          </chart:series>
          <chart:series chart:style-name="ch7" chart:values-cell-range-address="Sheet1.G64:Sheet1.G73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64:Sheet1.E73</svg:desc>
                </draw:g>
              </table:table-cell>
              <table:table-cell office:value-type="float" office:value="0.45835">
                <text:p>0.45835</text:p>
                <draw:g>
                  <svg:desc>Sheet1.F64:Sheet1.F73</svg:desc>
                </draw:g>
              </table:table-cell>
              <table:table-cell office:value-type="float" office:value="0.4326">
                <text:p>0.4326</text:p>
                <draw:g>
                  <svg:desc>Sheet1.G64:Sheet1.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5595">
                <text:p>0.45595</text:p>
              </table:table-cell>
              <table:table-cell office:value-type="float" office:value="0.4362">
                <text:p>0.4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556">
                <text:p>0.4556</text:p>
              </table:table-cell>
              <table:table-cell office:value-type="float" office:value="0.4358">
                <text:p>0.4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6195">
                <text:p>0.46195</text:p>
              </table:table-cell>
              <table:table-cell office:value-type="float" office:value="0.44175">
                <text:p>0.44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7035">
                <text:p>0.47035</text:p>
              </table:table-cell>
              <table:table-cell office:value-type="float" office:value="0.43605">
                <text:p>0.43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5595">
                <text:p>0.45595</text:p>
              </table:table-cell>
              <table:table-cell office:value-type="float" office:value="0.4394">
                <text:p>0.4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714">
                <text:p>0.4714</text:p>
              </table:table-cell>
              <table:table-cell office:value-type="float" office:value="0.43995">
                <text:p>0.43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6855">
                <text:p>0.46855</text:p>
              </table:table-cell>
              <table:table-cell office:value-type="float" office:value="0.44345">
                <text:p>0.44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6835">
                <text:p>0.46835</text:p>
              </table:table-cell>
              <table:table-cell office:value-type="float" office:value="0.4411">
                <text:p>0.4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676">
                <text:p>0.4676</text:p>
              </table:table-cell>
              <table:table-cell office:value-type="float" office:value="0.4433">
                <text:p>0.44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4cm" svg:y="4.205cm" style:legend-expansion="high" chart:style-name="ch2"/>
        <chart:plot-area chart:style-name="ch3" table:cell-range-address="Sheet1.G94:Sheet1.H103" svg:x="0.32cm" svg:y="0.18cm" svg:width="12.464cm" svg:height="8.64cm">
          <chartooo:coordinate-region svg:x="1.259cm" svg:y="0.375cm" svg:width="11.329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94:Sheet1.H103" chart:class="chart:scatter">
            <chart:domain table:cell-range-address="Sheet1.G94:Sheet1.G10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94:Sheet1.G103</svg:desc>
                </draw:g>
              </table:table-cell>
              <table:table-cell office:value-type="float" office:value="0.0535">
                <text:p>0.0535</text:p>
                <draw:g>
                  <svg:desc>Sheet1.H94:Sheet1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425">
                <text:p>0.05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6275">
                <text:p>0.06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5475">
                <text:p>0.05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5425">
                <text:p>0.05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625">
                <text:p>0.0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scatter" chart:style-name="ch1">
        <chart:legend chart:legend-position="end" svg:x="13.106cm" svg:y="3.958cm" style:legend-expansion="high" chart:style-name="ch2"/>
        <chart:plot-area chart:style-name="ch3" table:cell-range-address="Sheet1.C106:Sheet1.E115" svg:x="0.32cm" svg:y="0.179cm" svg:width="12.466cm" svg:height="8.639cm">
          <chartooo:coordinate-region svg:x="1.259cm" svg:y="0.374cm" svg:width="11.331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6:Sheet1.D115" chart:class="chart:scatter">
            <chart:domain table:cell-range-address="Sheet1.C106:Sheet1.C115"/>
            <chart:data-point chart:repeated="10"/>
          </chart:series>
          <chart:series chart:style-name="ch7" chart:values-cell-range-address="Sheet1.E106:Sheet1.E115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06:Sheet1.C115</svg:desc>
                </draw:g>
              </table:table-cell>
              <table:table-cell office:value-type="float" office:value="0.06">
                <text:p>0.06</text:p>
                <draw:g>
                  <svg:desc>Sheet1.D106:Sheet1.D115</svg:desc>
                </draw:g>
              </table:table-cell>
              <table:table-cell office:value-type="float" office:value="0.047">
                <text:p>0.047</text:p>
                <draw:g>
                  <svg:desc>Sheet1.E106:Sheet1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1">
                <text:p>0.061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05">
                <text:p>0.070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605">
                <text:p>0.060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74">
                <text:p>0.07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765">
                <text:p>0.0765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675">
                <text:p>0.0675</text:p>
              </table:table-cell>
              <table:table-cell office:value-type="float" office:value="0.0575">
                <text:p>0.05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98cm" svg:height="6.979cm" xlink:href=".." xlink:type="simple" chart:class="chart:scatter" chart:style-name="ch1">
        <chart:legend chart:legend-position="end" svg:x="11.796cm" svg:y="2.949cm" style:legend-expansion="high" chart:style-name="ch2"/>
        <chart:plot-area chart:style-name="ch3" table:cell-range-address="comp05.G4:comp05.I13 comp05.H3:comp05.I3" chart:data-source-has-labels="row" svg:x="0.295cm" svg:y="0.139cm" svg:width="11.206cm" svg:height="6.701cm">
          <chartooo:coordinate-region svg:x="1.234cm" svg:y="0.334cm" svg:width="10.071cm" svg:height="5.8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05.H4:comp05.H13" chart:label-cell-address="comp05.H3:comp05.H3" chart:class="chart:scatter">
            <chart:domain table:cell-range-address="comp05.G4:comp05.G13"/>
            <chart:data-point chart:repeated="10"/>
          </chart:series>
          <chart:series chart:style-name="ch7" chart:values-cell-range-address="comp05.I4:comp05.I13" chart:label-cell-address="comp05.I3:comp05.I3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 q1 failure </text:p>
                <draw:g>
                  <svg:desc>comp05.H3:comp05.H3</svg:desc>
                </draw:g>
              </table:table-cell>
              <table:table-cell office:value-type="string">
                <text:p> q2 failure </text:p>
                <draw:g>
                  <svg:desc>comp05.I3:comp05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mp05.G4:comp05.G13</svg:desc>
                </draw:g>
              </table:table-cell>
              <table:table-cell office:value-type="float" office:value="0.1914">
                <text:p>0.1914</text:p>
                <draw:g>
                  <svg:desc>comp05.H4:comp05.H13</svg:desc>
                </draw:g>
              </table:table-cell>
              <table:table-cell office:value-type="float" office:value="0.161">
                <text:p>0.161</text:p>
                <draw:g>
                  <svg:desc>comp05.I4:comp05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012">
                <text:p>0.2012</text:p>
              </table:table-cell>
              <table:table-cell office:value-type="float" office:value="0.1752">
                <text:p>0.1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952">
                <text:p>0.1952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014">
                <text:p>0.2014</text:p>
              </table:table-cell>
              <table:table-cell office:value-type="float" office:value="0.1724">
                <text:p>0.1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62">
                <text:p>0.1962</text:p>
              </table:table-cell>
              <table:table-cell office:value-type="float" office:value="0.1674">
                <text:p>0.1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962">
                <text:p>0.1962</text:p>
              </table:table-cell>
              <table:table-cell office:value-type="float" office:value="0.1662">
                <text:p>0.1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68">
                <text:p>0.1968</text:p>
              </table:table-cell>
              <table:table-cell office:value-type="float" office:value="0.1672">
                <text:p>0.1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18">
                <text:p>0.1918</text:p>
              </table:table-cell>
              <table:table-cell office:value-type="float" office:value="0.1644">
                <text:p>0.1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048">
                <text:p>0.2048</text:p>
              </table:table-cell>
              <table:table-cell office:value-type="float" office:value="0.1698">
                <text:p>0.1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05">
                <text:p>0.205</text:p>
              </table:table-cell>
              <table:table-cell office:value-type="float" office:value="0.1716">
                <text:p>0.17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67cm" svg:height="9.032cm" xlink:href=".." xlink:type="simple" chart:class="chart:scatter" chart:style-name="ch1">
        <chart:legend chart:legend-position="end" svg:x="12.965cm" svg:y="3.976cm" style:legend-expansion="high" chart:style-name="ch2"/>
        <chart:plot-area chart:style-name="ch3" table:cell-range-address="Sheet1.G124:Sheet1.I133 Sheet1.H123:Sheet1.I123" chart:data-source-has-labels="row" svg:x="0.319cm" svg:y="0.18cm" svg:width="12.327cm" svg:height="8.672cm">
          <chartooo:coordinate-region svg:x="1.258cm" svg:y="0.375cm" svg:width="11.192cm" svg:height="7.8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24:Sheet1.H133" chart:label-cell-address="Sheet1.H123:Sheet1.H123" chart:class="chart:scatter">
            <chart:domain table:cell-range-address="Sheet1.G124:Sheet1.G133"/>
            <chart:data-point chart:repeated="10"/>
          </chart:series>
          <chart:series chart:style-name="ch7" chart:values-cell-range-address="Sheet1.I124:Sheet1.I133" chart:label-cell-address="Sheet1.I123:Sheet1.I123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 q1 failure </text:p>
                <draw:g>
                  <svg:desc>Sheet1.H123:Sheet1.H123</svg:desc>
                </draw:g>
              </table:table-cell>
              <table:table-cell office:value-type="string">
                <text:p> q2 failure </text:p>
                <draw:g>
                  <svg:desc>Sheet1.I123:Sheet1.I1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124:Sheet1.G133</svg:desc>
                </draw:g>
              </table:table-cell>
              <table:table-cell office:value-type="float" office:value="0.1834">
                <text:p>0.1834</text:p>
                <draw:g>
                  <svg:desc>Sheet1.H124:Sheet1.H133</svg:desc>
                </draw:g>
              </table:table-cell>
              <table:table-cell office:value-type="float" office:value="0.1548">
                <text:p>0.1548</text:p>
                <draw:g>
                  <svg:desc>Sheet1.I124:Sheet1.I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986">
                <text:p>0.1986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858">
                <text:p>0.1858</text:p>
              </table:table-cell>
              <table:table-cell office:value-type="float" office:value="0.1644">
                <text:p>0.1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93">
                <text:p>0.193</text:p>
              </table:table-cell>
              <table:table-cell office:value-type="float" office:value="0.1668">
                <text:p>0.1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888">
                <text:p>0.1888</text:p>
              </table:table-cell>
              <table:table-cell office:value-type="float" office:value="0.1638">
                <text:p>0.1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996">
                <text:p>0.1996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024">
                <text:p>0.2024</text:p>
              </table:table-cell>
              <table:table-cell office:value-type="float" office:value="0.1762">
                <text:p>0.1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006">
                <text:p>0.2006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052">
                <text:p>0.2052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0.1764">
                <text:p>0.17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63cm" svg:y="3.96cm" style:legend-expansion="high" chart:style-name="ch2"/>
        <chart:plot-area chart:style-name="ch3" table:cell-range-address="Sheet3.A2:Sheet3.C11 Sheet3.B1:Sheet3.C1" chart:data-source-has-labels="row" svg:x="0.32cm" svg:y="0.18cm" svg:width="11.723cm" svg:height="8.64cm">
          <chartooo:coordinate-region svg:x="1.453cm" svg:y="0.375cm" svg:width="10.394cm" svg:height="7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11" chart:label-cell-address="Sheet3.B1:Sheet3.B1" chart:class="chart:scatter">
            <chart:domain table:cell-range-address="Sheet3.A2:Sheet3.A11"/>
            <chart:data-point chart:repeated="10"/>
          </chart:series>
          <chart:series chart:style-name="ch7" chart:values-cell-range-address="Sheet3.C2:Sheet3.C11" chart:label-cell-address="Sheet3.C1:Sheet3.C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outing</text:p>
                <draw:g>
                  <svg:desc>Sheet3.B1:Sheet3.B1</svg:desc>
                </draw:g>
              </table:table-cell>
              <table:table-cell office:value-type="string">
                <text:p>not accounting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11</svg:desc>
                </draw:g>
              </table:table-cell>
              <table:table-cell office:value-type="float" office:value="0.1691">
                <text:p>0.1691</text:p>
                <draw:g>
                  <svg:desc>Sheet3.B2:Sheet3.B11</svg:desc>
                </draw:g>
              </table:table-cell>
              <table:table-cell office:value-type="float" office:value="0.1762">
                <text:p>0.1762</text:p>
                <draw:g>
                  <svg:desc>Sheet3.C2:Sheet3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819">
                <text:p>0.1819</text:p>
              </table:table-cell>
              <table:table-cell office:value-type="float" office:value="0.1882">
                <text:p>0.1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51">
                <text:p>0.1751</text:p>
              </table:table-cell>
              <table:table-cell office:value-type="float" office:value="0.1786">
                <text:p>0.1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99">
                <text:p>0.1799</text:p>
              </table:table-cell>
              <table:table-cell office:value-type="float" office:value="0.1869">
                <text:p>0.1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63">
                <text:p>0.1763</text:p>
              </table:table-cell>
              <table:table-cell office:value-type="float" office:value="0.1818">
                <text:p>0.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804">
                <text:p>0.1804</text:p>
              </table:table-cell>
              <table:table-cell office:value-type="float" office:value="0.1812">
                <text:p>0.1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893">
                <text:p>0.1893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855">
                <text:p>0.1855</text:p>
              </table:table-cell>
              <table:table-cell office:value-type="float" office:value="0.1781">
                <text:p>0.1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911">
                <text:p>0.1911</text:p>
              </table:table-cell>
              <table:table-cell office:value-type="float" office:value="0.1873">
                <text:p>0.1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32">
                <text:p>0.1932</text:p>
              </table:table-cell>
              <table:table-cell office:value-type="float" office:value="0.1883">
                <text:p>0.18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